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3"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5"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0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35" style:family="paragraph" style:parent-style-name="Standard">
      <style:text-properties fo:language="en" fo:country="US" officeooo:paragraph-rsid="010b78ca"/>
    </style:style>
    <style:style style:name="P336" style:family="paragraph" style:parent-style-name="Standard">
      <style:text-properties fo:language="en" fo:country="US" officeooo:paragraph-rsid="0125e540"/>
    </style:style>
    <style:style style:name="P337" style:family="paragraph" style:parent-style-name="Standard">
      <style:text-properties fo:language="en" fo:country="US" fo:font-style="normal" officeooo:rsid="0122c1f0" officeooo:paragraph-rsid="0122c1f0" style:font-style-asian="normal" style:font-style-complex="normal"/>
    </style:style>
    <style:style style:name="P338"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39"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40"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41"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42"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343"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44"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45"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46"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47"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48"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49"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50"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51"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52"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53"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54"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55"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56"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57"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58"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59"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60"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61"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62"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63"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364"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65"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366"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67"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6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6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7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7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3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75"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7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7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37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38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38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38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38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38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38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38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3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3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3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3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3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3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3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3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3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3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3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3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4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4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4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4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4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4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4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4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3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3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4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42"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4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4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45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5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5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55"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456"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57"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58"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59"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60"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61"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62"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63"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64"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65"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66"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67"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468"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469"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470"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471"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472"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473"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7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47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47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77"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7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79"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480"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481"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482"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483"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484"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85"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486"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87"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88"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489" style:family="paragraph" style:parent-style-name="Table_20_Contents">
      <style:text-properties fo:font-size="14pt" fo:language="en" fo:country="US" officeooo:rsid="013fc628" officeooo:paragraph-rsid="013fc628" style:font-size-asian="14pt" style:font-size-complex="14pt"/>
    </style:style>
    <style:style style:name="P490" style:family="paragraph" style:parent-style-name="Table_20_Contents">
      <style:text-properties fo:font-size="14pt" fo:language="en" fo:country="US" officeooo:rsid="01412d1c" officeooo:paragraph-rsid="01412d1c" style:font-size-asian="14pt" style:font-size-complex="14pt"/>
    </style:style>
    <style:style style:name="P491" style:family="paragraph" style:parent-style-name="Table_20_Contents">
      <style:text-properties fo:font-size="14pt" fo:language="en" fo:country="US" officeooo:rsid="002ff1a1" officeooo:paragraph-rsid="002ff1a1" style:font-size-asian="14pt" style:font-size-complex="14pt"/>
    </style:style>
    <style:style style:name="P492" style:family="paragraph" style:parent-style-name="Table_20_Contents">
      <style:text-properties fo:font-size="14pt" fo:language="en" fo:country="US" officeooo:rsid="002ff1a1" officeooo:paragraph-rsid="003b49f7" style:font-size-asian="14pt" style:font-size-complex="14pt"/>
    </style:style>
    <style:style style:name="P493" style:family="paragraph" style:parent-style-name="Table_20_Contents">
      <style:text-properties fo:font-size="14pt" fo:language="en" fo:country="US" officeooo:rsid="002ff1a1" officeooo:paragraph-rsid="0156fedc" style:font-size-asian="14pt" style:font-size-complex="14pt"/>
    </style:style>
    <style:style style:name="P494" style:family="paragraph" style:parent-style-name="Table_20_Contents">
      <style:text-properties fo:font-size="14pt" fo:language="en" fo:country="US" officeooo:rsid="002ff1a1" officeooo:paragraph-rsid="0180ac44" style:font-size-asian="14pt" style:font-size-complex="14pt"/>
    </style:style>
    <style:style style:name="P495" style:family="paragraph" style:parent-style-name="Table_20_Contents">
      <style:text-properties fo:font-size="14pt" fo:language="en" fo:country="US" officeooo:rsid="003ed983" officeooo:paragraph-rsid="003ed983" style:font-size-asian="14pt" style:font-size-complex="14pt"/>
    </style:style>
    <style:style style:name="P496" style:family="paragraph" style:parent-style-name="Table_20_Contents">
      <style:text-properties fo:font-size="14pt" fo:language="en" fo:country="US" officeooo:rsid="003ed983" officeooo:paragraph-rsid="00a8842c" style:font-size-asian="14pt" style:font-size-complex="14pt"/>
    </style:style>
    <style:style style:name="P497" style:family="paragraph" style:parent-style-name="Table_20_Contents">
      <style:text-properties fo:font-size="14pt" fo:language="en" fo:country="US" officeooo:rsid="003ed983" officeooo:paragraph-rsid="0154f541" style:font-size-asian="14pt" style:font-size-complex="14pt"/>
    </style:style>
    <style:style style:name="P498" style:family="paragraph" style:parent-style-name="Table_20_Contents">
      <style:text-properties fo:font-size="14pt" fo:language="en" fo:country="US" officeooo:rsid="003ed983" officeooo:paragraph-rsid="01c0ba6e" style:font-size-asian="14pt" style:font-size-complex="14pt"/>
    </style:style>
    <style:style style:name="P499" style:family="paragraph" style:parent-style-name="Table_20_Contents">
      <style:text-properties fo:font-size="14pt" fo:language="en" fo:country="US" officeooo:rsid="003ed983" officeooo:paragraph-rsid="01d7fffd" style:font-size-asian="14pt" style:font-size-complex="14pt"/>
    </style:style>
    <style:style style:name="P500" style:family="paragraph" style:parent-style-name="Table_20_Contents">
      <style:text-properties fo:font-size="14pt" fo:language="en" fo:country="US" officeooo:rsid="003b49f7" officeooo:paragraph-rsid="003b49f7" style:font-size-asian="14pt" style:font-size-complex="14pt"/>
    </style:style>
    <style:style style:name="P501" style:family="paragraph" style:parent-style-name="Table_20_Contents">
      <style:text-properties fo:font-size="14pt" fo:language="en" fo:country="US" officeooo:rsid="003b49f7" officeooo:paragraph-rsid="00a30b48" style:font-size-asian="14pt" style:font-size-complex="14pt"/>
    </style:style>
    <style:style style:name="P502" style:family="paragraph" style:parent-style-name="Table_20_Contents">
      <style:text-properties fo:font-size="14pt" fo:language="en" fo:country="US" officeooo:rsid="003c92d6" officeooo:paragraph-rsid="003c92d6" style:font-size-asian="14pt" style:font-size-complex="14pt"/>
    </style:style>
    <style:style style:name="P503" style:family="paragraph" style:parent-style-name="Table_20_Contents">
      <style:text-properties fo:font-size="14pt" fo:language="en" fo:country="US" officeooo:rsid="003c92d6" officeooo:paragraph-rsid="00a4c030" style:font-size-asian="14pt" style:font-size-complex="14pt"/>
    </style:style>
    <style:style style:name="P504" style:family="paragraph" style:parent-style-name="Table_20_Contents">
      <style:text-properties fo:font-size="14pt" fo:language="en" fo:country="US" officeooo:rsid="00a0564a" officeooo:paragraph-rsid="00a0564a" style:font-size-asian="14pt" style:font-size-complex="14pt"/>
    </style:style>
    <style:style style:name="P505" style:family="paragraph" style:parent-style-name="Table_20_Contents">
      <style:text-properties fo:font-size="14pt" fo:language="en" fo:country="US" officeooo:rsid="00a30b48" officeooo:paragraph-rsid="00a30b48" style:font-size-asian="14pt" style:font-size-complex="14pt"/>
    </style:style>
    <style:style style:name="P506" style:family="paragraph" style:parent-style-name="Table_20_Contents">
      <style:text-properties fo:font-size="14pt" fo:language="en" fo:country="US" officeooo:rsid="00a6b7fa" officeooo:paragraph-rsid="00a6b7fa" style:font-size-asian="14pt" style:font-size-complex="14pt"/>
    </style:style>
    <style:style style:name="P507" style:family="paragraph" style:parent-style-name="Table_20_Contents">
      <style:text-properties fo:font-size="14pt" fo:language="en" fo:country="US" officeooo:rsid="010455d3" officeooo:paragraph-rsid="010455d3" style:font-size-asian="14pt" style:font-size-complex="14pt"/>
    </style:style>
    <style:style style:name="P508" style:family="paragraph" style:parent-style-name="Table_20_Contents">
      <style:text-properties fo:font-size="14pt" fo:language="en" fo:country="US" officeooo:rsid="01b2efc4" officeooo:paragraph-rsid="01b2efc4" style:font-size-asian="14pt" style:font-size-complex="14pt"/>
    </style:style>
    <style:style style:name="P509" style:family="paragraph" style:parent-style-name="Table_20_Contents">
      <style:text-properties fo:font-size="14pt" fo:language="en" fo:country="US" officeooo:rsid="01cf8ae4" officeooo:paragraph-rsid="01cf8ae4" style:font-size-asian="14pt" style:font-size-complex="14pt"/>
    </style:style>
    <style:style style:name="P510"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511" style:family="paragraph" style:parent-style-name="Table_20_Contents">
      <style:text-properties fo:font-size="12pt" fo:language="en" fo:country="US" style:font-size-asian="12pt" style:font-size-complex="12pt"/>
    </style:style>
    <style:style style:name="P512" style:family="paragraph" style:parent-style-name="Table_20_Contents">
      <style:text-properties fo:font-size="12pt" fo:language="en" fo:country="US" officeooo:rsid="01459bd3" officeooo:paragraph-rsid="01459bd3" style:font-size-asian="12pt" style:font-size-complex="12pt"/>
    </style:style>
    <style:style style:name="P513" style:family="paragraph" style:parent-style-name="Table_20_Contents">
      <style:text-properties fo:font-size="12pt" fo:language="en" fo:country="US" officeooo:rsid="01479e6a" officeooo:paragraph-rsid="01479e6a" style:font-size-asian="12pt" style:font-size-complex="12pt"/>
    </style:style>
    <style:style style:name="P514" style:family="paragraph" style:parent-style-name="Table_20_Contents">
      <style:text-properties fo:font-size="12pt" fo:language="en" fo:country="US" officeooo:rsid="0037d340" officeooo:paragraph-rsid="0037d340" style:font-size-asian="12pt" style:font-size-complex="12pt"/>
    </style:style>
    <style:style style:name="P515" style:family="paragraph" style:parent-style-name="Table_20_Contents">
      <style:text-properties fo:font-size="12pt" fo:language="en" fo:country="US" officeooo:rsid="0037d340" officeooo:paragraph-rsid="0156fedc" style:font-size-asian="12pt" style:font-size-complex="12pt"/>
    </style:style>
    <style:style style:name="P516" style:family="paragraph" style:parent-style-name="Table_20_Contents">
      <style:text-properties fo:font-size="12pt" fo:language="en" fo:country="US" officeooo:rsid="01031b1e" officeooo:paragraph-rsid="01031b1e" style:font-size-asian="12pt" style:font-size-complex="12pt"/>
    </style:style>
    <style:style style:name="P517" style:family="paragraph" style:parent-style-name="Table_20_Contents">
      <style:text-properties fo:font-size="12pt" fo:language="en" fo:country="US" officeooo:rsid="01031b1e" officeooo:paragraph-rsid="01172c6f" style:font-size-asian="12pt" style:font-size-complex="12pt"/>
    </style:style>
    <style:style style:name="P518" style:family="paragraph" style:parent-style-name="Table_20_Contents">
      <style:text-properties fo:font-size="12pt" fo:language="en" fo:country="US" officeooo:rsid="01031b1e" officeooo:paragraph-rsid="011d5933" style:font-size-asian="12pt" style:font-size-complex="12pt"/>
    </style:style>
    <style:style style:name="P519" style:family="paragraph" style:parent-style-name="Table_20_Contents">
      <style:text-properties fo:font-size="12pt" fo:language="en" fo:country="US" officeooo:rsid="003b49f7" officeooo:paragraph-rsid="003b49f7" style:font-size-asian="12pt" style:font-size-complex="12pt"/>
    </style:style>
    <style:style style:name="P520" style:family="paragraph" style:parent-style-name="Table_20_Contents">
      <style:text-properties fo:font-size="12pt" fo:language="en" fo:country="US" officeooo:rsid="00a0564a" officeooo:paragraph-rsid="00a0564a" style:font-size-asian="12pt" style:font-size-complex="12pt"/>
    </style:style>
    <style:style style:name="P521" style:family="paragraph" style:parent-style-name="Table_20_Contents">
      <style:text-properties fo:font-size="12pt" fo:language="en" fo:country="US" officeooo:rsid="002ff1a1" officeooo:paragraph-rsid="003b49f7" style:font-size-asian="12pt" style:font-size-complex="12pt"/>
    </style:style>
    <style:style style:name="P522" style:family="paragraph" style:parent-style-name="Table_20_Contents">
      <style:text-properties fo:font-size="12pt" fo:language="en" fo:country="US" officeooo:rsid="00a4c030" officeooo:paragraph-rsid="00a4c030" style:font-size-asian="12pt" style:font-size-complex="12pt"/>
    </style:style>
    <style:style style:name="P523" style:family="paragraph" style:parent-style-name="Table_20_Contents">
      <style:text-properties fo:font-size="12pt" fo:language="en" fo:country="US" officeooo:rsid="00a6b7fa" officeooo:paragraph-rsid="00a6b7fa" style:font-size-asian="12pt" style:font-size-complex="12pt"/>
    </style:style>
    <style:style style:name="P524" style:family="paragraph" style:parent-style-name="Table_20_Contents">
      <style:text-properties fo:font-size="12pt" fo:language="en" fo:country="US" officeooo:rsid="010455d3" officeooo:paragraph-rsid="010455d3" style:font-size-asian="12pt" style:font-size-complex="12pt"/>
    </style:style>
    <style:style style:name="P525" style:family="paragraph" style:parent-style-name="Table_20_Contents">
      <style:text-properties fo:font-size="12pt" fo:language="en" fo:country="US" officeooo:rsid="01b2efc4" officeooo:paragraph-rsid="01b2efc4" style:font-size-asian="12pt" style:font-size-complex="12pt"/>
    </style:style>
    <style:style style:name="P526" style:family="paragraph" style:parent-style-name="Table_20_Contents">
      <style:text-properties fo:font-size="12pt" fo:language="en" fo:country="US" officeooo:rsid="0040b118" officeooo:paragraph-rsid="0040b118" style:font-size-asian="10.5pt" style:font-size-complex="12pt"/>
    </style:style>
    <style:style style:name="P527" style:family="paragraph" style:parent-style-name="Table_20_Contents">
      <style:text-properties fo:font-size="12pt" fo:language="en" fo:country="US" officeooo:rsid="00413b6d" officeooo:paragraph-rsid="00413b6d" style:font-size-asian="10.5pt" style:font-size-complex="12pt"/>
    </style:style>
    <style:style style:name="P528" style:family="paragraph" style:parent-style-name="Table_20_Contents">
      <style:text-properties fo:font-size="12pt" fo:language="en" fo:country="US" officeooo:rsid="0068e290" officeooo:paragraph-rsid="0068e290" style:font-size-asian="10.5pt" style:font-size-complex="12pt"/>
    </style:style>
    <style:style style:name="P529" style:family="paragraph" style:parent-style-name="Table_20_Contents">
      <style:text-properties fo:font-size="12pt" fo:language="en" fo:country="US" officeooo:rsid="00759e09" officeooo:paragraph-rsid="00759e09" style:font-size-asian="10.5pt" style:font-size-complex="12pt"/>
    </style:style>
    <style:style style:name="P530" style:family="paragraph" style:parent-style-name="Table_20_Contents">
      <style:text-properties fo:font-size="12pt" fo:language="en" fo:country="US" officeooo:rsid="0095fa56" officeooo:paragraph-rsid="0095fa56" style:font-size-asian="10.5pt" style:font-size-complex="12pt"/>
    </style:style>
    <style:style style:name="P531" style:family="paragraph" style:parent-style-name="Table_20_Contents">
      <style:text-properties fo:font-size="12pt" fo:language="en" fo:country="US" officeooo:rsid="00dd973d" officeooo:paragraph-rsid="00dd973d" style:font-size-asian="10.5pt" style:font-size-complex="12pt"/>
    </style:style>
    <style:style style:name="P532" style:family="paragraph" style:parent-style-name="Table_20_Contents">
      <style:text-properties fo:font-size="12pt" fo:language="en" fo:country="US" officeooo:rsid="00e87d5f" officeooo:paragraph-rsid="00e87d5f" style:font-size-asian="10.5pt" style:font-size-complex="12pt"/>
    </style:style>
    <style:style style:name="P533" style:family="paragraph" style:parent-style-name="Table_20_Contents">
      <style:text-properties fo:font-size="12pt" fo:language="en" fo:country="US" officeooo:rsid="00f4525c" officeooo:paragraph-rsid="00f4525c" style:font-size-asian="10.5pt" style:font-size-complex="12pt"/>
    </style:style>
    <style:style style:name="P534" style:family="paragraph" style:parent-style-name="Table_20_Contents">
      <style:text-properties fo:font-size="12pt" fo:language="en" fo:country="US" officeooo:rsid="00fa4b34" officeooo:paragraph-rsid="00fa4b34" style:font-size-asian="10.5pt" style:font-size-complex="12pt"/>
    </style:style>
    <style:style style:name="P535" style:family="paragraph" style:parent-style-name="Table_20_Contents">
      <style:text-properties fo:font-size="12pt" fo:language="en" fo:country="US" officeooo:rsid="00fd29c2" officeooo:paragraph-rsid="00fd29c2" style:font-size-asian="10.5pt" style:font-size-complex="12pt"/>
    </style:style>
    <style:style style:name="P536" style:family="paragraph" style:parent-style-name="Table_20_Contents">
      <style:text-properties fo:font-size="12pt" fo:language="en" fo:country="US" officeooo:rsid="0107dba2" officeooo:paragraph-rsid="0107dba2" style:font-size-asian="10.5pt" style:font-size-complex="12pt"/>
    </style:style>
    <style:style style:name="P537" style:family="paragraph" style:parent-style-name="Table_20_Contents">
      <style:text-properties fo:font-size="12pt" fo:language="en" fo:country="US" officeooo:rsid="011008b9" officeooo:paragraph-rsid="011008b9" style:font-size-asian="10.5pt" style:font-size-complex="12pt"/>
    </style:style>
    <style:style style:name="P538" style:family="paragraph" style:parent-style-name="Table_20_Contents">
      <style:text-properties fo:font-size="12pt" fo:language="en" fo:country="US" officeooo:rsid="0118ae70" officeooo:paragraph-rsid="0118ae70" style:font-size-asian="10.5pt" style:font-size-complex="12pt"/>
    </style:style>
    <style:style style:name="P539" style:family="paragraph" style:parent-style-name="Table_20_Contents">
      <style:text-properties fo:font-size="12pt" fo:language="en" fo:country="US" officeooo:rsid="00a8842c" officeooo:paragraph-rsid="00a8842c" style:font-size-asian="10.5pt" style:font-size-complex="12pt"/>
    </style:style>
    <style:style style:name="P540" style:family="paragraph" style:parent-style-name="Table_20_Contents">
      <style:text-properties fo:font-size="12pt" fo:language="en" fo:country="US" officeooo:rsid="007f1c79" officeooo:paragraph-rsid="007f1c79" style:font-size-asian="10.5pt" style:font-size-complex="12pt"/>
    </style:style>
    <style:style style:name="P541" style:family="paragraph" style:parent-style-name="Table_20_Contents">
      <style:text-properties fo:font-size="12pt" fo:language="en" fo:country="US" officeooo:rsid="00e1953a" officeooo:paragraph-rsid="00e1953a" style:font-size-asian="10.5pt" style:font-size-complex="12pt"/>
    </style:style>
    <style:style style:name="P542" style:family="paragraph" style:parent-style-name="Table_20_Contents">
      <style:text-properties fo:font-size="12pt" fo:language="en" fo:country="US" officeooo:rsid="00e2b1c8" officeooo:paragraph-rsid="00e2b1c8" style:font-size-asian="10.5pt" style:font-size-complex="12pt"/>
    </style:style>
    <style:style style:name="P543" style:family="paragraph" style:parent-style-name="Table_20_Contents">
      <style:text-properties fo:font-size="12pt" fo:language="en" fo:country="US" officeooo:rsid="00f00e61" officeooo:paragraph-rsid="00f00e61" style:font-size-asian="10.5pt" style:font-size-complex="12pt"/>
    </style:style>
    <style:style style:name="P544" style:family="paragraph" style:parent-style-name="Table_20_Contents">
      <style:text-properties fo:font-size="12pt" fo:language="en" fo:country="US" officeooo:rsid="01064610" officeooo:paragraph-rsid="01064610" style:font-size-asian="10.5pt" style:font-size-complex="12pt"/>
    </style:style>
    <style:style style:name="P545" style:family="paragraph" style:parent-style-name="Table_20_Contents">
      <style:text-properties fo:font-size="12pt" fo:language="en" fo:country="US" officeooo:rsid="0113870e" officeooo:paragraph-rsid="0113870e" style:font-size-asian="10.5pt" style:font-size-complex="12pt"/>
    </style:style>
    <style:style style:name="P546" style:family="paragraph" style:parent-style-name="Table_20_Contents">
      <style:text-properties fo:font-size="12pt" fo:language="en" fo:country="US" officeooo:rsid="0167c96f" officeooo:paragraph-rsid="0167c96f" style:font-size-asian="10.5pt" style:font-size-complex="12pt"/>
    </style:style>
    <style:style style:name="P547" style:family="paragraph" style:parent-style-name="Table_20_Contents">
      <style:text-properties fo:font-size="12pt" fo:language="en" fo:country="US" officeooo:rsid="016a8e04" officeooo:paragraph-rsid="016a8e04" style:font-size-asian="10.5pt" style:font-size-complex="12pt"/>
    </style:style>
    <style:style style:name="P548" style:family="paragraph" style:parent-style-name="Table_20_Contents">
      <style:text-properties fo:font-size="12pt" fo:language="en" fo:country="US" officeooo:rsid="018e0887" officeooo:paragraph-rsid="018e0887" style:font-size-asian="10.5pt" style:font-size-complex="12pt"/>
    </style:style>
    <style:style style:name="P549" style:family="paragraph" style:parent-style-name="Table_20_Contents">
      <style:text-properties fo:font-size="12pt" fo:language="en" fo:country="US" officeooo:rsid="018f7710" officeooo:paragraph-rsid="018f7710" style:font-size-asian="10.5pt" style:font-size-complex="12pt"/>
    </style:style>
    <style:style style:name="P550" style:family="paragraph" style:parent-style-name="Table_20_Contents">
      <style:text-properties fo:font-size="12pt" fo:language="en" fo:country="US" officeooo:rsid="0197ca67" officeooo:paragraph-rsid="0197ca67" style:font-size-asian="10.5pt" style:font-size-complex="12pt"/>
    </style:style>
    <style:style style:name="P551" style:family="paragraph" style:parent-style-name="Table_20_Contents">
      <style:text-properties fo:font-size="12pt" fo:language="en" fo:country="US" officeooo:rsid="01987bc7" officeooo:paragraph-rsid="01987bc7" style:font-size-asian="10.5pt" style:font-size-complex="12pt"/>
    </style:style>
    <style:style style:name="P552" style:family="paragraph" style:parent-style-name="Table_20_Contents">
      <style:text-properties fo:font-size="12pt" fo:language="en" fo:country="US" officeooo:rsid="01b8da4b" officeooo:paragraph-rsid="01b8da4b" style:font-size-asian="10.5pt" style:font-size-complex="12pt"/>
    </style:style>
    <style:style style:name="P553" style:family="paragraph" style:parent-style-name="Table_20_Contents">
      <style:text-properties fo:font-size="12pt" fo:language="en" fo:country="US" officeooo:rsid="01b8f4a9" officeooo:paragraph-rsid="01b8f4a9" style:font-size-asian="10.5pt" style:font-size-complex="12pt"/>
    </style:style>
    <style:style style:name="P554" style:family="paragraph" style:parent-style-name="Table_20_Contents">
      <style:text-properties fo:font-size="12pt" fo:language="en" fo:country="US" officeooo:rsid="01dbb161" officeooo:paragraph-rsid="01dbb161" style:font-size-asian="10.5pt" style:font-size-complex="12pt"/>
    </style:style>
    <style:style style:name="P555"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56"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57"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58"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59"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60"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561" style:family="paragraph" style:parent-style-name="Table_20_Contents">
      <style:text-properties fo:font-size="12pt" officeooo:rsid="0181909e" officeooo:paragraph-rsid="0181909e" style:font-size-asian="10.5pt" style:font-size-complex="12pt"/>
    </style:style>
    <style:style style:name="P562" style:family="paragraph" style:parent-style-name="Table_20_Contents">
      <style:text-properties fo:font-size="12pt" officeooo:rsid="0181909e" officeooo:paragraph-rsid="01823e96" style:font-size-asian="10.5pt" style:font-size-complex="12pt"/>
    </style:style>
    <style:style style:name="P563" style:family="paragraph" style:parent-style-name="Table_20_Contents">
      <style:text-properties fo:font-size="12pt" officeooo:rsid="0181909e" officeooo:paragraph-rsid="0183db6d" style:font-size-asian="10.5pt" style:font-size-complex="12pt"/>
    </style:style>
    <style:style style:name="P564" style:family="paragraph" style:parent-style-name="Table_20_Contents">
      <style:text-properties fo:font-size="12pt" officeooo:rsid="0181909e" officeooo:paragraph-rsid="0185ebe4" style:font-size-asian="10.5pt" style:font-size-complex="12pt"/>
    </style:style>
    <style:style style:name="P565" style:family="paragraph" style:parent-style-name="Table_20_Contents">
      <style:text-properties fo:font-size="12pt" officeooo:rsid="0181909e" officeooo:paragraph-rsid="01b4799e" style:font-size-asian="10.5pt" style:font-size-complex="12pt"/>
    </style:style>
    <style:style style:name="P566" style:family="paragraph" style:parent-style-name="Table_20_Contents">
      <style:text-properties fo:font-size="12pt" officeooo:rsid="0181909e" officeooo:paragraph-rsid="01ca5a8f" style:font-size-asian="10.5pt" style:font-size-complex="12pt"/>
    </style:style>
    <style:style style:name="P567" style:family="paragraph" style:parent-style-name="Table_20_Contents">
      <style:text-properties fo:font-size="12pt" officeooo:rsid="0181909e" officeooo:paragraph-rsid="01d4aa6c" style:font-size-asian="10.5pt" style:font-size-complex="12pt"/>
    </style:style>
    <style:style style:name="P568" style:family="paragraph" style:parent-style-name="Table_20_Contents">
      <style:text-properties fo:font-size="12pt" officeooo:rsid="01823e96" officeooo:paragraph-rsid="01823e96" style:font-size-asian="10.5pt" style:font-size-complex="12pt"/>
    </style:style>
    <style:style style:name="P569" style:family="paragraph" style:parent-style-name="Table_20_Contents">
      <style:text-properties fo:font-size="12pt" officeooo:rsid="01823e96" officeooo:paragraph-rsid="0183c5da" style:font-size-asian="10.5pt" style:font-size-complex="12pt"/>
    </style:style>
    <style:style style:name="P570" style:family="paragraph" style:parent-style-name="Table_20_Contents">
      <style:text-properties fo:font-size="12pt" officeooo:rsid="01823e96" officeooo:paragraph-rsid="01853eb1" style:font-size-asian="10.5pt" style:font-size-complex="12pt"/>
    </style:style>
    <style:style style:name="P571" style:family="paragraph" style:parent-style-name="Table_20_Contents">
      <style:text-properties fo:font-size="12pt" officeooo:rsid="0183c5da" officeooo:paragraph-rsid="0183c5da" style:font-size-asian="10.5pt" style:font-size-complex="12pt"/>
    </style:style>
    <style:style style:name="P572" style:family="paragraph" style:parent-style-name="Table_20_Contents">
      <style:text-properties fo:font-size="12pt" officeooo:rsid="0183db6d" officeooo:paragraph-rsid="0183db6d" style:font-size-asian="10.5pt" style:font-size-complex="12pt"/>
    </style:style>
    <style:style style:name="P573" style:family="paragraph" style:parent-style-name="Table_20_Contents">
      <style:text-properties fo:font-size="12pt" officeooo:rsid="0183db6d" officeooo:paragraph-rsid="0185ebe4" style:font-size-asian="10.5pt" style:font-size-complex="12pt"/>
    </style:style>
    <style:style style:name="P574" style:family="paragraph" style:parent-style-name="Table_20_Contents">
      <style:text-properties fo:font-size="12pt" officeooo:rsid="01853eb1" officeooo:paragraph-rsid="01853eb1" style:font-size-asian="10.5pt" style:font-size-complex="12pt"/>
    </style:style>
    <style:style style:name="P575" style:family="paragraph" style:parent-style-name="Table_20_Contents">
      <style:text-properties fo:font-size="12pt" officeooo:rsid="0185ebe4" officeooo:paragraph-rsid="0185ebe4" style:font-size-asian="10.5pt" style:font-size-complex="12pt"/>
    </style:style>
    <style:style style:name="P576" style:family="paragraph" style:parent-style-name="Table_20_Contents">
      <style:text-properties fo:font-size="12pt" officeooo:rsid="01864ed7" officeooo:paragraph-rsid="01864ed7" style:font-size-asian="10.5pt" style:font-size-complex="12pt"/>
    </style:style>
    <style:style style:name="P577" style:family="paragraph" style:parent-style-name="Table_20_Contents">
      <style:text-properties fo:font-size="12pt" officeooo:rsid="01b4799e" officeooo:paragraph-rsid="01b4799e" style:font-size-asian="10.5pt" style:font-size-complex="12pt"/>
    </style:style>
    <style:style style:name="P578" style:family="paragraph" style:parent-style-name="Table_20_Contents">
      <style:text-properties fo:font-size="12pt" officeooo:rsid="01b637b1" officeooo:paragraph-rsid="01b637b1" style:font-size-asian="10.5pt" style:font-size-complex="12pt"/>
    </style:style>
    <style:style style:name="P579" style:family="paragraph" style:parent-style-name="Table_20_Contents">
      <style:text-properties fo:font-size="12pt" officeooo:rsid="01c18211" officeooo:paragraph-rsid="01c18211" style:font-size-asian="10.5pt" style:font-size-complex="12pt"/>
    </style:style>
    <style:style style:name="P580" style:family="paragraph" style:parent-style-name="Table_20_Contents">
      <style:text-properties fo:font-size="12pt" officeooo:rsid="01c26a72" officeooo:paragraph-rsid="01c26a72" style:font-size-asian="10.5pt" style:font-size-complex="12pt"/>
    </style:style>
    <style:style style:name="P581" style:family="paragraph" style:parent-style-name="Table_20_Contents">
      <style:text-properties fo:font-size="12pt" officeooo:rsid="01c41d3b" officeooo:paragraph-rsid="01c41d3b" style:font-size-asian="10.5pt" style:font-size-complex="12pt"/>
    </style:style>
    <style:style style:name="P582" style:family="paragraph" style:parent-style-name="Table_20_Contents">
      <style:text-properties fo:font-size="12pt" officeooo:rsid="01c45d47" officeooo:paragraph-rsid="01c45d47" style:font-size-asian="10.5pt" style:font-size-complex="12pt"/>
    </style:style>
    <style:style style:name="P583" style:family="paragraph" style:parent-style-name="Table_20_Contents">
      <style:text-properties fo:font-size="12pt" officeooo:rsid="01ca5a8f" officeooo:paragraph-rsid="01ca5a8f" style:font-size-asian="10.5pt" style:font-size-complex="12pt"/>
    </style:style>
    <style:style style:name="P584" style:family="paragraph" style:parent-style-name="Table_20_Contents">
      <style:text-properties fo:font-size="12pt" officeooo:rsid="01ca5a8f" officeooo:paragraph-rsid="01d4aa6c" style:font-size-asian="10.5pt" style:font-size-complex="12pt"/>
    </style:style>
    <style:style style:name="P585" style:family="paragraph" style:parent-style-name="Table_20_Contents">
      <style:text-properties fo:font-size="12pt" officeooo:rsid="01ca5a8f" officeooo:paragraph-rsid="01d59269" style:font-size-asian="10.5pt" style:font-size-complex="12pt"/>
    </style:style>
    <style:style style:name="P586" style:family="paragraph" style:parent-style-name="Table_20_Contents">
      <style:text-properties fo:font-size="12pt" officeooo:rsid="01d59269" officeooo:paragraph-rsid="01d59269" style:font-size-asian="10.5pt" style:font-size-complex="12pt"/>
    </style:style>
    <style:style style:name="P587" style:family="paragraph" style:parent-style-name="Table_20_Contents">
      <style:text-properties fo:font-size="12pt" officeooo:rsid="01d61a84" officeooo:paragraph-rsid="01d61a84" style:font-size-asian="10.5pt" style:font-size-complex="12pt"/>
    </style:style>
    <style:style style:name="P588" style:family="paragraph" style:parent-style-name="Table_20_Contents">
      <style:text-properties fo:font-size="12pt" officeooo:rsid="01d98971" officeooo:paragraph-rsid="01d98971" style:font-size-asian="10.5pt" style:font-size-complex="12pt"/>
    </style:style>
    <style:style style:name="P589"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590"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591"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92"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93"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594"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595"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596" style:family="paragraph" style:parent-style-name="Table_20_Contents">
      <style:text-properties fo:font-size="16pt" fo:language="en" fo:country="US" officeooo:rsid="00338b1a" officeooo:paragraph-rsid="00338b1a" style:font-size-asian="16pt" style:font-size-complex="16pt"/>
    </style:style>
    <style:style style:name="P597" style:family="paragraph" style:parent-style-name="Table_20_Contents">
      <style:text-properties officeooo:paragraph-rsid="01ca5a8f"/>
    </style:style>
    <style:style style:name="P598" style:family="paragraph" style:parent-style-name="Table_20_Contents">
      <style:text-properties officeooo:rsid="01d59269" officeooo:paragraph-rsid="01d59269"/>
    </style:style>
    <style:style style:name="P599"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600"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601"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602"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603"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604"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605"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606"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607"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608" style:family="paragraph" style:parent-style-name="Standard">
      <style:paragraph-properties fo:background-color="#b3b3b3">
        <style:background-image/>
      </style:paragraph-properties>
      <style:text-properties fo:language="en" fo:country="US" officeooo:paragraph-rsid="0122c1f0"/>
    </style:style>
    <style:style style:name="P609"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610"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611"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12"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13"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614"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615"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616"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617"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618"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619"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620" style:family="paragraph" style:parent-style-name="Standard">
      <style:text-properties fo:font-size="12pt" fo:language="en" fo:country="US" fo:font-style="normal" fo:font-weight="normal" officeooo:rsid="01933167" officeooo:paragraph-rsid="01e6d3c1" style:font-size-asian="10.5pt" style:font-style-asian="normal" style:font-weight-asian="normal" style:font-size-complex="12pt" style:font-style-complex="normal" style:font-weight-complex="normal"/>
    </style:style>
    <style:style style:name="P621"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622"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623"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624"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625"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62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27"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628"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629"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630" style:family="paragraph" style:parent-style-name="Table_20_Contents">
      <style:text-properties fo:font-size="12pt" fo:language="en" fo:country="US" officeooo:rsid="018f7710" officeooo:paragraph-rsid="018f7710" style:font-size-asian="10.5pt" style:font-size-complex="12pt"/>
    </style:style>
    <style:style style:name="P631" style:family="paragraph" style:parent-style-name="Table_20_Contents">
      <style:text-properties fo:font-size="12pt" fo:language="en" fo:country="US" officeooo:rsid="01e9338c" officeooo:paragraph-rsid="01e9338c" style:font-size-asian="12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c5f2e5" style:font-style-asian="italic" style:font-weight-asian="bold" style:font-style-complex="italic" style:font-weight-complex="bold"/>
    </style:style>
    <style:style style:name="T55" style:family="text">
      <style:text-properties fo:font-style="italic" fo:font-weight="bold" officeooo:rsid="015e538d" style:font-style-asian="italic" style:font-weight-asian="bold" style:font-style-complex="italic" style:font-weight-complex="bold"/>
    </style:style>
    <style:style style:name="T56" style:family="text">
      <style:text-properties fo:font-style="italic" fo:font-weight="bold" officeooo:rsid="016a8e04" style:font-style-asian="italic" style:font-weight-asian="bold" style:font-style-complex="italic" style:font-weight-complex="bold"/>
    </style:style>
    <style:style style:name="T57" style:family="text">
      <style:text-properties fo:font-style="italic" officeooo:rsid="014fffbf" style:font-size-asian="12pt" style:font-style-asian="italic" style:font-style-complex="italic"/>
    </style:style>
    <style:style style:name="T58" style:family="text">
      <style:text-properties fo:font-style="italic" officeooo:rsid="015fdbd6" style:font-size-asian="12pt" style:font-style-asian="italic" style:font-style-complex="italic"/>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italic" style:text-underline-style="solid" style:text-underline-width="auto" style:text-underline-color="font-color" officeooo:rsid="0185ebe4" style:font-style-asian="italic" style:font-style-complex="italic"/>
    </style:style>
    <style:style style:name="T61" style:family="text">
      <style:text-properties fo:font-style="italic" style:text-underline-style="solid" style:text-underline-width="auto" style:text-underline-color="font-color" officeooo:rsid="01893685" style:font-style-asian="italic" style:font-style-complex="italic"/>
    </style:style>
    <style:style style:name="T62" style:family="text">
      <style:text-properties fo:font-style="italic" style:text-underline-style="solid" style:text-underline-width="auto" style:text-underline-color="font-color" officeooo:rsid="018b66ea" style:font-style-asian="italic" style:font-style-complex="italic"/>
    </style:style>
    <style:style style:name="T63" style:family="text">
      <style:text-properties fo:font-style="italic" style:text-underline-style="solid" style:text-underline-width="auto" style:text-underline-color="font-color" officeooo:rsid="0190a464" style:font-style-asian="italic" style:font-style-complex="italic"/>
    </style:style>
    <style:style style:name="T64" style:family="text">
      <style:text-properties fo:font-style="italic" style:text-underline-style="solid" style:text-underline-width="auto" style:text-underline-color="font-color" officeooo:rsid="019c1c4e" style:font-style-asian="italic" style:font-style-complex="italic"/>
    </style:style>
    <style:style style:name="T65" style:family="text">
      <style:text-properties fo:font-style="italic" style:text-underline-style="solid" style:text-underline-width="auto" style:text-underline-color="font-color" officeooo:rsid="019ed05a" style:font-style-asian="italic" style:font-style-complex="italic"/>
    </style:style>
    <style:style style:name="T66" style:family="text">
      <style:text-properties fo:font-style="italic" style:text-underline-style="solid" style:text-underline-width="auto" style:text-underline-color="font-color" officeooo:rsid="01b8f4a9" style:font-style-asian="italic" style:font-style-complex="italic"/>
    </style:style>
    <style:style style:name="T67" style:family="text">
      <style:text-properties fo:font-style="italic" style:text-underline-style="solid" style:text-underline-width="auto" style:text-underline-color="font-color" officeooo:rsid="01beeb14" style:font-style-asian="italic" style:font-style-complex="italic"/>
    </style:style>
    <style:style style:name="T68" style:family="text">
      <style:text-properties fo:font-style="italic" style:text-underline-style="solid" style:text-underline-width="auto" style:text-underline-color="font-color" officeooo:rsid="01cc91aa" style:font-style-asian="italic" style:font-style-complex="italic"/>
    </style:style>
    <style:style style:name="T69" style:family="text">
      <style:text-properties fo:font-style="italic" style:text-underline-style="solid" style:text-underline-width="auto" style:text-underline-color="font-color" officeooo:rsid="01d1d51d" style:font-style-asian="italic" style:font-style-complex="italic"/>
    </style:style>
    <style:style style:name="T70" style:family="text">
      <style:text-properties fo:font-style="italic" style:text-underline-style="solid" style:text-underline-width="auto" style:text-underline-color="font-color" officeooo:rsid="01e151e8" style:font-style-asian="italic" style:font-style-complex="italic"/>
    </style:style>
    <style:style style:name="T71"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72" style:family="text">
      <style:text-properties officeooo:rsid="0031d4bb"/>
    </style:style>
    <style:style style:name="T73" style:family="text">
      <style:text-properties officeooo:rsid="00351312"/>
    </style:style>
    <style:style style:name="T74" style:family="text">
      <style:text-properties officeooo:rsid="003b49f7"/>
    </style:style>
    <style:style style:name="T75" style:family="text">
      <style:text-properties officeooo:rsid="003ee3ce"/>
    </style:style>
    <style:style style:name="T76" style:family="text">
      <style:text-properties officeooo:rsid="00408a2c"/>
    </style:style>
    <style:style style:name="T77" style:family="text">
      <style:text-properties officeooo:rsid="0040b118"/>
    </style:style>
    <style:style style:name="T78" style:family="text">
      <style:text-properties officeooo:rsid="00413b6d"/>
    </style:style>
    <style:style style:name="T79" style:family="text">
      <style:text-properties officeooo:rsid="004ec76b"/>
    </style:style>
    <style:style style:name="T80" style:family="text">
      <style:text-properties officeooo:rsid="004ef5f0"/>
    </style:style>
    <style:style style:name="T81" style:family="text">
      <style:text-properties officeooo:rsid="00554ae8"/>
    </style:style>
    <style:style style:name="T82" style:family="text">
      <style:text-properties officeooo:rsid="0055b5c3"/>
    </style:style>
    <style:style style:name="T83" style:family="text">
      <style:text-properties officeooo:rsid="005a228c"/>
    </style:style>
    <style:style style:name="T84" style:family="text">
      <style:text-properties officeooo:rsid="005acca9"/>
    </style:style>
    <style:style style:name="T85" style:family="text">
      <style:text-properties officeooo:rsid="006e8ba1"/>
    </style:style>
    <style:style style:name="T86" style:family="text">
      <style:text-properties officeooo:rsid="0068e290"/>
    </style:style>
    <style:style style:name="T87" style:family="text">
      <style:text-properties officeooo:rsid="001d7434"/>
    </style:style>
    <style:style style:name="T88" style:family="text">
      <style:text-properties officeooo:rsid="0074c244"/>
    </style:style>
    <style:style style:name="T89" style:family="text">
      <style:text-properties officeooo:rsid="00759e09"/>
    </style:style>
    <style:style style:name="T90" style:family="text">
      <style:text-properties officeooo:rsid="00774ce2"/>
    </style:style>
    <style:style style:name="T91" style:family="text">
      <style:text-properties officeooo:rsid="00791d2d"/>
    </style:style>
    <style:style style:name="T92" style:family="text">
      <style:text-properties officeooo:rsid="007aff5e"/>
    </style:style>
    <style:style style:name="T93" style:family="text">
      <style:text-properties officeooo:rsid="007c3bc1"/>
    </style:style>
    <style:style style:name="T94" style:family="text">
      <style:text-properties officeooo:rsid="007f1c79"/>
    </style:style>
    <style:style style:name="T95" style:family="text">
      <style:text-properties officeooo:rsid="007f2db8"/>
    </style:style>
    <style:style style:name="T96" style:family="text">
      <style:text-properties officeooo:rsid="008163f4"/>
    </style:style>
    <style:style style:name="T97" style:family="text">
      <style:text-properties officeooo:rsid="00831518"/>
    </style:style>
    <style:style style:name="T98" style:family="text">
      <style:text-properties officeooo:rsid="0084aa9a"/>
    </style:style>
    <style:style style:name="T99" style:family="text">
      <style:text-properties officeooo:rsid="00866d63"/>
    </style:style>
    <style:style style:name="T100" style:family="text">
      <style:text-properties officeooo:rsid="0088a28b"/>
    </style:style>
    <style:style style:name="T101" style:family="text">
      <style:text-properties officeooo:rsid="008bd792"/>
    </style:style>
    <style:style style:name="T102" style:family="text">
      <style:text-properties officeooo:rsid="008d7b99"/>
    </style:style>
    <style:style style:name="T103" style:family="text">
      <style:text-properties officeooo:rsid="008f350c"/>
    </style:style>
    <style:style style:name="T104" style:family="text">
      <style:text-properties officeooo:rsid="00997a78"/>
    </style:style>
    <style:style style:name="T105" style:family="text">
      <style:text-properties officeooo:rsid="00998be8"/>
    </style:style>
    <style:style style:name="T106" style:family="text">
      <style:text-properties officeooo:rsid="0099b2e7"/>
    </style:style>
    <style:style style:name="T107" style:family="text">
      <style:text-properties officeooo:rsid="009d183c"/>
    </style:style>
    <style:style style:name="T108" style:family="text">
      <style:text-properties officeooo:rsid="00a30b48"/>
    </style:style>
    <style:style style:name="T109" style:family="text">
      <style:text-properties officeooo:rsid="00a6b7fa"/>
    </style:style>
    <style:style style:name="T110" style:family="text">
      <style:text-properties officeooo:rsid="00a8842c"/>
    </style:style>
    <style:style style:name="T111" style:family="text">
      <style:text-properties officeooo:rsid="00a9fce2"/>
    </style:style>
    <style:style style:name="T112" style:family="text">
      <style:text-properties officeooo:rsid="00aa7554"/>
    </style:style>
    <style:style style:name="T113" style:family="text">
      <style:text-properties officeooo:rsid="00aaca52"/>
    </style:style>
    <style:style style:name="T114" style:family="text">
      <style:text-properties officeooo:rsid="00ae7007"/>
    </style:style>
    <style:style style:name="T115" style:family="text">
      <style:text-properties officeooo:rsid="00b1c56e"/>
    </style:style>
    <style:style style:name="T116" style:family="text">
      <style:text-properties officeooo:rsid="00c97df1"/>
    </style:style>
    <style:style style:name="T117" style:family="text">
      <style:text-properties fo:font-size="14pt" fo:font-weight="bold" officeooo:rsid="00cb59a3" style:font-size-asian="12.25pt" style:font-weight-asian="bold" style:font-size-complex="14pt" style:font-weight-complex="bold"/>
    </style:style>
    <style:style style:name="T11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2" style:family="text">
      <style:text-properties officeooo:rsid="00cecfc9"/>
    </style:style>
    <style:style style:name="T123" style:family="text">
      <style:text-properties officeooo:rsid="00d0663f"/>
    </style:style>
    <style:style style:name="T124" style:family="text">
      <style:text-properties fo:font-size="16pt" fo:font-style="normal" officeooo:rsid="00157d66" style:font-size-asian="16pt" style:font-style-asian="normal" style:font-size-complex="16pt" style:font-style-complex="normal"/>
    </style:style>
    <style:style style:name="T125" style:family="text">
      <style:text-properties fo:font-size="16pt" fo:font-style="normal" officeooo:rsid="0018e106" style:font-size-asian="16pt" style:font-style-asian="normal" style:font-size-complex="16pt" style:font-style-complex="normal"/>
    </style:style>
    <style:style style:name="T126" style:family="text">
      <style:text-properties fo:font-size="16pt" fo:font-style="normal" officeooo:rsid="004ef5f0" style:font-size-asian="16pt" style:font-style-asian="normal" style:font-size-complex="16pt" style:font-style-complex="normal"/>
    </style:style>
    <style:style style:name="T127" style:family="text">
      <style:text-properties fo:font-size="16pt" fo:font-style="normal" officeooo:rsid="0154f541" style:font-size-asian="16pt" style:font-style-asian="normal" style:font-size-complex="16pt" style:font-style-complex="normal"/>
    </style:style>
    <style:style style:name="T128" style:family="text">
      <style:text-properties fo:font-size="16pt" fo:font-style="normal" officeooo:rsid="0156fedc" style:font-size-asian="16pt" style:font-style-asian="normal" style:font-size-complex="16pt" style:font-style-complex="normal"/>
    </style:style>
    <style:style style:name="T129" style:family="text">
      <style:text-properties style:text-underline-style="none"/>
    </style:style>
    <style:style style:name="T130" style:family="text">
      <style:text-properties style:text-underline-style="none" officeooo:rsid="0137a93d"/>
    </style:style>
    <style:style style:name="T131" style:family="text">
      <style:text-properties style:text-underline-style="none" officeooo:rsid="018184f9"/>
    </style:style>
    <style:style style:name="T132" style:family="text">
      <style:text-properties style:text-underline-style="none" officeooo:rsid="0181909e"/>
    </style:style>
    <style:style style:name="T133" style:family="text">
      <style:text-properties style:text-underline-style="none" officeooo:rsid="01893685"/>
    </style:style>
    <style:style style:name="T134" style:family="text">
      <style:text-properties style:text-underline-style="none" officeooo:rsid="01b4799e"/>
    </style:style>
    <style:style style:name="T135" style:family="text">
      <style:text-properties officeooo:rsid="00db4a13"/>
    </style:style>
    <style:style style:name="T136" style:family="text">
      <style:text-properties officeooo:rsid="00db8f4f"/>
    </style:style>
    <style:style style:name="T137" style:family="text">
      <style:text-properties officeooo:rsid="00de118a"/>
    </style:style>
    <style:style style:name="T138" style:family="text">
      <style:text-properties officeooo:rsid="00df2507"/>
    </style:style>
    <style:style style:name="T139" style:family="text">
      <style:text-properties officeooo:rsid="00e2b1c8"/>
    </style:style>
    <style:style style:name="T140" style:family="text">
      <style:text-properties officeooo:rsid="00e3c6f5"/>
    </style:style>
    <style:style style:name="T141" style:family="text">
      <style:text-properties officeooo:rsid="00e622a0"/>
    </style:style>
    <style:style style:name="T142" style:family="text">
      <style:text-properties officeooo:rsid="00e6c533"/>
    </style:style>
    <style:style style:name="T143" style:family="text">
      <style:text-properties officeooo:rsid="00e85ca9"/>
    </style:style>
    <style:style style:name="T144" style:family="text">
      <style:text-properties officeooo:rsid="00e9ff12"/>
    </style:style>
    <style:style style:name="T145" style:family="text">
      <style:text-properties officeooo:rsid="00ebb797"/>
    </style:style>
    <style:style style:name="T146" style:family="text">
      <style:text-properties officeooo:rsid="00f00e61"/>
    </style:style>
    <style:style style:name="T147" style:family="text">
      <style:text-properties officeooo:rsid="00883088"/>
    </style:style>
    <style:style style:name="T148" style:family="text">
      <style:text-properties officeooo:rsid="00f59ce8"/>
    </style:style>
    <style:style style:name="T149" style:family="text">
      <style:text-properties officeooo:rsid="00f5d1ac"/>
    </style:style>
    <style:style style:name="T150" style:family="text">
      <style:text-properties officeooo:rsid="00f87c88"/>
    </style:style>
    <style:style style:name="T151" style:family="text">
      <style:text-properties officeooo:rsid="00fb2b0b"/>
    </style:style>
    <style:style style:name="T152" style:family="text">
      <style:text-properties officeooo:rsid="00fcb0f4"/>
    </style:style>
    <style:style style:name="T153" style:family="text">
      <style:text-properties officeooo:rsid="0100b281"/>
    </style:style>
    <style:style style:name="T154" style:family="text">
      <style:text-properties officeooo:rsid="01029963"/>
    </style:style>
    <style:style style:name="T155" style:family="text">
      <style:text-properties officeooo:rsid="01064610"/>
    </style:style>
    <style:style style:name="T156" style:family="text">
      <style:text-properties officeooo:rsid="0109874e"/>
    </style:style>
    <style:style style:name="T157" style:family="text">
      <style:text-properties officeooo:rsid="010a84b9"/>
    </style:style>
    <style:style style:name="T158"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62"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3" style:family="text">
      <style:text-properties fo:font-size="12pt" fo:font-style="normal" style:font-size-asian="10.5pt" style:font-style-asian="normal" style:font-size-complex="12pt" style:font-style-complex="normal"/>
    </style:style>
    <style:style style:name="T164" style:family="text">
      <style:text-properties fo:font-size="12pt" fo:font-style="normal" officeooo:rsid="013f5423" style:font-size-asian="10.5pt" style:font-style-asian="normal" style:font-size-complex="12pt" style:font-style-complex="normal"/>
    </style:style>
    <style:style style:name="T165" style:family="text">
      <style:text-properties fo:font-size="12pt" fo:font-style="normal" officeooo:rsid="013fc628" style:font-size-asian="10.5pt" style:font-style-asian="normal" style:font-size-complex="12pt" style:font-style-complex="normal"/>
    </style:style>
    <style:style style:name="T166" style:family="text">
      <style:text-properties fo:font-size="12pt" fo:font-style="normal" officeooo:rsid="0142adec" style:font-size-asian="10.5pt" style:font-style-asian="normal" style:font-size-complex="12pt" style:font-style-complex="normal"/>
    </style:style>
    <style:style style:name="T167" style:family="text">
      <style:text-properties fo:font-size="12pt" fo:font-style="normal" officeooo:rsid="0144d436" style:font-size-asian="10.5pt" style:font-style-asian="normal" style:font-size-complex="12pt" style:font-style-complex="normal"/>
    </style:style>
    <style:style style:name="T168" style:family="text">
      <style:text-properties fo:font-size="12pt" fo:font-style="normal" officeooo:rsid="0177fc7f" style:font-size-asian="10.5pt" style:font-style-asian="normal" style:font-size-complex="12pt" style:font-style-complex="normal"/>
    </style:style>
    <style:style style:name="T169"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0"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1" style:family="text">
      <style:text-properties fo:font-size="12pt" fo:font-style="italic" style:font-size-asian="10.5pt" style:font-style-asian="italic" style:font-size-complex="12pt" style:font-style-complex="italic"/>
    </style:style>
    <style:style style:name="T172" style:family="text">
      <style:text-properties fo:font-size="12pt" fo:font-style="italic" officeooo:rsid="0129efd1" style:font-size-asian="10.5pt" style:font-style-asian="italic" style:font-size-complex="12pt" style:font-style-complex="italic"/>
    </style:style>
    <style:style style:name="T173" style:family="text">
      <style:text-properties fo:font-size="12pt" fo:font-style="italic" officeooo:rsid="012dc176" style:font-size-asian="10.5pt" style:font-style-asian="italic" style:font-size-complex="12pt" style:font-style-complex="italic"/>
    </style:style>
    <style:style style:name="T174" style:family="text">
      <style:text-properties fo:font-size="12pt" fo:font-style="italic" officeooo:rsid="012f6b67" style:font-size-asian="10.5pt" style:font-style-asian="italic" style:font-size-complex="12pt" style:font-style-complex="italic"/>
    </style:style>
    <style:style style:name="T175" style:family="text">
      <style:text-properties fo:font-size="12pt" fo:font-style="italic" officeooo:rsid="0132a3f7" style:font-size-asian="10.5pt" style:font-style-asian="italic" style:font-size-complex="12pt" style:font-style-complex="italic"/>
    </style:style>
    <style:style style:name="T176" style:family="text">
      <style:text-properties fo:font-size="12pt" fo:font-style="italic" officeooo:rsid="0135556e" style:font-size-asian="10.5pt" style:font-style-asian="italic" style:font-size-complex="12pt" style:font-style-complex="italic"/>
    </style:style>
    <style:style style:name="T177" style:family="text">
      <style:text-properties fo:font-size="12pt" fo:font-style="italic" officeooo:rsid="0136bac0" style:font-size-asian="10.5pt" style:font-style-asian="italic" style:font-size-complex="12pt" style:font-style-complex="italic"/>
    </style:style>
    <style:style style:name="T178" style:family="text">
      <style:text-properties fo:font-size="12pt" fo:font-style="italic" officeooo:rsid="013fc628" style:font-size-asian="10.5pt" style:font-style-asian="italic" style:font-size-complex="12pt" style:font-style-complex="italic"/>
    </style:style>
    <style:style style:name="T179" style:family="text">
      <style:text-properties fo:font-size="12pt" fo:font-style="italic" officeooo:rsid="0142adec" style:font-size-asian="10.5pt" style:font-style-asian="italic" style:font-size-complex="12pt" style:font-style-complex="italic"/>
    </style:style>
    <style:style style:name="T180" style:family="text">
      <style:text-properties fo:font-size="12pt" fo:font-style="italic" officeooo:rsid="01449e03" style:font-size-asian="10.5pt" style:font-style-asian="italic" style:font-size-complex="12pt" style:font-style-complex="italic"/>
    </style:style>
    <style:style style:name="T181" style:family="text">
      <style:text-properties fo:font-size="12pt" fo:font-style="italic" officeooo:rsid="012dc176" fo:background-color="#b3b3b3" loext:char-shading-value="0" style:font-size-asian="10.5pt" style:font-style-asian="italic" style:font-size-complex="12pt" style:font-style-complex="italic"/>
    </style:style>
    <style:style style:name="T182" style:family="text">
      <style:text-properties fo:font-size="12pt" fo:font-weight="normal" style:font-size-asian="10.5pt" style:font-weight-asian="normal" style:font-size-complex="12pt" style:font-weight-complex="normal"/>
    </style:style>
    <style:style style:name="T183" style:family="text">
      <style:text-properties fo:font-size="12pt" fo:font-weight="normal" officeooo:rsid="01240806" style:font-size-asian="10.5pt" style:font-weight-asian="normal" style:font-size-complex="12pt" style:font-weight-complex="normal"/>
    </style:style>
    <style:style style:name="T184" style:family="text">
      <style:text-properties fo:font-size="12pt" fo:font-weight="normal" officeooo:rsid="01280b3b" style:font-size-asian="10.5pt" style:font-weight-asian="normal" style:font-size-complex="12pt" style:font-weight-complex="normal"/>
    </style:style>
    <style:style style:name="T185" style:family="text">
      <style:text-properties fo:font-size="12pt" fo:font-weight="normal" officeooo:rsid="0129efd1" style:font-size-asian="10.5pt" style:font-weight-asian="normal" style:font-size-complex="12pt" style:font-weight-complex="normal"/>
    </style:style>
    <style:style style:name="T186" style:family="text">
      <style:text-properties fo:font-size="12pt" fo:font-weight="normal" officeooo:rsid="012af194" style:font-size-asian="10.5pt" style:font-weight-asian="normal" style:font-size-complex="12pt" style:font-weight-complex="normal"/>
    </style:style>
    <style:style style:name="T187" style:family="text">
      <style:text-properties fo:font-size="12pt" fo:font-weight="normal" officeooo:rsid="013c3d91" style:font-size-asian="10.5pt" style:font-weight-asian="normal" style:font-size-complex="12pt" style:font-weight-complex="normal"/>
    </style:style>
    <style:style style:name="T188" style:family="text">
      <style:text-properties fo:font-size="12pt" fo:font-weight="normal" officeooo:rsid="017d4e97" style:font-size-asian="10.5pt" style:font-weight-asian="normal" style:font-size-complex="12pt" style:font-weight-complex="normal"/>
    </style:style>
    <style:style style:name="T189" style:family="text">
      <style:text-properties fo:font-size="12pt" fo:font-weight="bold" officeooo:rsid="0129efd1" style:font-size-asian="10.5pt" style:font-weight-asian="bold" style:font-size-complex="12pt" style:font-weight-complex="bold"/>
    </style:style>
    <style:style style:name="T190" style:family="text">
      <style:text-properties fo:font-size="12pt" style:font-size-asian="10.5pt" style:font-size-complex="12pt"/>
    </style:style>
    <style:style style:name="T191" style:family="text">
      <style:text-properties fo:font-size="12pt" officeooo:rsid="0129efd1" style:font-size-asian="10.5pt" style:font-size-complex="12pt"/>
    </style:style>
    <style:style style:name="T192" style:family="text">
      <style:text-properties fo:font-size="12pt" officeooo:rsid="012dc176" style:font-size-asian="10.5pt" style:font-size-complex="12pt"/>
    </style:style>
    <style:style style:name="T193" style:family="text">
      <style:text-properties fo:font-size="12pt" officeooo:rsid="012f6b67" style:font-size-asian="10.5pt" style:font-size-complex="12pt"/>
    </style:style>
    <style:style style:name="T194" style:family="text">
      <style:text-properties fo:font-size="12pt" officeooo:rsid="01312246" style:font-size-asian="10.5pt" style:font-size-complex="12pt"/>
    </style:style>
    <style:style style:name="T195" style:family="text">
      <style:text-properties fo:font-size="12pt" officeooo:rsid="0132a3f7" style:font-size-asian="10.5pt" style:font-size-complex="12pt"/>
    </style:style>
    <style:style style:name="T196" style:family="text">
      <style:text-properties fo:font-size="12pt" officeooo:rsid="01337685" style:font-size-asian="10.5pt" style:font-size-complex="12pt"/>
    </style:style>
    <style:style style:name="T197" style:family="text">
      <style:text-properties fo:font-size="12pt" officeooo:rsid="0135556e" style:font-size-asian="10.5pt" style:font-size-complex="12pt"/>
    </style:style>
    <style:style style:name="T198" style:family="text">
      <style:text-properties fo:font-size="12pt" officeooo:rsid="0136bac0" style:font-size-asian="10.5pt" style:font-size-complex="12pt"/>
    </style:style>
    <style:style style:name="T199" style:family="text">
      <style:text-properties fo:font-size="12pt" officeooo:rsid="013859ef" style:font-size-asian="10.5pt" style:font-size-complex="12pt"/>
    </style:style>
    <style:style style:name="T200" style:family="text">
      <style:text-properties fo:font-size="12pt" officeooo:rsid="013894de" style:font-size-asian="10.5pt" style:font-size-complex="12pt"/>
    </style:style>
    <style:style style:name="T201" style:family="text">
      <style:text-properties fo:font-size="12pt" officeooo:rsid="013a5856" style:font-size-asian="10.5pt" style:font-size-complex="12pt"/>
    </style:style>
    <style:style style:name="T202" style:family="text">
      <style:text-properties fo:font-size="12pt" officeooo:rsid="013b08ea" style:font-size-asian="10.5pt" style:font-size-complex="12pt"/>
    </style:style>
    <style:style style:name="T203" style:family="text">
      <style:text-properties fo:font-size="12pt" officeooo:rsid="013b3281" style:font-size-asian="10.5pt" style:font-size-complex="12pt"/>
    </style:style>
    <style:style style:name="T204" style:family="text">
      <style:text-properties fo:font-size="12pt" officeooo:rsid="017df916" style:font-size-asian="10.5pt" style:font-size-complex="12pt"/>
    </style:style>
    <style:style style:name="T205" style:family="text">
      <style:text-properties fo:font-size="12pt" officeooo:rsid="017e28f1" style:font-size-asian="10.5pt" style:font-size-complex="12pt"/>
    </style:style>
    <style:style style:name="T206" style:family="text">
      <style:text-properties fo:font-size="12pt" officeooo:rsid="01ca5a8f" style:font-size-asian="10.5pt" style:font-size-complex="12pt"/>
    </style:style>
    <style:style style:name="T207" style:family="text">
      <style:text-properties fo:font-size="12pt" officeooo:rsid="01d7fffd" style:font-size-asian="10.5pt" style:font-size-complex="12pt"/>
    </style:style>
    <style:style style:name="T208" style:family="text">
      <style:text-properties officeooo:rsid="0110440d"/>
    </style:style>
    <style:style style:name="T209" style:family="text">
      <style:text-properties officeooo:rsid="0111b964"/>
    </style:style>
    <style:style style:name="T210" style:family="text">
      <style:text-properties officeooo:rsid="0113870e"/>
    </style:style>
    <style:style style:name="T211" style:family="text">
      <style:text-properties officeooo:rsid="01154779"/>
    </style:style>
    <style:style style:name="T212" style:family="text">
      <style:text-properties officeooo:rsid="01172c6f"/>
    </style:style>
    <style:style style:name="T213" style:family="text">
      <style:text-properties officeooo:rsid="0119c461"/>
    </style:style>
    <style:style style:name="T214" style:family="text">
      <style:text-properties officeooo:rsid="011af9be"/>
    </style:style>
    <style:style style:name="T215" style:family="text">
      <style:text-properties officeooo:rsid="011b4735"/>
    </style:style>
    <style:style style:name="T216" style:family="text">
      <style:text-properties officeooo:rsid="011c0167"/>
    </style:style>
    <style:style style:name="T217" style:family="text">
      <style:text-properties officeooo:rsid="011d5933"/>
    </style:style>
    <style:style style:name="T218" style:family="text">
      <style:text-properties officeooo:rsid="0146e586"/>
    </style:style>
    <style:style style:name="T219" style:family="text">
      <style:text-properties fo:font-weight="bold" style:font-weight-asian="bold" style:font-weight-complex="bold"/>
    </style:style>
    <style:style style:name="T220" style:family="text">
      <style:text-properties fo:font-weight="bold" officeooo:rsid="0160ceb0" style:font-weight-asian="bold" style:font-weight-complex="bold"/>
    </style:style>
    <style:style style:name="T221" style:family="text">
      <style:text-properties fo:font-weight="bold" officeooo:rsid="016a8e04" style:font-weight-asian="bold" style:font-weight-complex="bold"/>
    </style:style>
    <style:style style:name="T222" style:family="text">
      <style:text-properties fo:font-weight="bold" officeooo:rsid="0160ceb0" style:font-size-asian="12pt" style:font-weight-asian="bold" style:font-weight-complex="bold"/>
    </style:style>
    <style:style style:name="T223" style:family="text">
      <style:text-properties officeooo:rsid="01563e3b"/>
    </style:style>
    <style:style style:name="T224" style:family="text">
      <style:text-properties officeooo:rsid="0156fedc"/>
    </style:style>
    <style:style style:name="T225" style:family="text">
      <style:text-properties officeooo:rsid="0158ab17"/>
    </style:style>
    <style:style style:name="T226" style:family="text">
      <style:text-properties officeooo:rsid="0159d989"/>
    </style:style>
    <style:style style:name="T227" style:family="text">
      <style:text-properties officeooo:rsid="015b648b"/>
    </style:style>
    <style:style style:name="T228" style:family="text">
      <style:text-properties officeooo:rsid="015c6522"/>
    </style:style>
    <style:style style:name="T229" style:family="text">
      <style:text-properties officeooo:rsid="014fffbf" style:font-size-asian="12pt"/>
    </style:style>
    <style:style style:name="T230" style:family="text">
      <style:text-properties officeooo:rsid="015fdbd6" style:font-size-asian="12pt"/>
    </style:style>
    <style:style style:name="T231" style:family="text">
      <style:text-properties officeooo:rsid="0160ceb0" style:font-size-asian="12pt"/>
    </style:style>
    <style:style style:name="T232" style:family="text">
      <style:text-properties officeooo:rsid="01627a34" style:font-size-asian="12pt"/>
    </style:style>
    <style:style style:name="T233" style:family="text">
      <style:text-properties officeooo:rsid="015e538d"/>
    </style:style>
    <style:style style:name="T234" style:family="text">
      <style:text-properties officeooo:rsid="015fdbd6"/>
    </style:style>
    <style:style style:name="T235" style:family="text">
      <style:text-properties officeooo:rsid="0166271f"/>
    </style:style>
    <style:style style:name="T236" style:family="text">
      <style:text-properties officeooo:rsid="0168a786"/>
    </style:style>
    <style:style style:name="T237" style:family="text">
      <style:text-properties officeooo:rsid="016a8e04"/>
    </style:style>
    <style:style style:name="T238" style:family="text">
      <style:text-properties fo:color="#2300dc" fo:font-weight="bold" style:font-weight-asian="bold" style:font-weight-complex="bold"/>
    </style:style>
    <style:style style:name="T239" style:family="text">
      <style:text-properties fo:color="#2300dc" fo:font-weight="bold" officeooo:rsid="016a8e04" style:font-weight-asian="bold" style:font-weight-complex="bold"/>
    </style:style>
    <style:style style:name="T240" style:family="text">
      <style:text-properties fo:color="#2300dc" fo:font-weight="bold" officeooo:rsid="015fdbd6" style:font-weight-asian="bold" style:font-weight-complex="bold"/>
    </style:style>
    <style:style style:name="T241" style:family="text">
      <style:text-properties fo:color="#2300dc" fo:font-weight="bold" officeooo:rsid="0160ceb0" style:font-size-asian="12pt" style:font-weight-asian="bold" style:font-weight-complex="bold"/>
    </style:style>
    <style:style style:name="T242" style:family="text">
      <style:text-properties fo:color="#2300dc" fo:font-style="italic" fo:font-weight="bold" officeooo:rsid="016a8e04" style:font-style-asian="italic" style:font-weight-asian="bold" style:font-style-complex="italic" style:font-weight-complex="bold"/>
    </style:style>
    <style:style style:name="T243"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4" style:family="text">
      <style:text-properties fo:color="#00ae00"/>
    </style:style>
    <style:style style:name="T245" style:family="text">
      <style:text-properties fo:color="#00ae00" officeooo:rsid="016a8e04"/>
    </style:style>
    <style:style style:name="T246"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7" style:family="text">
      <style:text-properties fo:color="#ff420e" fo:font-style="italic" fo:font-weight="bold" officeooo:rsid="014b691e" style:font-style-asian="italic" style:font-weight-asian="bold" style:font-style-complex="italic" style:font-weight-complex="bold"/>
    </style:style>
    <style:style style:name="T248" style:family="text">
      <style:text-properties fo:color="#b84700" fo:font-weight="bold" officeooo:rsid="016a8e04" style:font-weight-asian="bold" style:font-weight-complex="bold"/>
    </style:style>
    <style:style style:name="T249" style:family="text">
      <style:text-properties fo:color="#b84700" fo:font-weight="bold" officeooo:rsid="015fdbd6" style:font-weight-asian="bold" style:font-weight-complex="bold"/>
    </style:style>
    <style:style style:name="T250" style:family="text">
      <style:text-properties fo:color="#b84700" fo:font-weight="bold" officeooo:rsid="0160ceb0" style:font-size-asian="12pt" style:font-weight-asian="bold" style:font-weight-complex="bold"/>
    </style:style>
    <style:style style:name="T251" style:family="text">
      <style:text-properties fo:color="#b84700" fo:font-weight="bold" officeooo:rsid="015fdbd6" style:font-size-asian="12pt" style:font-weight-asian="bold" style:font-weight-complex="bold"/>
    </style:style>
    <style:style style:name="T252" style:family="text">
      <style:text-properties fo:color="#ffff66" fo:font-size="12pt" fo:font-style="italic" style:font-size-asian="10.5pt" style:font-style-asian="italic" style:font-size-complex="12pt" style:font-style-complex="italic"/>
    </style:style>
    <style:style style:name="T253" style:family="text">
      <style:text-properties officeooo:rsid="017bf9be"/>
    </style:style>
    <style:style style:name="T254" style:family="text">
      <style:text-properties officeooo:rsid="017edc8b"/>
    </style:style>
    <style:style style:name="T255" style:family="text">
      <style:text-properties officeooo:rsid="0180ac44"/>
    </style:style>
    <style:style style:name="T256" style:family="text">
      <style:text-properties style:use-window-font-color="true"/>
    </style:style>
    <style:style style:name="T257" style:family="text">
      <style:text-properties style:use-window-font-color="true" style:text-underline-style="none"/>
    </style:style>
    <style:style style:name="T258" style:family="text">
      <style:text-properties style:use-window-font-color="true" style:text-underline-style="none" officeooo:rsid="0181909e"/>
    </style:style>
    <style:style style:name="T259" style:family="text">
      <style:text-properties style:use-window-font-color="true" style:text-underline-style="none" officeooo:rsid="01823e96"/>
    </style:style>
    <style:style style:name="T260" style:family="text">
      <style:text-properties style:use-window-font-color="true" style:text-underline-style="none" officeooo:rsid="0183db6d"/>
    </style:style>
    <style:style style:name="T261" style:family="text">
      <style:text-properties style:use-window-font-color="true" style:text-underline-style="none" officeooo:rsid="0185ebe4"/>
    </style:style>
    <style:style style:name="T262" style:family="text">
      <style:text-properties style:use-window-font-color="true" style:text-underline-style="none" officeooo:rsid="01b4799e"/>
    </style:style>
    <style:style style:name="T263" style:family="text">
      <style:text-properties style:use-window-font-color="true" style:text-underline-style="none" officeooo:rsid="01c0213d"/>
    </style:style>
    <style:style style:name="T264" style:family="text">
      <style:text-properties style:use-window-font-color="true" style:text-underline-style="none" officeooo:rsid="01d7fffd"/>
    </style:style>
    <style:style style:name="T265"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66"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67" style:family="text">
      <style:text-properties style:use-window-font-color="true" fo:background-color="#999999" loext:char-shading-value="0"/>
    </style:style>
    <style:style style:name="T268" style:family="text">
      <style:text-properties style:use-window-font-color="true" officeooo:rsid="019766c6"/>
    </style:style>
    <style:style style:name="T269" style:family="text">
      <style:text-properties style:use-window-font-color="true" officeooo:rsid="016a8e04"/>
    </style:style>
    <style:style style:name="T270" style:family="text">
      <style:text-properties style:use-window-font-color="true" officeooo:rsid="017e5680"/>
    </style:style>
    <style:style style:name="T271" style:family="text">
      <style:text-properties style:use-window-font-color="true" officeooo:rsid="01aa2e06"/>
    </style:style>
    <style:style style:name="T272" style:family="text">
      <style:text-properties style:use-window-font-color="true" fo:font-size="12pt" fo:language="en" fo:country="US" style:text-underline-style="none" style:font-size-asian="10.5pt" style:font-size-complex="12pt"/>
    </style:style>
    <style:style style:name="T273" style:family="text">
      <style:text-properties style:use-window-font-color="true" fo:font-size="12pt" fo:language="en" fo:country="US" style:text-underline-style="none" officeooo:rsid="017bf9be" style:font-size-asian="10.5pt" style:font-size-complex="12pt"/>
    </style:style>
    <style:style style:name="T274" style:family="text">
      <style:text-properties style:use-window-font-color="true" fo:font-size="12pt" fo:language="en" fo:country="US" style:text-underline-style="none" officeooo:rsid="01b4799e" style:font-size-asian="10.5pt" style:font-size-complex="12pt"/>
    </style:style>
    <style:style style:name="T275" style:family="text">
      <style:text-properties style:use-window-font-color="true" fo:font-size="12pt" fo:language="en" fo:country="US" style:text-underline-style="none" officeooo:rsid="0181909e" style:font-size-asian="10.5pt" style:font-size-complex="12pt"/>
    </style:style>
    <style:style style:name="T276" style:family="text">
      <style:text-properties style:use-window-font-color="true" fo:font-size="12pt" fo:language="en" fo:country="US" style:text-underline-style="none" officeooo:rsid="0185ebe4" style:font-size-asian="10.5pt" style:font-size-complex="12pt"/>
    </style:style>
    <style:style style:name="T277" style:family="text">
      <style:text-properties style:use-window-font-color="true" fo:font-size="12pt" fo:language="en" fo:country="US" style:text-underline-style="none" officeooo:rsid="01d4aa6c" style:font-size-asian="10.5pt" style:font-size-complex="12pt"/>
    </style:style>
    <style:style style:name="T278" style:family="text">
      <style:text-properties officeooo:rsid="0181909e"/>
    </style:style>
    <style:style style:name="T279" style:family="text">
      <style:text-properties officeooo:rsid="01823e96"/>
    </style:style>
    <style:style style:name="T280" style:family="text">
      <style:text-properties officeooo:rsid="0183c5da"/>
    </style:style>
    <style:style style:name="T281" style:family="text">
      <style:text-properties officeooo:rsid="0183db6d"/>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fo:font-weight="normal" style:font-weight-asian="normal" style:font-weight-complex="normal"/>
    </style:style>
    <style:style style:name="T284" style:family="text">
      <style:text-properties officeooo:rsid="0190a464" fo:background-color="#999999" loext:char-shading-value="0"/>
    </style:style>
    <style:style style:name="T285" style:family="text">
      <style:text-properties officeooo:rsid="0185ebe4"/>
    </style:style>
    <style:style style:name="T286" style:family="text">
      <style:text-properties officeooo:rsid="018b66ea"/>
    </style:style>
    <style:style style:name="T287" style:family="text">
      <style:text-properties officeooo:rsid="0190a464"/>
    </style:style>
    <style:style style:name="T288" style:family="text">
      <style:text-properties officeooo:rsid="0190a464" fo:background-color="transparent" loext:char-shading-value="0"/>
    </style:style>
    <style:style style:name="T289" style:family="text">
      <style:text-properties officeooo:rsid="0191aa34" fo:background-color="transparent" loext:char-shading-value="0"/>
    </style:style>
    <style:style style:name="T290" style:family="text">
      <style:text-properties officeooo:rsid="01933167"/>
    </style:style>
    <style:style style:name="T291" style:family="text">
      <style:text-properties officeooo:rsid="01943cb9"/>
    </style:style>
    <style:style style:name="T292" style:family="text">
      <style:text-properties officeooo:rsid="0194c2ef"/>
    </style:style>
    <style:style style:name="T293" style:family="text">
      <style:text-properties officeooo:rsid="019766c6"/>
    </style:style>
    <style:style style:name="T294" style:family="text">
      <style:text-properties officeooo:rsid="0197ca67"/>
    </style:style>
    <style:style style:name="T295" style:family="text">
      <style:text-properties officeooo:rsid="019c1c4e"/>
    </style:style>
    <style:style style:name="T296" style:family="text">
      <style:text-properties officeooo:rsid="019df179"/>
    </style:style>
    <style:style style:name="T297" style:family="text">
      <style:text-properties officeooo:rsid="019ed05a"/>
    </style:style>
    <style:style style:name="T298" style:family="text">
      <style:text-properties officeooo:rsid="019fef5f"/>
    </style:style>
    <style:style style:name="T299" style:family="text">
      <style:text-properties officeooo:rsid="01a1c277"/>
    </style:style>
    <style:style style:name="T300" style:family="text">
      <style:text-properties officeooo:rsid="01a6995f"/>
    </style:style>
    <style:style style:name="T301" style:family="text">
      <style:text-properties officeooo:rsid="01a7bf70"/>
    </style:style>
    <style:style style:name="T302" style:family="text">
      <style:text-properties officeooo:rsid="01aa2e06"/>
    </style:style>
    <style:style style:name="T303" style:family="text">
      <style:text-properties officeooo:rsid="01abaf73"/>
    </style:style>
    <style:style style:name="T304" style:family="text">
      <style:text-properties officeooo:rsid="01ad324a"/>
    </style:style>
    <style:style style:name="T305" style:family="text">
      <style:text-properties officeooo:rsid="01b4322d"/>
    </style:style>
    <style:style style:name="T306" style:family="text">
      <style:text-properties officeooo:rsid="01b4799e"/>
    </style:style>
    <style:style style:name="T307" style:family="text">
      <style:text-properties officeooo:rsid="01b637b1"/>
    </style:style>
    <style:style style:name="T308" style:family="text">
      <style:text-properties officeooo:rsid="01b7452e"/>
    </style:style>
    <style:style style:name="T309" style:family="text">
      <style:text-properties officeooo:rsid="01b8da4b"/>
    </style:style>
    <style:style style:name="T310" style:family="text">
      <style:text-properties officeooo:rsid="01b8f4a9"/>
    </style:style>
    <style:style style:name="T311" style:family="text">
      <style:text-properties officeooo:rsid="01ba9fcd"/>
    </style:style>
    <style:style style:name="T312" style:family="text">
      <style:text-properties officeooo:rsid="01bae2d6"/>
    </style:style>
    <style:style style:name="T313" style:family="text">
      <style:text-properties officeooo:rsid="01bdba22"/>
    </style:style>
    <style:style style:name="T314" style:family="text">
      <style:text-properties officeooo:rsid="01beda63"/>
    </style:style>
    <style:style style:name="T315" style:family="text">
      <style:text-properties officeooo:rsid="01beeb14"/>
    </style:style>
    <style:style style:name="T316" style:family="text">
      <style:text-properties officeooo:rsid="01c0213d"/>
    </style:style>
    <style:style style:name="T317" style:family="text">
      <style:text-properties officeooo:rsid="01c0ba6e"/>
    </style:style>
    <style:style style:name="T318" style:family="text">
      <style:text-properties officeooo:rsid="01c3f0f2"/>
    </style:style>
    <style:style style:name="T319" style:family="text">
      <style:text-properties officeooo:rsid="01c45d47"/>
    </style:style>
    <style:style style:name="T320" style:family="text">
      <style:text-properties officeooo:rsid="01c4d94e"/>
    </style:style>
    <style:style style:name="T321" style:family="text">
      <style:text-properties officeooo:rsid="01c8360e"/>
    </style:style>
    <style:style style:name="T322" style:family="text">
      <style:text-properties officeooo:rsid="01c92e60"/>
    </style:style>
    <style:style style:name="T323" style:family="text">
      <style:text-properties officeooo:rsid="01cc91aa"/>
    </style:style>
    <style:style style:name="T324" style:family="text">
      <style:text-properties officeooo:rsid="01cf8ae4"/>
    </style:style>
    <style:style style:name="T325" style:family="text">
      <style:text-properties officeooo:rsid="01d04062"/>
    </style:style>
    <style:style style:name="T326" style:family="text">
      <style:text-properties officeooo:rsid="01d0ec11"/>
    </style:style>
    <style:style style:name="T327" style:family="text">
      <style:text-properties officeooo:rsid="01d1d51d"/>
    </style:style>
    <style:style style:name="T328" style:family="text">
      <style:text-properties officeooo:rsid="01d29c02"/>
    </style:style>
    <style:style style:name="T329" style:family="text">
      <style:text-properties officeooo:rsid="01d4aa6c"/>
    </style:style>
    <style:style style:name="T330" style:family="text">
      <style:text-properties officeooo:rsid="01d59269"/>
    </style:style>
    <style:style style:name="T331" style:family="text">
      <style:text-properties officeooo:rsid="01d7fffd"/>
    </style:style>
    <style:style style:name="T332" style:family="text">
      <style:text-properties officeooo:rsid="01d8dcee"/>
    </style:style>
    <style:style style:name="T333" style:family="text">
      <style:text-properties officeooo:rsid="01dbb161"/>
    </style:style>
    <style:style style:name="T334" style:family="text">
      <style:text-properties officeooo:rsid="01dbd23c"/>
    </style:style>
    <style:style style:name="T335" style:family="text">
      <style:text-properties officeooo:rsid="01dc89ff"/>
    </style:style>
    <style:style style:name="T336" style:family="text">
      <style:text-properties officeooo:rsid="01dd8382"/>
    </style:style>
    <style:style style:name="T337" style:family="text">
      <style:text-properties officeooo:rsid="01e06bd3"/>
    </style:style>
    <style:style style:name="T338" style:family="text">
      <style:text-properties officeooo:rsid="01e151e8"/>
    </style:style>
    <style:style style:name="T339" style:family="text">
      <style:text-properties officeooo:rsid="01e3e2f0"/>
    </style:style>
    <style:style style:name="T340" style:family="text">
      <style:text-properties officeooo:rsid="01e50c2b"/>
    </style:style>
    <style:style style:name="T341" style:family="text">
      <style:text-properties officeooo:rsid="01e6d3c1"/>
    </style:style>
    <style:style style:name="T342" style:family="text">
      <style:text-properties officeooo:rsid="018f7710"/>
    </style:style>
    <style:style style:name="T343" style:family="text">
      <style:text-properties officeooo:rsid="01e8a325"/>
    </style:style>
    <style:style style:name="T344" style:family="text">
      <style:text-properties officeooo:rsid="01e933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9"><text:tab/></text:span><text:span text:style-name="T130">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409"><text:tab/>KeySpatialProperties Object</text:p>
      <text:p text:style-name="P409"><text:tab/>KeyFrame Object</text:p>
      <text:p text:style-name="P409"><text:tab/>PropertyAnim Object</text:p>
      <text:p text:style-name="P409"><text:tab/>MaskAnim Object</text:p>
      <text:p text:style-name="P409"><text:tab/>EffectAnim Object</text:p>
      <text:p text:style-name="P409"><text:tab/>LayerAnim Object</text:p>
      <text:p text:style-name="P409"><text:tab/><text:span text:style-name="T305">IKRig Object</text:span></text:p>
      <text:p text:style-name="P409"><text:tab/>PropertyDescription <text:span text:style-name="T321">Object</text:span></text:p>
      <text:p text:style-name="P409"><text:tab/><text:span text:style-name="T329">Controller Object</text:span></text:p>
      <text:p text:style-name="P25"/>
      <text:p text:style-name="P24">Duik <text:span text:style-name="T253">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7"><text:tab/><text:tab/>exposure<text:tab/></text:p>
      <text:p text:style-name="P28"><text:tab/><text:tab/>addBones</text:p>
      <text:p text:style-name="P29"><text:tab/><text:tab/>addZeros</text:p>
      <text:p text:style-name="P29"><text:tab/><text:tab/>rotationMorph</text:p>
      <text:p text:style-name="P30"><text:tab/><text:tab/>swing</text:p>
      <text:p text:style-name="P30"><text:tab/><text:tab/><text:span text:style-name="T150">wheel</text:span></text:p>
      <text:p text:style-name="P30"><text:tab/><text:tab/><text:span text:style-name="T152">morpher</text:span></text:p>
      <text:p text:style-name="P30"><text:tab/><text:tab/><text:span text:style-name="T156">lensFlare</text:span></text:p>
      <text:p text:style-name="P31"><text:tab/><text:tab/>distanceLink</text:p>
      <text:p text:style-name="P32"><text:tab/><text:tab/>spring</text:p>
      <text:p text:style-name="P33"><text:tab/><text:tab/><text:span text:style-name="T235">replaceInExpressions</text:span></text:p>
      <text:p text:style-name="P33"><text:tab/><text:tab/><text:span text:style-name="T235">replaceInLayersExpressions</text:span></text:p>
      <text:p text:style-name="P475"><text:tab/><text:span text:style-name="T256"><text:tab/>copyAnim</text:span></text:p>
      <text:p text:style-name="P451"><text:tab/><text:tab/>pasteAnim</text:p>
      <text:p text:style-name="P451"><text:tab/><text:tab/><text:span text:style-name="T340">rigPaint</text:span></text:p>
      <text:p text:style-name="P32"/>
      <text:p text:style-name="P16">Duik.setup</text:p>
      <text:p text:style-name="P16"/>
      <text:p text:style-name="P13"><text:tab/>Attributes</text:p>
      <text:p text:style-name="P10"><text:tab/><text:span text:style-name="T135">Methods</text:span></text:p>
      <text:p text:style-name="P10"><text:tab/><text:tab/><text:span text:style-name="T33">installPseudoEffects</text:span></text:p>
      <text:p text:style-name="P308"><text:tab/><text:tab/>checkPresetEffectsVersion</text:p>
      <text:p text:style-name="P28"><text:tab/></text:p>
      <text:p text:style-name="P7">Duik.uiStrings</text:p>
      <text:p text:style-name="P7"><text:soft-page-break/></text:p>
      <text:p text:style-name="P8"><text:tab/>Attributes</text:p>
      <text:p text:style-name="P8"/>
      <text:p text:style-name="P12">Duik.settings</text:p>
      <text:p text:style-name="P11"><text:tab/><text:span text:style-name="T135">Attributes</text:span></text:p>
      <text:p text:style-name="P8"><text:tab/><text:span text:style-name="T135">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6">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43">getPuppetPins</text:span></text:p>
      <text:p text:style-name="P35"><text:tab/><text:tab/><text:span text:style-name="T143">getDistance</text:span></text:p>
      <text:p text:style-name="P36"><text:tab/><text:tab/>rigProperty</text:p>
      <text:p text:style-name="P36"><text:tab/><text:tab/><text:span text:style-name="T157">deselectLayers</text:span></text:p>
      <text:p text:style-name="P36"><text:tab/><text:tab/><text:span text:style-name="T157">checkNames</text:span></text:p>
      <text:p text:style-name="P36"><text:tab/><text:tab/><text:span text:style-name="T235">getItem</text:span></text:p>
      <text:p text:style-name="P474"><text:tab/><text:tab/><text:span text:style-name="T256">getKey</text:span></text:p>
      <text:p text:style-name="P452"><text:tab/><text:tab/>getPropertyAnims</text:p>
      <text:p text:style-name="P452"><text:tab/><text:tab/>getPropertyAnim</text:p>
      <text:p text:style-name="P452"><text:tab/><text:tab/>setPropertyAnim</text:p>
      <text:p text:style-name="P452"><text:tab/><text:tab/>addKey</text:p>
      <text:p text:style-name="P452"><text:tab/><text:tab/>getFirstKeyTime</text:p>
      <text:p text:style-name="P452"><text:span text:style-name="T254"><text:tab/><text:tab/>has</text:span>SelectedKeys</text:p>
      <text:p text:style-name="P453"><text:tab/><text:tab/><text:span text:style-name="T308">convertCollectionToArray</text:span></text:p>
      <text:p text:style-name="P453"><text:tab/><text:tab/><text:span text:style-name="T308">prepIK</text:span></text:p>
      <text:p text:style-name="P453"><text:tab/><text:tab/><text:span text:style-name="T329">getControllers</text:span></text:p>
      <text:p text:style-name="P482">Introduction</text:p>
      <text:p text:style-name="P37"/>
      <text:p text:style-name="P37"><text:tab/>libDuik is a complete library of <text:span text:style-name="T116">objects</text:span>, attributes and methods from Duik – Duduf IK &amp; Animation Tools for After Effects. It allows to easily include Duik functions into other scripts.</text:p>
      <text:p text:style-name="P37"/>
      <text:p text:style-name="P37"><text:tab/><text:span text:style-name="T117">Including libDuik in your scripts</text:span></text:p>
      <text:p text:style-name="P37"/>
      <text:p text:style-name="P38"><text:tab/><text:span text:style-name="T13">There are three ways to use libDuik in your scripts:</text:span></text:p>
      <text:p text:style-name="P38"/>
      <text:p text:style-name="P38"><text:span text:style-name="T13"><text:tab/></text:span><text:span text:style-name="T53">• #include «libDuik.jsxinc»</text:span></text:p>
      <text:p text:style-name="P39"><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0"><text:span text:style-name="T13"><text:tab/></text:span><text:span text:style-name="T15">This is the recommended way of including libDuik.</text:span></text:p>
      <text:p text:style-name="P38"/>
      <text:p text:style-name="P38"><text:span text:style-name="T13"><text:tab/></text:span><text:span text:style-name="T34">• Copying all content of libDuik.jsxinc in the beginning of your script</text:span></text:p>
      <text:p text:style-name="P38"><text:span text:style-name="T13"><text:tab/>Copying the whole library inside your script allow</text:span><text:span text:style-name="T16">s</text:span><text:span text:style-name="T13"> you to deploy only one file.</text:span></text:p>
      <text:p text:style-name="P38"/>
      <text:p text:style-name="P38"><text:span text:style-name="T13"><text:tab/></text:span><text:span text:style-name="T35">• Renaming </text:span><text:span text:style-name="T54">libDuik.jsxinc</text:span><text:span text:style-name="T35"> to </text:span><text:span text:style-name="T54">libDuik.jsx</text:span><text:span text:style-name="T35"> and move it to Scripts/Startup/</text:span></text:p>
      <text:p text:style-name="P38"><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8"><text:tab/></text:span><text:span text:style-name="T121">Installing libDuik</text:span></text:p>
      <text:p text:style-name="P38"/>
      <text:p text:style-name="P335"><text:span text:style-name="T120"><text:tab/></text:span><text:span text:style-name="T162">• Using pseudo effects</text:span></text:p>
      <text:p text:style-name="P335"><text:span text:style-name="T162"><text:tab/></text:span><text:span text:style-name="T158">This is the default behaviour, and you should prefer </text:span><text:span text:style-name="T161">to</text:span><text:span text:style-name="T158"> use libDuik this way.</text:span></text:p>
      <text:p text:style-name="P189"/>
      <text:p text:style-name="P335"><text:span text:style-name="T158"><text:tab/>At first launch, libDuik will automatically check if the pseudo effects it needs are already installed, and, if not, it will attempt to install them, by writing them in the file called </text:span><text:span text:style-name="T169">presetEffects.xml</text:span><text:span text:style-name="T158"> inside the installation folder of After effects.</text:span></text:p>
      <text:p text:style-name="P336"><text:span text:style-name="T158"><text:tab/>To achieve this, </text:span><text:span text:style-name="T162">libDuik needs to be allowed to write files</text:span><text:span text:style-name="T158"> by After Effects. The only way to do this is </text:span><text:span text:style-name="T160">for</text:span><text:span text:style-name="T158"> the user to check the box called « Allow scripts to write files... » in the general preferences of After Effects.</text:span></text:p>
      <text:p text:style-name="P336"/>
      <text:p text:style-name="P336"><text:span text:style-name="T159">Note: </text:span><text:span text:style-name="T158">You can open the preferences dialog in your scripts with:</text:span></text:p>
      <text:p text:style-name="P608"><text:span text:style-name="T158"><text:tab/></text:span><text:span text:style-name="T169">app.executeCommand(2359);</text:span></text:p>
      <text:p text:style-name="P337"><text:span text:style-name="T182">but the user will have to check the box </text:span><text:span text:style-name="T183">it</text:span><text:span text:style-name="T182">self.</text:span></text:p>
      <text:p text:style-name="P337"/>
      <text:p text:style-name="P337"><text:span text:style-name="T182"><text:tab/></text:span><text:span text:style-name="T185">After the very first run of libDuik, </text:span><text:span text:style-name="T186">if the pseudo effects were not already available</text:span><text:span text:style-name="T185">, the user will have to restart After Effects for the pseudo effects to be loaded by After Effects.</text:span></text:p>
      <text:p text:style-name="P337"/>
      <text:p text:style-name="P337"><text:span text:style-name="T182"><text:tab/></text:span><text:span text:style-name="T184">If you want to use libDuik without allowing the scripts to write files, you can manually add the pseudo effects to </text:span><text:span text:style-name="T170">presetEffects.xml</text:span><text:span text:style-name="T184">: Copy/paste the content of the file Duik_presetEffects.xml </text:span><text:span text:style-name="T187">distributed</text:span><text:span text:style-name="T184"> with libDuik, in </text:span><text:span text:style-name="T170">presetEffects.xml</text:span><text:span text:style-name="T184">, just before the last line « &lt;/effects&gt; ».</text:span></text:p>
      <text:p text:style-name="P337"><text:span text:style-name="T184"><text:tab/></text:span><text:span text:style-name="T188">Note that on Mac OS you will have to change the file permissions to be able to modify it.</text:span></text:p>
      <text:p text:style-name="P337"/>
      <text:p text:style-name="P337"><text:span text:style-name="T184"><text:tab/></text:span><text:span text:style-name="T185">•</text:span><text:span text:style-name="T189"> Using presets</text:span></text:p>
      <text:p text:style-name="P338"><text:span text:style-name="T191"><text:tab/>If you cannot modify </text:span><text:span text:style-name="T172">presetEffects.xml</text:span><text:span text:style-name="T191">, or for any other reason, you can use </text:span><text:span text:style-name="T172">.ffx</text:span><text:span text:style-name="T191"> presets.</text:span></text:p>
      <text:p text:style-name="P338"><text:span text:style-name="T191"><text:tab/></text:span><text:span text:style-name="T192">You just have to set </text:span><text:span text:style-name="T173">Duik.usePresets</text:span><text:span text:style-name="T192"> to </text:span><text:span text:style-name="T173">true</text:span><text:span text:style-name="T192">.</text:span></text:p>
      <text:p text:style-name="P338"/>
      <text:p text:style-name="P338"><text:span text:style-name="T192"><text:tab/>Note: if libDuik was not able to update </text:span><text:span text:style-name="T173">presetEffects.xml</text:span><text:span text:style-name="T192">, it will default </text:span><text:span text:style-name="T246">Duik</text:span><text:span text:style-name="T181">.usePresets </text:span><text:span text:style-name="T192">to </text:span><text:soft-page-break/><text:span text:style-name="T243">true</text:span><text:span text:style-name="T192">. If </text:span><text:span text:style-name="T173">presetEffects.xml </text:span><text:span text:style-name="T192">is up-to-date, </text:span><text:span text:style-name="T246">Duik</text:span><text:span text:style-name="T181">.usePresets</text:span><text:span text:style-name="T192"> will be </text:span><text:span text:style-name="T243">false</text:span><text:span text:style-name="T192"> by default.</text:span></text:p>
      <text:p text:style-name="P339"><text:span text:style-name="T192"><text:tab/></text:span><text:span text:style-name="T193">By default, </text:span><text:span text:style-name="T194">lib</text:span><text:span text:style-name="T193">Duik will look for </text:span><text:span text:style-name="T174">.ffx</text:span><text:span text:style-name="T193"> files inside its own folder. You can specify another folder by setting the path to </text:span><text:span text:style-name="T174">Duik.presetPath</text:span><text:span text:style-name="T193"> with an ending « / ».</text:span></text:p>
      <text:p text:style-name="P339"><text:span text:style-name="T193"><text:tab/></text:span><text:span text:style-name="T195">The </text:span><text:span text:style-name="T175">.ffx </text:span><text:span text:style-name="T195">files must be named by the corresponding pseudo effects match</text:span><text:span text:style-name="T204">N</text:span><text:span text:style-name="T195">ames </text:span><text:span text:style-name="T198">plus the extension (</text:span><text:span text:style-name="T177">.ffx</text:span><text:span text:style-name="T198">)</text:span><text:span text:style-name="T195">. </text:span><text:span text:style-name="T196">A complete list of those match</text:span><text:span text:style-name="T205">N</text:span><text:span text:style-name="T196">ames is available in this document.</text:span></text:p>
      <text:p text:style-name="P339"/>
      <text:p text:style-name="P339"><text:span text:style-name="T196"><text:tab/></text:span><text:span text:style-name="T197">Note: if </text:span><text:span text:style-name="T176">presetEffects.xml</text:span><text:span text:style-name="T197"> is not updated with libDuik pseudo effects, when using presets After Effects may warn for missing effects. libDuik will work well anyway.</text:span></text:p>
      <text:p text:style-name="P339"/>
      <text:p text:style-name="P339"><text:span text:style-name="T197"><text:tab/></text:span><text:span text:style-name="T199">Note: the presets distributed with libDuik are C</text:span><text:span text:style-name="T200">C2014</text:span><text:span text:style-name="T199"> versions </text:span><text:span text:style-name="T201">(for this alpha version of libDuik. Later versions </text:span><text:span text:style-name="T202">may</text:span><text:span text:style-name="T201"> be distributed with CS6, or even CS4 versions of presets)</text:span><text:span text:style-name="T199">. Sadly, After Effects presets cannot be used with older versions of After Effects than the one used to create them. If you need to use presets </text:span><text:span text:style-name="T203">with older versions</text:span><text:span text:style-name="T199">, you will have to create your own.</text:span></text:p>
      <text:p text:style-name="P38"/>
      <text:p text:style-name="P38"><text:span text:style-name="T18"><text:tab/></text:span><text:span text:style-name="T118">Using libDuik</text:span></text:p>
      <text:p text:style-name="P38"/>
      <text:p text:style-name="P38"><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190"><text:tab/></text:p>
      <text:p text:style-name="P38"><text:span text:style-name="T19"><text:tab/></text:span><text:span text:style-name="T21">libDuik is loaded only once; this allows a faster </text:span><text:span text:style-name="T25">launch</text:span><text:span text:style-name="T21"> of your scripts</text:span><text:span text:style-name="T22">.</text:span></text:p>
      <text:p text:style-name="P38"/>
      <text:p text:style-name="P38"><text:span text:style-name="T22"><text:tab/></text:span><text:span text:style-name="T119">Modifying libDuik</text:span></text:p>
      <text:p text:style-name="P38"/>
      <text:p text:style-name="P42"><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607"><text:span text:style-name="T27"><text:tab/></text:span><text:span text:style-name="T45">if (typeof </text:span><text:span text:style-name="T247">Duik</text:span><text:span text:style-name="T45"> === 'object') delete </text:span><text:span text:style-name="T247">Duik</text:span><text:span text:style-name="T45">;</text:span></text:p>
      <text:p text:style-name="P41"><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483"><text:span text:style-name="T24">P</text:span><text:span text:style-name="T13">seudo Effects List</text:span></text:p>
      <text:p text:style-name="P340"/>
      <text:p text:style-name="P343"><text:span text:style-name="T13"><text:tab/></text:span><text:span text:style-name="T163">libDuik uses pseudo effects instead of expression controls. Those effects must be added to </text:span><text:span text:style-name="T171">presetEffects.xml</text:span><text:span text:style-name="T163"> (see </text:span><text:span text:style-name="T171">Introduction, Installing libDuik</text:span><text:span text:style-name="T163"> for more details).</text:span></text:p>
      <text:p text:style-name="P343"><text:span text:style-name="T163"><text:tab/></text:span><text:span text:style-name="T166">The XML </text:span><text:span text:style-name="T167">code</text:span><text:span text:style-name="T166"> used to create those effects is </text:span><text:span text:style-name="T179">D</text:span><text:span text:style-name="T180">uik</text:span><text:span text:style-name="T179">_presetEffects.xml</text:span></text:p>
      <text:p text:style-name="P343"/>
      <text:p text:style-name="P343"><text:span text:style-name="T163"><text:tab/></text:span><text:span text:style-name="T164">Here is a list of the effects available.</text:span></text:p>
      <text:p text:style-name="P191"/>
      <text:p text:style-name="P343"><text:span text:style-name="T164"><text:tab/></text:span><text:span text:style-name="T165">Those effects can be added on any layer </text:span><text:span text:style-name="T168">with</text:span><text:span text:style-name="T165">:</text:span></text:p>
      <text:p text:style-name="P609"><text:span text:style-name="T165"><text:tab/><text:tab/></text:span><text:span text:style-name="T178">layer.effect.addProperty(matchName)</text:span></text:p>
      <text:p text:style-name="P312"><text:tab/>Example:</text:p>
      <text:p text:style-name="P610"><text:span text:style-name="T171"><text:tab/><text:tab/>app.project.activeItem.layer(1).effect.addProperty(</text:span><text:span text:style-name="T252">'DUIK_One_Layer_IK'</text:span><text:span text:style-name="T171">);</text:span></text:p>
      <text:p text:style-name="P343"/>
      <table:table table:name="Tableau8" table:style-name="Tableau8">
        <table:table-column table:style-name="Tableau8.A" table:number-columns-repeated="3"/>
        <table:table-row>
          <table:table-cell table:style-name="Tableau8.A1" office:value-type="string">
            <text:p text:style-name="P489">matchName</text:p>
          </table:table-cell>
          <table:table-cell table:style-name="Tableau8.A1" office:value-type="string">
            <text:p text:style-name="P490">Description</text:p>
          </table:table-cell>
          <table:table-cell table:style-name="Tableau8.C1" office:value-type="string">
            <text:p text:style-name="P490">Screenshot</text:p>
          </table:table-cell>
        </table:table-row>
        <table:table-row>
          <table:table-cell table:style-name="Tableau8.A2" office:value-type="string">
            <text:p text:style-name="P510">DUIK_One_Layer_IK</text:p>
          </table:table-cell>
          <table:table-cell table:style-name="Tableau8.A2" office:value-type="string">
            <text:p text:style-name="P512">Used by one layer IK</text:p>
          </table:table-cell>
          <table:table-cell table:style-name="Tableau8.C2" office:value-type="string">
            <text:p text:style-name="P511"/>
          </table:table-cell>
        </table:table-row>
        <table:table-row>
          <table:table-cell table:style-name="Tableau8.A2" office:value-type="string">
            <text:p text:style-name="P510">DUIK_Two_Layer_IK</text:p>
          </table:table-cell>
          <table:table-cell table:style-name="Tableau8.A2" office:value-type="string">
            <text:p text:style-name="P512">Used by two layer IK</text:p>
          </table:table-cell>
          <table:table-cell table:style-name="Tableau8.C2" office:value-type="string">
            <text:p text:style-name="P511"/>
          </table:table-cell>
        </table:table-row>
        <table:table-row>
          <table:table-cell table:style-name="Tableau8.A2" office:value-type="string">
            <text:p text:style-name="P510">DUIK_3D_Wiggle</text:p>
          </table:table-cell>
          <table:table-cell table:style-name="Tableau8.A2" office:value-type="string">
            <text:p text:style-name="P512">Used for wiggle on 3D properties</text:p>
          </table:table-cell>
          <table:table-cell table:style-name="Tableau8.C2" office:value-type="string">
            <text:p text:style-name="P511"/>
          </table:table-cell>
        </table:table-row>
        <table:table-row>
          <table:table-cell table:style-name="Tableau8.A2" office:value-type="string">
            <text:p text:style-name="P510">DUIK_2D_Wiggle</text:p>
          </table:table-cell>
          <table:table-cell table:style-name="Tableau8.A2" office:value-type="string">
            <text:p text:style-name="P512">Used by wiggle on 2D properties</text:p>
          </table:table-cell>
          <table:table-cell table:style-name="Tableau8.C2" office:value-type="string">
            <text:p text:style-name="P511"/>
          </table:table-cell>
        </table:table-row>
        <table:table-row>
          <table:table-cell table:style-name="Tableau8.A2" office:value-type="string">
            <text:p text:style-name="P510">DUIK_1D_Wiggle</text:p>
          </table:table-cell>
          <table:table-cell table:style-name="Tableau8.A2" office:value-type="string">
            <text:p text:style-name="P512">Used by wiggle on 1D properties </text:p>
          </table:table-cell>
          <table:table-cell table:style-name="Tableau8.C2" office:value-type="string">
            <text:p text:style-name="P511"/>
          </table:table-cell>
        </table:table-row>
        <table:table-row>
          <table:table-cell table:style-name="Tableau8.A2" office:value-type="string">
            <text:p text:style-name="P510">DUIK_Exposure</text:p>
          </table:table-cell>
          <table:table-cell table:style-name="Tableau8.A2" office:value-type="string">
            <text:p text:style-name="P512">Used by exposure, <text:span text:style-name="T218">in fixed</text:span> mode</text:p>
          </table:table-cell>
          <table:table-cell table:style-name="Tableau8.C2" office:value-type="string">
            <text:p text:style-name="P511"/>
          </table:table-cell>
        </table:table-row>
        <table:table-row>
          <table:table-cell table:style-name="Tableau8.A2" office:value-type="string">
            <text:p text:style-name="P510">DUIK_RotMorph</text:p>
          </table:table-cell>
          <table:table-cell table:style-name="Tableau8.A2" office:value-type="string">
            <text:p text:style-name="P513">Used by Rotation Morph</text:p>
          </table:table-cell>
          <table:table-cell table:style-name="Tableau8.C2" office:value-type="string">
            <text:p text:style-name="P511"/>
          </table:table-cell>
        </table:table-row>
        <table:table-row>
          <table:table-cell table:style-name="Tableau8.A2" office:value-type="string">
            <text:p text:style-name="P510">DUIK_Swing</text:p>
          </table:table-cell>
          <table:table-cell table:style-name="Tableau8.A2" office:value-type="string">
            <text:p text:style-name="P513">Used by Swing (oscillation)</text:p>
          </table:table-cell>
          <table:table-cell table:style-name="Tableau8.C2" office:value-type="string">
            <text:p text:style-name="P511"/>
          </table:table-cell>
        </table:table-row>
        <table:table-row>
          <table:table-cell table:style-name="Tableau8.A2" office:value-type="string">
            <text:p text:style-name="P510">DUIK_Wheel</text:p>
          </table:table-cell>
          <table:table-cell table:style-name="Tableau8.A2" office:value-type="string">
            <text:p text:style-name="P513">Used by Wheel</text:p>
          </table:table-cell>
          <table:table-cell table:style-name="Tableau8.C2" office:value-type="string">
            <text:p text:style-name="P511"/>
          </table:table-cell>
        </table:table-row>
        <table:table-row>
          <table:table-cell table:style-name="Tableau8.A2" office:value-type="string">
            <text:p text:style-name="P510">DUIK_LensFlare</text:p>
          </table:table-cell>
          <table:table-cell table:style-name="Tableau8.A2" office:value-type="string">
            <text:p text:style-name="P513">Used by Lens Flare on the layer of the center to control size and intensity</text:p>
          </table:table-cell>
          <table:table-cell table:style-name="Tableau8.C2" office:value-type="string">
            <text:p text:style-name="P511"/>
          </table:table-cell>
        </table:table-row>
        <table:table-row>
          <table:table-cell table:style-name="Tableau8.A2" office:value-type="string">
            <text:p text:style-name="P510">DUIK_LensFlareDistance</text:p>
          </table:table-cell>
          <table:table-cell table:style-name="Tableau8.A2" office:value-type="string">
            <text:p text:style-name="P513">Used by Lens Flare on flare layers to control their distance from the center</text:p>
          </table:table-cell>
          <table:table-cell table:style-name="Tableau8.C2" office:value-type="string">
            <text:p text:style-name="P511"/>
          </table:table-cell>
        </table:table-row>
        <table:table-row>
          <table:table-cell table:style-name="Tableau8.A2" office:value-type="string">
            <text:p text:style-name="P510">DUIK_DistanceLink</text:p>
          </table:table-cell>
          <table:table-cell table:style-name="Tableau8.A2" office:value-type="string">
            <text:p text:style-name="P513">Used by Distance Link</text:p>
          </table:table-cell>
          <table:table-cell table:style-name="Tableau8.C2" office:value-type="string">
            <text:p text:style-name="P511"/>
          </table:table-cell>
        </table:table-row>
        <table:table-row>
          <table:table-cell table:style-name="Tableau8.A2" office:value-type="string">
            <text:p text:style-name="P510">DUIK_Spring</text:p>
          </table:table-cell>
          <table:table-cell table:style-name="Tableau8.A2" office:value-type="string">
            <text:p text:style-name="P513">Used by Spring on 2D and 3D properties</text:p>
          </table:table-cell>
          <table:table-cell table:style-name="Tableau8.C2" office:value-type="string">
            <text:p text:style-name="P511"/>
          </table:table-cell>
        </table:table-row>
        <table:table-row>
          <table:table-cell table:style-name="Tableau8.A2" office:value-type="string">
            <text:p text:style-name="P510">DUIK_Spring_Bounce</text:p>
          </table:table-cell>
          <table:table-cell table:style-name="Tableau8.A2" office:value-type="string">
            <text:p text:style-name="P513">Used by spring on 1D properties, includes a checkbox called 'bounce'.</text:p>
          </table:table-cell>
          <table:table-cell table:style-name="Tableau8.C2" office:value-type="string">
            <text:p text:style-name="P511"/>
          </table:table-cell>
        </table:table-row>
      </table:table>
      <text:p text:style-name="P191"/>
      <text:p text:style-name="P341"/>
      <text:p text:style-name="P341"/>
      <text:p text:style-name="P484">Objects</text:p>
      <text:p text:style-name="P334"/>
      <text:p text:style-name="P334"><text:tab/><text:span text:style-name="T255">libDuik creates new javascript instantiable javascript objects, which can be very helpful when working with After Effects, and are needed by Duik.</text:span></text:p>
      <text:p text:style-name="P355"/>
      <table:table table:name="Tableau11" table:style-name="Tableau11">
        <table:table-column table:style-name="Tableau11.A"/>
        <table:table-column table:style-name="Tableau11.B"/>
        <table:table-row>
          <table:table-cell table:style-name="Tableau11.A1" office:value-type="string">
            <text:p text:style-name="P494">Name</text:p>
          </table:table-cell>
          <table:table-cell table:style-name="Tableau11.B1" office:value-type="string">
            <text:p text:style-name="P494">Description</text:p>
          </table:table-cell>
        </table:table-row>
        <table:table-row>
          <table:table-cell table:style-name="Tableau11.A2" office:value-type="string">
            <text:p text:style-name="P387">KeySpatialProperties</text:p>
          </table:table-cell>
          <table:table-cell table:style-name="Tableau11.B2" office:value-type="string">
            <text:p text:style-name="P313">Describes all spatial properties of a KeyFrame.</text:p>
          </table:table-cell>
        </table:table-row>
        <table:table-row>
          <table:table-cell table:style-name="Tableau11.A2" office:value-type="string">
            <text:p text:style-name="P372"><text:span text:style-name="T129">KeyFram</text:span><text:span text:style-name="T131">e</text:span></text:p>
          </table:table-cell>
          <table:table-cell table:style-name="Tableau11.B2" office:value-type="string">
            <text:p text:style-name="P181"><text:span text:style-name="T31">R</text:span><text:span text:style-name="T30">epresents an animation keyframe of After Effects</text:span></text:p>
          </table:table-cell>
        </table:table-row>
        <table:table-row>
          <table:table-cell table:style-name="Tableau11.A2" office:value-type="string">
            <text:p text:style-name="P387">PropertyAnim</text:p>
          </table:table-cell>
          <table:table-cell table:style-name="Tableau11.B2" office:value-type="string">
            <text:p text:style-name="P313">Describes the keyframe animation of a given property</text:p>
          </table:table-cell>
        </table:table-row>
        <table:table-row>
          <table:table-cell table:style-name="Tableau11.A2" office:value-type="string">
            <text:p text:style-name="P387">MaskAnim</text:p>
          </table:table-cell>
          <table:table-cell table:style-name="Tableau11.B2" office:value-type="string">
            <text:p text:style-name="P313">Describes all the keyframe animations of the properties of a given Mask</text:p>
          </table:table-cell>
        </table:table-row>
        <table:table-row>
          <table:table-cell table:style-name="Tableau11.A2" office:value-type="string">
            <text:p text:style-name="P387">EffectAnim</text:p>
          </table:table-cell>
          <table:table-cell table:style-name="Tableau11.B2" office:value-type="string">
            <text:p text:style-name="P313">Describes all the keyframe animations of the properties of a given Effect</text:p>
          </table:table-cell>
        </table:table-row>
        <table:table-row>
          <table:table-cell table:style-name="Tableau11.A2" office:value-type="string">
            <text:p text:style-name="P387">LayerAnim</text:p>
          </table:table-cell>
          <table:table-cell table:style-name="Tableau11.B2" office:value-type="string">
            <text:p text:style-name="P313">Describes all the keyframe animations of the transformation, masks, and effects of a layer</text:p>
          </table:table-cell>
        </table:table-row>
        <table:table-row>
          <table:table-cell table:style-name="Tableau11.A2" office:value-type="string">
            <text:p text:style-name="P388">IKRig</text:p>
          </table:table-cell>
          <table:table-cell table:style-name="Tableau11.B2" office:value-type="string">
            <text:p text:style-name="P322">Describe<text:span text:style-name="T322">s</text:span> an IK created by Duik (layers needed, type, goal, controller...)</text:p>
          </table:table-cell>
        </table:table-row>
        <table:table-row>
          <table:table-cell table:style-name="Tableau11.A2" office:value-type="string">
            <text:p text:style-name="P388">PropertyDescription </text:p>
          </table:table-cell>
          <table:table-cell table:style-name="Tableau11.B2" office:value-type="string">
            <text:p text:style-name="P326">Describes any property (useful to retrieve a property if the <text:s/>selection changes in the effects)</text:p>
          </table:table-cell>
        </table:table-row>
        <table:table-row>
          <table:table-cell table:style-name="Tableau11.A2" office:value-type="string">
            <text:p text:style-name="P393">Controller</text:p>
          </table:table-cell>
          <table:table-cell table:style-name="Tableau11.B2" office:value-type="string">
            <text:p text:style-name="P329">A controller created by Duik</text:p>
          </table:table-cell>
        </table:table-row>
      </table:table>
      <text:p text:style-name="P414"/>
      <text:p text:style-name="P17"><text:span text:style-name="T257">KeySpatialProperties </text:span><text:span text:style-name="T258">o</text:span><text:span text:style-name="T257">bject </text:span><text:span text:style-name="T258">attributes</text:span></text:p>
      <text:p text:style-name="P17"/>
      <text:p text:style-name="P440">Describes all spatial properties of a KeyFrame.</text:p>
      <text:p text:style-name="P87"/>
      <text:p text:style-name="P94"><text:span text:style-name="T257">KeySpatialProperties.</text:span><text:span text:style-name="T258">inTangent</text:span></text:p>
      <text:p text:style-name="P397">KeySpatialProperties.outTangent</text:p>
      <text:p text:style-name="P397">KeySpatialProperties.continuous</text:p>
      <text:p text:style-name="P397">KeySpatialProperties.autoBezier</text:p>
      <text:p text:style-name="P397">KeySpatialProperties.roving</text:p>
      <text:p text:style-name="P87"/>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1">Name</text:p>
          </table:table-cell>
          <table:table-cell table:style-name="Tableau12.A1" office:value-type="string">
            <text:p text:style-name="P561">Type</text:p>
          </table:table-cell>
          <table:table-cell table:style-name="Tableau12.C1" office:value-type="string">
            <text:p text:style-name="P561">Description</text:p>
          </table:table-cell>
        </table:table-row>
        <table:table-row>
          <table:table-cell table:style-name="Tableau12.A2" office:value-type="string">
            <text:p text:style-name="P589">inTangent</text:p>
          </table:table-cell>
          <table:table-cell table:style-name="Tableau12.A2" office:value-type="string">
            <text:p text:style-name="P561">float or Array of float</text:p>
          </table:table-cell>
          <table:table-cell table:style-name="Tableau12.C2" office:value-type="string">
            <text:p text:style-name="P561">In spatial tangent of the key<text:span text:style-name="T279">frame</text:span></text:p>
          </table:table-cell>
        </table:table-row>
        <table:table-row>
          <table:table-cell table:style-name="Tableau12.A2" office:value-type="string">
            <text:p text:style-name="P589">outTangent</text:p>
          </table:table-cell>
          <table:table-cell table:style-name="Tableau12.A2" office:value-type="string">
            <text:p text:style-name="P561">float or Array of float</text:p>
          </table:table-cell>
          <table:table-cell table:style-name="Tableau12.C2" office:value-type="string">
            <text:p text:style-name="P561">Out spatial tangent of the key<text:span text:style-name="T279">frame</text:span></text:p>
          </table:table-cell>
        </table:table-row>
        <table:table-row>
          <table:table-cell table:style-name="Tableau12.A2" office:value-type="string">
            <text:p text:style-name="P589">continuous</text:p>
          </table:table-cell>
          <table:table-cell table:style-name="Tableau12.A2" office:value-type="string">
            <text:p text:style-name="P561">boolean</text:p>
          </table:table-cell>
          <table:table-cell table:style-name="Tableau12.C2" office:value-type="string">
            <text:p text:style-name="P561">Spatial interpolation set to continuous</text:p>
          </table:table-cell>
        </table:table-row>
        <table:table-row>
          <table:table-cell table:style-name="Tableau12.A2" office:value-type="string">
            <text:p text:style-name="P589">autoBezier</text:p>
          </table:table-cell>
          <table:table-cell table:style-name="Tableau12.A2" office:value-type="string">
            <text:p text:style-name="P561">boolean</text:p>
          </table:table-cell>
          <table:table-cell table:style-name="Tableau12.C2" office:value-type="string">
            <text:p text:style-name="P561">Spatial interpolation set to auto Bezier</text:p>
          </table:table-cell>
        </table:table-row>
        <table:table-row>
          <table:table-cell table:style-name="Tableau12.A2" office:value-type="string">
            <text:p text:style-name="P589">roving</text:p>
          </table:table-cell>
          <table:table-cell table:style-name="Tableau12.A2" office:value-type="string">
            <text:p text:style-name="P561">boolean</text:p>
          </table:table-cell>
          <table:table-cell table:style-name="Tableau12.C2" office:value-type="string">
            <text:p text:style-name="P561">Key<text:span text:style-name="T279">frame</text:span> set to roving</text:p>
          </table:table-cell>
        </table:table-row>
      </table:table>
      <text:p text:style-name="P17"/>
      <text:p text:style-name="P415"><text:span text:style-name="T129">KeyFrame </text:span><text:span text:style-name="T132">o</text:span><text:span text:style-name="T129">bject </text:span><text:span text:style-name="T132">attributes</text:span></text:p>
      <text:p text:style-name="P415"/>
      <text:p text:style-name="P373"><text:span text:style-name="T38">R</text:span><text:span text:style-name="T39">epresents an animation keyframe of After Effects</text:span></text:p>
      <text:p text:style-name="P374"><text:soft-page-break/><text:span text:style-name="T39">S</text:span><text:span text:style-name="T37">ee </text:span><text:span text:style-name="T283">Duik.utils.getKey()</text:span><text:span text:style-name="T37"> and </text:span><text:span text:style-name="T283">Duik.utils.addKey()</text:span></text:p>
      <text:p text:style-name="P415"/>
      <text:p text:style-name="P95"><text:span text:style-name="T257">KeyFrame.</text:span><text:span text:style-name="T259">time</text:span></text:p>
      <text:p text:style-name="P95"><text:span text:style-name="T257">KeyFrame</text:span><text:span text:style-name="T258">.</text:span><text:span text:style-name="T259">value</text:span></text:p>
      <text:p text:style-name="P95"><text:span text:style-name="T257">KeyFrame</text:span><text:span text:style-name="T258">.</text:span><text:span text:style-name="T259">inInterpolationType</text:span></text:p>
      <text:p text:style-name="P95"><text:span text:style-name="T257">KeyFrame</text:span><text:span text:style-name="T258">.</text:span><text:span text:style-name="T259">outInterpolationType</text:span></text:p>
      <text:p text:style-name="P95"><text:span text:style-name="T257">KeyFrame</text:span><text:span text:style-name="T258">.</text:span><text:span text:style-name="T259">spatial</text:span></text:p>
      <text:p text:style-name="P398">KeyFrame.spatialProperties</text:p>
      <text:p text:style-name="P398">KeyFrame.inEase</text:p>
      <text:p text:style-name="P398">KeyFrame.outEase</text:p>
      <text:p text:style-name="P398">KeyFrame.continuous</text:p>
      <text:p text:style-name="P398">KeyFrame.autoBezier</text:p>
      <text:p text:style-name="P88"/>
      <table:table table:name="Tableau13" table:style-name="Tableau13">
        <table:table-column table:style-name="Tableau13.A"/>
        <table:table-column table:style-name="Tableau13.B"/>
        <table:table-column table:style-name="Tableau13.C"/>
        <table:table-row>
          <table:table-cell table:style-name="Tableau13.A1" office:value-type="string">
            <text:p text:style-name="P562">Name</text:p>
          </table:table-cell>
          <table:table-cell table:style-name="Tableau13.A1" office:value-type="string">
            <text:p text:style-name="P562">Type</text:p>
          </table:table-cell>
          <table:table-cell table:style-name="Tableau13.C1" office:value-type="string">
            <text:p text:style-name="P562">Description</text:p>
          </table:table-cell>
        </table:table-row>
        <table:table-row>
          <table:table-cell table:style-name="Tableau13.A2" office:value-type="string">
            <text:p text:style-name="P590">time</text:p>
          </table:table-cell>
          <table:table-cell table:style-name="Tableau13.A2" office:value-type="string">
            <text:p text:style-name="P562">float</text:p>
          </table:table-cell>
          <table:table-cell table:style-name="Tableau13.C2" office:value-type="string">
            <text:p text:style-name="P568">Time of the keyframe in the comp</text:p>
          </table:table-cell>
        </table:table-row>
        <table:table-row>
          <table:table-cell table:style-name="Tableau13.A2" office:value-type="string">
            <text:p text:style-name="P590">value</text:p>
          </table:table-cell>
          <table:table-cell table:style-name="Tableau13.A2" office:value-type="string">
            <text:p text:style-name="P568">Any AFX propertyValueType</text:p>
          </table:table-cell>
          <table:table-cell table:style-name="Tableau13.C2" office:value-type="string">
            <text:p text:style-name="P568">Value of the keyframe</text:p>
          </table:table-cell>
        </table:table-row>
        <table:table-row>
          <table:table-cell table:style-name="Tableau13.A2" office:value-type="string">
            <text:p text:style-name="P590">inInterpolationType</text:p>
          </table:table-cell>
          <table:table-cell table:style-name="Tableau13.A2" office:value-type="string">
            <text:p text:style-name="P568">Enumerated value; one of:<text:line-break/>KeyframeInterpolationType.LINEAR</text:p>
            <text:p text:style-name="P568">KeyframeInterpolationType.BEZIER</text:p>
            <text:p text:style-name="P568">KeyframeInterpolationType.HOLD</text:p>
          </table:table-cell>
          <table:table-cell table:style-name="Tableau13.C2" office:value-type="string">
            <text:p text:style-name="P568">In interpolation type of the keyframe</text:p>
          </table:table-cell>
        </table:table-row>
        <table:table-row>
          <table:table-cell table:style-name="Tableau13.A2" office:value-type="string">
            <text:p text:style-name="P591"><text:span text:style-name="T280">out</text:span>InterpolationType</text:p>
          </table:table-cell>
          <table:table-cell table:style-name="Tableau13.A2" office:value-type="string">
            <text:p text:style-name="P569">Enumerated value; one of:<text:line-break/>KeyframeInterpolationType.LINEAR</text:p>
            <text:p text:style-name="P569">KeyframeInterpolationType.BEZIER</text:p>
            <text:p text:style-name="P569">KeyframeInterpolationType.HOLD</text:p>
          </table:table-cell>
          <table:table-cell table:style-name="Tableau13.C2" office:value-type="string">
            <text:p text:style-name="P569"><text:span text:style-name="T280">Out</text:span> interpolation type of the keyframe</text:p>
          </table:table-cell>
        </table:table-row>
        <table:table-row>
          <table:table-cell table:style-name="Tableau13.A2" office:value-type="string">
            <text:p text:style-name="P592">spatial</text:p>
          </table:table-cell>
          <table:table-cell table:style-name="Tableau13.A2" office:value-type="string">
            <text:p text:style-name="P562">boolean</text:p>
          </table:table-cell>
          <table:table-cell table:style-name="Tableau13.C2" office:value-type="string">
            <text:p text:style-name="P571">True if the keyframe is on a spatial property, one of:<text:line-break/>PropertyValueType.ThreeD_SPATIAL</text:p>
            <text:p text:style-name="P571">PropertyValueType.TwoD_SPATIAL </text:p>
          </table:table-cell>
        </table:table-row>
        <table:table-row>
          <table:table-cell table:style-name="Tableau13.A2" office:value-type="string">
            <text:p text:style-name="P592">spatialProperties</text:p>
          </table:table-cell>
          <table:table-cell table:style-name="Tableau13.A2" office:value-type="string">
            <text:p text:style-name="P413">KeySpatialProperties</text:p>
          </table:table-cell>
          <table:table-cell table:style-name="Tableau13.C2" office:value-type="string">
            <text:p text:style-name="P571">All spatial properties of the keyframe. See <text:span text:style-name="T266">KeySpatialProperties </text:span><text:span text:style-name="T265">object attributes</text:span></text:p>
          </table:table-cell>
        </table:table-row>
        <table:table-row>
          <table:table-cell table:style-name="Tableau13.A2" office:value-type="string">
            <text:p text:style-name="P592">inEase</text:p>
          </table:table-cell>
          <table:table-cell table:style-name="Tableau13.A2" office:value-type="string">
            <text:p text:style-name="P63">Array of AFX KeyframeEase objects</text:p>
          </table:table-cell>
          <table:table-cell table:style-name="Tableau13.C2" office:value-type="string">
            <text:p text:style-name="P571">Incoming temporal ease of the keyframe</text:p>
          </table:table-cell>
        </table:table-row>
        <table:table-row>
          <table:table-cell table:style-name="Tableau13.A2" office:value-type="string">
            <text:p text:style-name="P592">outEase</text:p>
          </table:table-cell>
          <table:table-cell table:style-name="Tableau13.A2" office:value-type="string">
            <text:p text:style-name="P63">Array of AFX KeyframeEase objects</text:p>
          </table:table-cell>
          <table:table-cell table:style-name="Tableau13.C2" office:value-type="string">
            <text:p text:style-name="P571">Outgoing temporal ease of the keyframe</text:p>
          </table:table-cell>
        </table:table-row>
        <table:table-row>
          <table:table-cell table:style-name="Tableau13.A2" office:value-type="string">
            <text:p text:style-name="P592">continuous</text:p>
          </table:table-cell>
          <table:table-cell table:style-name="Tableau13.A2" office:value-type="string">
            <text:p text:style-name="P63">boolean</text:p>
          </table:table-cell>
          <table:table-cell table:style-name="Tableau13.C2" office:value-type="string">
            <text:p text:style-name="P571">Temporal interpolation set to continuous</text:p>
          </table:table-cell>
        </table:table-row>
      </table:table>
      <text:p text:style-name="P412"/>
      <text:p text:style-name="P415"><text:span text:style-name="T129">PropertyAnim </text:span><text:span text:style-name="T132">o</text:span><text:span text:style-name="T129">bject </text:span><text:span text:style-name="T132">attributes</text:span></text:p>
      <text:p text:style-name="P415"/>
      <text:p text:style-name="P440">Describes the keyframe animation of a given property</text:p>
      <text:p text:style-name="P426"><text:span text:style-name="T129">See </text:span><text:span text:style-name="T59">Duik.utils.getPropertyAnim()</text:span><text:span text:style-name="T129"> </text:span><text:span text:style-name="T133">and </text:span><text:span text:style-name="T282">See </text:span><text:span text:style-name="T59">Duik.utils.</text:span><text:span text:style-name="T61">s</text:span><text:span text:style-name="T59">etPropertyAnim()</text:span></text:p>
      <text:p text:style-name="P415"/>
      <text:p text:style-name="P96"><text:span text:style-name="T257">PropertyAnim.</text:span><text:span text:style-name="T260">name</text:span></text:p>
      <text:p text:style-name="P96"><text:soft-page-break/><text:span text:style-name="T257">PropertyAnim</text:span><text:span text:style-name="T258">.</text:span><text:span text:style-name="T260">keys</text:span></text:p>
      <text:p text:style-name="P96"><text:span text:style-name="T257">PropertyAnim</text:span><text:span text:style-name="T258">.</text:span><text:span text:style-name="T260">startValue</text:span></text:p>
      <text:p text:style-name="P89"/>
      <table:table table:name="Tableau14" table:style-name="Tableau14">
        <table:table-column table:style-name="Tableau14.A"/>
        <table:table-column table:style-name="Tableau14.B"/>
        <table:table-column table:style-name="Tableau14.C"/>
        <table:table-row>
          <table:table-cell table:style-name="Tableau14.A1" office:value-type="string">
            <text:p text:style-name="P563">Name</text:p>
          </table:table-cell>
          <table:table-cell table:style-name="Tableau14.A1" office:value-type="string">
            <text:p text:style-name="P563">Type</text:p>
          </table:table-cell>
          <table:table-cell table:style-name="Tableau14.C1" office:value-type="string">
            <text:p text:style-name="P563">Description</text:p>
          </table:table-cell>
        </table:table-row>
        <table:table-row>
          <table:table-cell table:style-name="Tableau14.A2" office:value-type="string">
            <text:p text:style-name="P593">name</text:p>
          </table:table-cell>
          <table:table-cell table:style-name="Tableau14.A2" office:value-type="string">
            <text:p text:style-name="P572">string</text:p>
          </table:table-cell>
          <table:table-cell table:style-name="Tableau14.C2" office:value-type="string">
            <text:p text:style-name="P572">Name of the animated Property</text:p>
          </table:table-cell>
        </table:table-row>
        <table:table-row>
          <table:table-cell table:style-name="Tableau14.A2" office:value-type="string">
            <text:p text:style-name="P593">keys</text:p>
          </table:table-cell>
          <table:table-cell table:style-name="Tableau14.A2" office:value-type="string">
            <text:p text:style-name="P572">Array of KeyFrames</text:p>
          </table:table-cell>
          <table:table-cell table:style-name="Tableau14.C2" office:value-type="string">
            <text:p text:style-name="P572">Keyframes of the animation, see <text:span text:style-name="T59">KeyFrame object attributes</text:span></text:p>
          </table:table-cell>
        </table:table-row>
        <table:table-row>
          <table:table-cell table:style-name="Tableau14.A2" office:value-type="string">
            <text:p text:style-name="P593">startValue</text:p>
          </table:table-cell>
          <table:table-cell table:style-name="Tableau14.A2" office:value-type="string">
            <text:p text:style-name="P570">Any AFX propertyValueType</text:p>
          </table:table-cell>
          <table:table-cell table:style-name="Tableau14.C2" office:value-type="string">
            <text:p text:style-name="P574">First value of the animation. If there's no keyframe <text:span text:style-name="T267">PropertyAnim.keys.length == 0</text:span>, the value of the property.</text:p>
          </table:table-cell>
        </table:table-row>
      </table:table>
      <text:p text:style-name="P416"/>
      <text:p text:style-name="P415"><text:span text:style-name="T129">MaskAnim </text:span><text:span text:style-name="T132">o</text:span><text:span text:style-name="T129">bject </text:span><text:span text:style-name="T132">attributes</text:span></text:p>
      <text:p text:style-name="P415"/>
      <text:p text:style-name="P421">Describes all the keyframe animations of the properties of a given Mask</text:p>
      <text:p text:style-name="P425">See <text:span text:style-name="T59">Duik.utils.getPropertyAnims()</text:span></text:p>
      <text:p text:style-name="P415"/>
      <text:p text:style-name="P97"><text:span text:style-name="T257">MaskAnim.</text:span><text:span text:style-name="T260">name</text:span></text:p>
      <text:p text:style-name="P97"><text:span text:style-name="T257">MaskAnim</text:span><text:span text:style-name="T258">.</text:span><text:span text:style-name="T261">anims</text:span></text:p>
      <text:p text:style-name="P90"/>
      <table:table table:name="Tableau15" table:style-name="Tableau15">
        <table:table-column table:style-name="Tableau15.A"/>
        <table:table-column table:style-name="Tableau15.B"/>
        <table:table-column table:style-name="Tableau15.C"/>
        <table:table-row>
          <table:table-cell table:style-name="Tableau15.A1" office:value-type="string">
            <text:p text:style-name="P564">Name</text:p>
          </table:table-cell>
          <table:table-cell table:style-name="Tableau15.A1" office:value-type="string">
            <text:p text:style-name="P564">Type</text:p>
          </table:table-cell>
          <table:table-cell table:style-name="Tableau15.C1" office:value-type="string">
            <text:p text:style-name="P564">Description</text:p>
          </table:table-cell>
        </table:table-row>
        <table:table-row>
          <table:table-cell table:style-name="Tableau15.A2" office:value-type="string">
            <text:p text:style-name="P594">name</text:p>
          </table:table-cell>
          <table:table-cell table:style-name="Tableau15.A2" office:value-type="string">
            <text:p text:style-name="P573">string</text:p>
          </table:table-cell>
          <table:table-cell table:style-name="Tableau15.C2" office:value-type="string">
            <text:p text:style-name="P573">Name of the animated <text:span text:style-name="T285">Mask</text:span></text:p>
          </table:table-cell>
        </table:table-row>
        <table:table-row>
          <table:table-cell table:style-name="Tableau15.A2" office:value-type="string">
            <text:p text:style-name="P595">anims</text:p>
          </table:table-cell>
          <table:table-cell table:style-name="Tableau15.A2" office:value-type="string">
            <text:p text:style-name="P573">Array of <text:span text:style-name="T285">PropertyAnim</text:span></text:p>
          </table:table-cell>
          <table:table-cell table:style-name="Tableau15.C2" office:value-type="string">
            <text:p text:style-name="P573"><text:span text:style-name="T285">Animations of the properties of the mask, see</text:span> <text:span text:style-name="T60">PropertyAnim</text:span><text:span text:style-name="T59"> object attributes</text:span></text:p>
          </table:table-cell>
        </table:table-row>
      </table:table>
      <text:p text:style-name="P417"/>
      <text:p text:style-name="P410">EffectAnim <text:span text:style-name="T278">o</text:span>bject <text:span text:style-name="T278">attributes</text:span></text:p>
      <text:p text:style-name="P410"/>
      <text:p text:style-name="P438">Describes all the keyframe animations of the properties of a given Effect</text:p>
      <text:p text:style-name="P408">See Duik.utils.getPropertyAnims()</text:p>
      <text:p text:style-name="P438"/>
      <text:p text:style-name="P97"><text:span text:style-name="T257">EffectAnim.</text:span><text:span text:style-name="T260">name</text:span></text:p>
      <text:p text:style-name="P396"><text:span text:style-name="T260">EffectAnim.</text:span><text:span text:style-name="T285">matchName</text:span></text:p>
      <text:p text:style-name="P97"><text:span text:style-name="T257">EffectAnim</text:span><text:span text:style-name="T258">.</text:span><text:span text:style-name="T261">anims</text:span></text:p>
      <text:p text:style-name="P90"/>
      <table:table table:name="Tableau16" table:style-name="Tableau16">
        <table:table-column table:style-name="Tableau16.A"/>
        <table:table-column table:style-name="Tableau16.B"/>
        <table:table-column table:style-name="Tableau16.C"/>
        <table:table-row>
          <table:table-cell table:style-name="Tableau16.A1" office:value-type="string">
            <text:p text:style-name="P564">Name</text:p>
          </table:table-cell>
          <table:table-cell table:style-name="Tableau16.A1" office:value-type="string">
            <text:p text:style-name="P564">Type</text:p>
          </table:table-cell>
          <table:table-cell table:style-name="Tableau16.C1" office:value-type="string">
            <text:p text:style-name="P564">Description</text:p>
          </table:table-cell>
        </table:table-row>
        <table:table-row>
          <table:table-cell table:style-name="Tableau16.A2" office:value-type="string">
            <text:p text:style-name="P594">name</text:p>
          </table:table-cell>
          <table:table-cell table:style-name="Tableau16.A2" office:value-type="string">
            <text:p text:style-name="P573">string</text:p>
          </table:table-cell>
          <table:table-cell table:style-name="Tableau16.C2" office:value-type="string">
            <text:p text:style-name="P573">Name of the animated <text:span text:style-name="T285">Effect</text:span></text:p>
          </table:table-cell>
        </table:table-row>
        <table:table-row>
          <table:table-cell table:style-name="Tableau16.A2" office:value-type="string">
            <text:p text:style-name="P595">matchName</text:p>
          </table:table-cell>
          <table:table-cell table:style-name="Tableau16.A2" office:value-type="string">
            <text:p text:style-name="P575">string</text:p>
          </table:table-cell>
          <table:table-cell table:style-name="Tableau16.C2" office:value-type="string">
            <text:p text:style-name="P575">matchName of the animated Effect</text:p>
          </table:table-cell>
        </table:table-row>
        <table:table-row>
          <table:table-cell table:style-name="Tableau16.A2" office:value-type="string">
            <text:p text:style-name="P595">anims</text:p>
          </table:table-cell>
          <table:table-cell table:style-name="Tableau16.A2" office:value-type="string">
            <text:p text:style-name="P573">Array of <text:span text:style-name="T285">PropertyAnim</text:span></text:p>
          </table:table-cell>
          <table:table-cell table:style-name="Tableau16.C2" office:value-type="string">
            <text:p text:style-name="P573"><text:span text:style-name="T285">Animations of the properties of the effect, see</text:span> <text:span text:style-name="T60">PropertyAnim</text:span><text:span text:style-name="T59"> object attributes</text:span></text:p>
          </table:table-cell>
        </table:table-row>
      </table:table>
      <text:p text:style-name="P445"/>
      <text:p text:style-name="P410"/>
      <text:p text:style-name="P415"><text:span text:style-name="T129">LayerAnim </text:span><text:span text:style-name="T132">o</text:span><text:span text:style-name="T129">bject </text:span><text:span text:style-name="T132">attributes</text:span></text:p>
      <text:p text:style-name="P415"/>
      <text:p text:style-name="P421">Describes all the keyframe animations of the transformation, masks, and effects of a layer</text:p>
      <text:p text:style-name="P439">See <text:span text:style-name="T62">Duik.copyAnim()</text:span><text:span text:style-name="T286"> and </text:span><text:span text:style-name="T62">Duik.pasteAnim()</text:span></text:p>
      <text:p text:style-name="P421"><text:soft-page-break/></text:p>
      <text:p text:style-name="P97"><text:span text:style-name="T257">LayerAnim.</text:span><text:span text:style-name="T260">name</text:span></text:p>
      <text:p text:style-name="P396">LayerAnim<text:span text:style-name="T281">.index</text:span></text:p>
      <text:p text:style-name="P97"><text:span text:style-name="T257">LayerAnim</text:span><text:span text:style-name="T258">.</text:span><text:span text:style-name="T261">transformAnims</text:span></text:p>
      <text:p text:style-name="P399">LayerAnim.effectsAnims</text:p>
      <text:p text:style-name="P399">LayerAnim.masksAnims</text:p>
      <text:p text:style-name="P90"/>
      <table:table table:name="Tableau17" table:style-name="Tableau17">
        <table:table-column table:style-name="Tableau17.A"/>
        <table:table-column table:style-name="Tableau17.B"/>
        <table:table-column table:style-name="Tableau17.C"/>
        <table:table-row>
          <table:table-cell table:style-name="Tableau17.A1" office:value-type="string">
            <text:p text:style-name="P564">Name</text:p>
          </table:table-cell>
          <table:table-cell table:style-name="Tableau17.A1" office:value-type="string">
            <text:p text:style-name="P564">Type</text:p>
          </table:table-cell>
          <table:table-cell table:style-name="Tableau17.C1" office:value-type="string">
            <text:p text:style-name="P564">Description</text:p>
          </table:table-cell>
        </table:table-row>
        <table:table-row>
          <table:table-cell table:style-name="Tableau17.A2" office:value-type="string">
            <text:p text:style-name="P594">name</text:p>
          </table:table-cell>
          <table:table-cell table:style-name="Tableau17.A2" office:value-type="string">
            <text:p text:style-name="P573">string</text:p>
          </table:table-cell>
          <table:table-cell table:style-name="Tableau17.C2" office:value-type="string">
            <text:p text:style-name="P573">Name of the animated <text:span text:style-name="T285">layer</text:span></text:p>
          </table:table-cell>
        </table:table-row>
        <table:table-row>
          <table:table-cell table:style-name="Tableau17.A2" office:value-type="string">
            <text:p text:style-name="P595">index</text:p>
          </table:table-cell>
          <table:table-cell table:style-name="Tableau17.A2" office:value-type="string">
            <text:p text:style-name="P575">string</text:p>
          </table:table-cell>
          <table:table-cell table:style-name="Tableau17.C2" office:value-type="string">
            <text:p text:style-name="P575">Index<text:span text:style-name="T281"> of the animated </text:span>layer</text:p>
          </table:table-cell>
        </table:table-row>
        <table:table-row>
          <table:table-cell table:style-name="Tableau17.A2" office:value-type="string">
            <text:p text:style-name="P595">transformAnims</text:p>
          </table:table-cell>
          <table:table-cell table:style-name="Tableau17.A2" office:value-type="string">
            <text:p text:style-name="P573">Array of <text:span text:style-name="T285">PropertyAnim</text:span></text:p>
          </table:table-cell>
          <table:table-cell table:style-name="Tableau17.C2" office:value-type="string">
            <text:p text:style-name="P573"><text:span text:style-name="T285">Animations of the transformations, see</text:span> <text:span text:style-name="T60">PropertyAnim</text:span><text:span text:style-name="T59"> object attributes</text:span></text:p>
          </table:table-cell>
        </table:table-row>
        <table:table-row>
          <table:table-cell table:style-name="Tableau17.A2" office:value-type="string">
            <text:p text:style-name="P595">effectsAnims</text:p>
          </table:table-cell>
          <table:table-cell table:style-name="Tableau17.A2" office:value-type="string">
            <text:p text:style-name="P576">Array of EffectAnim</text:p>
          </table:table-cell>
          <table:table-cell table:style-name="Tableau17.C2" office:value-type="string">
            <text:p text:style-name="P576">Animations of the effects, see <text:span text:style-name="T59">EffectAnim object attributes</text:span></text:p>
          </table:table-cell>
        </table:table-row>
        <table:table-row>
          <table:table-cell table:style-name="Tableau17.A2" office:value-type="string">
            <text:p text:style-name="P595">masksAnims</text:p>
          </table:table-cell>
          <table:table-cell table:style-name="Tableau17.A2" office:value-type="string">
            <text:p text:style-name="P576">Array of MaskAnim</text:p>
          </table:table-cell>
          <table:table-cell table:style-name="Tableau17.C2" office:value-type="string">
            <text:p text:style-name="P576">Animations of the masks, see Mask<text:span text:style-name="T59">Anim object attributes</text:span></text:p>
          </table:table-cell>
        </table:table-row>
      </table:table>
      <text:p text:style-name="P445"/>
      <text:p text:style-name="P411"/>
      <text:p text:style-name="P418"><text:span text:style-name="T134">IKRig</text:span><text:span text:style-name="T129"> </text:span><text:span text:style-name="T132">o</text:span><text:span text:style-name="T129">bject </text:span><text:span text:style-name="T132">attributes</text:span></text:p>
      <text:p text:style-name="P418"/>
      <text:p text:style-name="P441">Describe an IK created by Duik.</text:p>
      <text:p text:style-name="P422"/>
      <text:p text:style-name="P98"><text:span text:style-name="T262">IKRig</text:span><text:span text:style-name="T257">.</text:span><text:span text:style-name="T262">type</text:span></text:p>
      <text:p text:style-name="P403">IKRig.layer1</text:p>
      <text:p text:style-name="P98"><text:span text:style-name="T262">IKRig</text:span><text:span text:style-name="T258">.</text:span><text:span text:style-name="T262">layer2</text:span></text:p>
      <text:p text:style-name="P400"><text:span text:style-name="T306">IKRig</text:span>.<text:span text:style-name="T306">layer3</text:span></text:p>
      <text:p text:style-name="P400"><text:span text:style-name="T306">IKRig</text:span>.<text:span text:style-name="T306">goal</text:span></text:p>
      <text:p text:style-name="P400"><text:span text:style-name="T306">IKRig</text:span>.<text:span text:style-name="T306">controller</text:span></text:p>
      <text:p text:style-name="P91"/>
      <table:table table:name="Tableau18" table:style-name="Tableau18">
        <table:table-column table:style-name="Tableau18.A"/>
        <table:table-column table:style-name="Tableau18.B"/>
        <table:table-column table:style-name="Tableau18.C"/>
        <table:table-row>
          <table:table-cell table:style-name="Tableau18.A1" office:value-type="string">
            <text:p text:style-name="P565">Name</text:p>
          </table:table-cell>
          <table:table-cell table:style-name="Tableau18.A1" office:value-type="string">
            <text:p text:style-name="P565">Type</text:p>
          </table:table-cell>
          <table:table-cell table:style-name="Tableau18.C1" office:value-type="string">
            <text:p text:style-name="P565">Description</text:p>
          </table:table-cell>
        </table:table-row>
        <table:table-row>
          <table:table-cell table:style-name="Tableau18.A2" office:value-type="string">
            <text:p text:style-name="P388">type</text:p>
          </table:table-cell>
          <table:table-cell table:style-name="Tableau18.A2" office:value-type="string">
            <text:p text:style-name="P577">int</text:p>
          </table:table-cell>
          <table:table-cell table:style-name="Tableau18.C2" office:value-type="string">
            <text:p text:style-name="P577">Type of the IK, either 1, 2, or 3.<text:line-break/>0 if the IK is not valid.</text:p>
          </table:table-cell>
        </table:table-row>
        <table:table-row>
          <table:table-cell table:style-name="Tableau18.A2" office:value-type="string">
            <text:p text:style-name="P388">layer1</text:p>
          </table:table-cell>
          <table:table-cell table:style-name="Tableau18.A2" office:value-type="string">
            <text:p text:style-name="P577">AVLayer</text:p>
          </table:table-cell>
          <table:table-cell table:style-name="Tableau18.C2" office:value-type="string">
            <text:p text:style-name="P577">First layer of the IK (the root, the top parent)</text:p>
          </table:table-cell>
        </table:table-row>
        <table:table-row>
          <table:table-cell table:style-name="Tableau18.A2" office:value-type="string">
            <text:p text:style-name="P388">layer2</text:p>
          </table:table-cell>
          <table:table-cell table:style-name="Tableau18.A2" office:value-type="string">
            <text:p text:style-name="P577">AVLayer or null</text:p>
          </table:table-cell>
          <table:table-cell table:style-name="Tableau18.C2" office:value-type="string">
            <text:p text:style-name="P577">The second layer of the IK, if type is 2 or 3, or null if type is 1.</text:p>
          </table:table-cell>
        </table:table-row>
        <table:table-row>
          <table:table-cell table:style-name="Tableau18.A2" office:value-type="string">
            <text:p text:style-name="P388">layer3</text:p>
          </table:table-cell>
          <table:table-cell table:style-name="Tableau18.A2" office:value-type="string">
            <text:p text:style-name="P577">AVLayer or null</text:p>
          </table:table-cell>
          <table:table-cell table:style-name="Tableau18.C2" office:value-type="string">
            <text:p text:style-name="P577">The third layer of the IK, if type is 3, or null if type is 1 or 2.</text:p>
          </table:table-cell>
        </table:table-row>
        <table:table-row>
          <table:table-cell table:style-name="Tableau18.A2" office:value-type="string">
            <text:p text:style-name="P388">goal</text:p>
          </table:table-cell>
          <table:table-cell table:style-name="Tableau18.A2" office:value-type="string">
            <text:p text:style-name="P577">AVLayer or null</text:p>
          </table:table-cell>
          <table:table-cell table:style-name="Tableau18.C2" office:value-type="string">
            <text:p text:style-name="P577">A <text:span text:style-name="T307">goal layer attached to the IK, or null</text:span></text:p>
          </table:table-cell>
        </table:table-row>
        <table:table-row>
          <table:table-cell table:style-name="Tableau18.A2" office:value-type="string">
            <text:p text:style-name="P388">controller</text:p>
          </table:table-cell>
          <table:table-cell table:style-name="Tableau18.A2" office:value-type="string">
            <text:p text:style-name="P577">AVLayer</text:p>
          </table:table-cell>
          <table:table-cell table:style-name="Tableau18.C2" office:value-type="string">
            <text:p text:style-name="P578">The controller layer of the IK</text:p>
          </table:table-cell>
        </table:table-row>
        <table:table-row>
          <table:table-cell table:style-name="Tableau18.A2" office:value-type="string">
            <text:p text:style-name="P389">threeD</text:p>
          </table:table-cell>
          <table:table-cell table:style-name="Tableau18.A2" office:value-type="string">
            <text:p text:style-name="P579">boolean</text:p>
          </table:table-cell>
          <table:table-cell table:style-name="Tableau18.C2" office:value-type="string">
            <text:p text:style-name="P579"><text:span text:style-name="T319">t</text:span>rue if this is a 3D IK (used for type 2 only)</text:p>
          </table:table-cell>
        </table:table-row>
        <table:table-row>
          <table:table-cell table:style-name="Tableau18.A2" office:value-type="string">
            <text:p text:style-name="P390">frontFacing</text:p>
          </table:table-cell>
          <table:table-cell table:style-name="Tableau18.A2" office:value-type="string">
            <text:p text:style-name="P580"><text:span text:style-name="T318">b</text:span>oolean</text:p>
          </table:table-cell>
          <table:table-cell table:style-name="Tableau18.C2" office:value-type="string">
            <text:p text:style-name="P580"><text:span text:style-name="T319">t</text:span>rue if the 3D layers face the front/back views, false if they face the right/left views.</text:p>
          </table:table-cell>
        </table:table-row>
        <table:table-row>
          <table:table-cell table:style-name="Tableau18.A2" office:value-type="string">
            <text:p text:style-name="P391">clockWise</text:p>
          </table:table-cell>
          <table:table-cell table:style-name="Tableau18.A2" office:value-type="string">
            <text:p text:style-name="P581">boolean</text:p>
          </table:table-cell>
          <table:table-cell table:style-name="Tableau18.C2" office:value-type="string">
            <text:p text:style-name="P581"><text:span text:style-name="T319">t</text:span>rue if the IK bends clockwise. Used with type 2 and 3 only.</text:p>
          </table:table-cell>
        </table:table-row>
        <text:soft-page-break/>
        <table:table-row>
          <table:table-cell table:style-name="Tableau18.A2" office:value-type="string">
            <text:p text:style-name="P392">created</text:p>
          </table:table-cell>
          <table:table-cell table:style-name="Tableau18.A2" office:value-type="string">
            <text:p text:style-name="P582">boolean</text:p>
          </table:table-cell>
          <table:table-cell table:style-name="Tableau18.C2" office:value-type="string">
            <text:p text:style-name="P582">true if the IK has already been <text:span text:style-name="T320">successfully </text:span>created and exists in the comp.</text:p>
          </table:table-cell>
        </table:table-row>
      </table:table>
      <text:p text:style-name="P446"/>
      <text:p text:style-name="P446"/>
      <text:p text:style-name="P447"><text:span text:style-name="T306">IKRig</text:span> <text:span text:style-name="T278">o</text:span>bject <text:span text:style-name="T316">methods</text:span></text:p>
      <text:p text:style-name="P447"/>
      <text:p text:style-name="P401">IKRig.create()</text:p>
      <text:p text:style-name="P447"/>
      <table:table table:name="Tableau19" table:style-name="Tableau19">
        <table:table-column table:style-name="Tableau19.A"/>
        <table:table-column table:style-name="Tableau19.B"/>
        <table:table-column table:style-name="Tableau19.C"/>
        <table:table-row>
          <table:table-cell table:style-name="Tableau19.A1" office:value-type="string">
            <text:p text:style-name="P498">Name</text:p>
          </table:table-cell>
          <table:table-cell table:style-name="Tableau19.A1" office:value-type="string">
            <text:p text:style-name="P498">Description</text:p>
          </table:table-cell>
          <table:table-cell table:style-name="Tableau19.C1" office:value-type="string">
            <text:p text:style-name="P498">Return</text:p>
          </table:table-cell>
        </table:table-row>
        <table:table-row>
          <table:table-cell table:style-name="Tableau19.A2" office:value-type="string">
            <text:p text:style-name="P184">create()</text:p>
          </table:table-cell>
          <table:table-cell table:style-name="Tableau19.A2" office:value-type="string">
            <text:p text:style-name="P325">Creates the rig in the comp</text:p>
          </table:table-cell>
          <table:table-cell table:style-name="Tableau19.C2" office:value-type="string">
            <text:p text:style-name="P325"><text:span text:style-name="T317">AVLayer, t</text:span>he zero created (if any) or null</text:p>
          </table:table-cell>
        </table:table-row>
      </table:table>
      <text:p text:style-name="P454"/>
      <text:p text:style-name="P136"><text:span text:style-name="T263">IKRig</text:span>.<text:span text:style-name="T316">create</text:span>()</text:p>
      <text:p text:style-name="P234"/>
      <text:p text:style-name="P234"><text:tab/><text:span text:style-name="T317">Creates the IK Rig in the comp. Sets the created attribute to true if sucessful.</text:span></text:p>
      <text:p text:style-name="P234"><text:tab/><text:tab/><text:tab/><text:tab/><text:tab/><text:tab/></text:p>
      <text:p text:style-name="P234"><text:tab/>returns</text:p>
      <text:p text:style-name="P234"/>
      <text:p text:style-name="P442"><text:tab/><text:tab/><text:span text:style-name="T317">AVLayer, the zero created (if any) or null.</text:span></text:p>
      <text:p text:style-name="P442"/>
      <text:p text:style-name="P419">PropertyDescription <text:span text:style-name="T132">o</text:span><text:span text:style-name="T129">bject </text:span><text:span text:style-name="T132">attributes</text:span></text:p>
      <text:p text:style-name="P419"/>
      <text:p text:style-name="P443">Describes any property (useful to retrieve a property if the <text:s/>selection changes in the effects)</text:p>
      <text:p text:style-name="P423"/>
      <text:p text:style-name="P479"><text:span text:style-name="T273">PropertyDescription.</text:span>isEffect </text:p>
      <text:p text:style-name="P479"><text:span text:style-name="T273">PropertyDescription</text:span><text:span text:style-name="T274">.</text:span>index </text:p>
      <text:p text:style-name="P479"><text:span text:style-name="T273">PropertyDescription</text:span><text:span text:style-name="T275">.</text:span>depth </text:p>
      <text:p text:style-name="P479"><text:span text:style-name="T273">PropertyDescription</text:span><text:span text:style-name="T276">.</text:span>parentName </text:p>
      <text:p text:style-name="P479"><text:span text:style-name="T273">PropertyDescription</text:span><text:span text:style-name="T276">.</text:span>dimensions </text:p>
      <text:p text:style-name="P479"><text:span text:style-name="T273">PropertyDescription</text:span><text:span text:style-name="T276">.</text:span>canSetExpression </text:p>
      <text:p text:style-name="P92"/>
      <table:table table:name="Tableau20" table:style-name="Tableau20">
        <table:table-column table:style-name="Tableau20.A"/>
        <table:table-column table:style-name="Tableau20.B"/>
        <table:table-column table:style-name="Tableau20.C"/>
        <table:table-row>
          <table:table-cell table:style-name="Tableau20.A1" office:value-type="string">
            <text:p text:style-name="P566">Name</text:p>
          </table:table-cell>
          <table:table-cell table:style-name="Tableau20.A1" office:value-type="string">
            <text:p text:style-name="P566">Type</text:p>
          </table:table-cell>
          <table:table-cell table:style-name="Tableau20.C1" office:value-type="string">
            <text:p text:style-name="P566">Description</text:p>
          </table:table-cell>
        </table:table-row>
        <table:table-row>
          <table:table-cell table:style-name="Tableau20.A2" office:value-type="string">
            <text:p text:style-name="P404">isEffect</text:p>
          </table:table-cell>
          <table:table-cell table:style-name="Tableau20.A2" office:value-type="string">
            <text:p text:style-name="P583">boolean</text:p>
          </table:table-cell>
          <table:table-cell table:style-name="Tableau20.C2" office:value-type="string">
            <text:p text:style-name="P597"><text:span text:style-name="T206">Property.</text:span>parentProperty.<text:span text:style-name="T206">isEffect</text:span></text:p>
          </table:table-cell>
        </table:table-row>
        <table:table-row>
          <table:table-cell table:style-name="Tableau20.A2" office:value-type="string">
            <text:p text:style-name="P404">index</text:p>
          </table:table-cell>
          <table:table-cell table:style-name="Tableau20.A2" office:value-type="string">
            <text:p text:style-name="P583">integer</text:p>
          </table:table-cell>
          <table:table-cell table:style-name="Tableau20.C2" office:value-type="string">
            <text:p text:style-name="P583">Property.propertyIndex</text:p>
          </table:table-cell>
        </table:table-row>
        <table:table-row>
          <table:table-cell table:style-name="Tableau20.A2" office:value-type="string">
            <text:p text:style-name="P404">depth</text:p>
          </table:table-cell>
          <table:table-cell table:style-name="Tableau20.A2" office:value-type="string">
            <text:p text:style-name="P583">integer</text:p>
          </table:table-cell>
          <table:table-cell table:style-name="Tableau20.C2" office:value-type="string">
            <text:p text:style-name="P583">Property.propertyDepth</text:p>
          </table:table-cell>
        </table:table-row>
        <table:table-row>
          <table:table-cell table:style-name="Tableau20.A2" office:value-type="string">
            <text:p text:style-name="P404">parentName</text:p>
          </table:table-cell>
          <table:table-cell table:style-name="Tableau20.A2" office:value-type="string">
            <text:p text:style-name="P583">string</text:p>
          </table:table-cell>
          <table:table-cell table:style-name="Tableau20.C2" office:value-type="string">
            <text:p text:style-name="P597"><text:span text:style-name="T206">Property.</text:span>parentProperty<text:span text:style-name="T206">.name</text:span></text:p>
          </table:table-cell>
        </table:table-row>
        <table:table-row>
          <table:table-cell table:style-name="Tableau20.A2" office:value-type="string">
            <text:p text:style-name="P404">dimensions</text:p>
          </table:table-cell>
          <table:table-cell table:style-name="Tableau20.A2" office:value-type="string">
            <text:p text:style-name="P583">integer</text:p>
          </table:table-cell>
          <table:table-cell table:style-name="Tableau20.C2" office:value-type="string">
            <text:p text:style-name="P583">1, 2 or 3</text:p>
          </table:table-cell>
        </table:table-row>
        <table:table-row>
          <table:table-cell table:style-name="Tableau20.A2" office:value-type="string">
            <text:p text:style-name="P404">canSetExpression</text:p>
          </table:table-cell>
          <table:table-cell table:style-name="Tableau20.A2" office:value-type="string">
            <text:p text:style-name="P583">boolean</text:p>
          </table:table-cell>
          <table:table-cell table:style-name="Tableau20.C2" office:value-type="string">
            <text:p text:style-name="P583">Property.canSetExpression</text:p>
          </table:table-cell>
        </table:table-row>
      </table:table>
      <text:p text:style-name="P448"/>
      <text:p text:style-name="P420"><text:span text:style-name="T329">Controller</text:span> <text:span text:style-name="T132">o</text:span><text:span text:style-name="T129">bject </text:span><text:span text:style-name="T132">attributes</text:span></text:p>
      <text:p text:style-name="P420"/>
      <text:p text:style-name="P444">A controller created by Duik</text:p>
      <text:p text:style-name="P424"/>
      <text:p text:style-name="P480"><text:span text:style-name="T277">Controller</text:span><text:span text:style-name="T273">.</text:span><text:span text:style-name="T277">locked</text:span> </text:p>
      <text:p text:style-name="P480"><text:span text:style-name="T277">Controller</text:span><text:span text:style-name="T274">.</text:span><text:span text:style-name="T277">xPosition</text:span> </text:p>
      <text:p text:style-name="P480"><text:span text:style-name="T277">Controller</text:span><text:span text:style-name="T275">.</text:span><text:span text:style-name="T277">yPosition</text:span> </text:p>
      <text:p text:style-name="P480"><text:span text:style-name="T277">Controller</text:span><text:span text:style-name="T276">.</text:span><text:span text:style-name="T277">rotation</text:span> </text:p>
      <text:p text:style-name="P480"><text:span text:style-name="T277">Controller</text:span><text:span text:style-name="T276">.</text:span><text:span text:style-name="T277">scale</text:span> </text:p>
      <text:p text:style-name="P480"><text:soft-page-break/><text:span text:style-name="T277">Controller</text:span><text:span text:style-name="T276">.</text:span><text:span text:style-name="T277">arc</text:span> </text:p>
      <text:p text:style-name="P480"><text:span text:style-name="T277">Controller</text:span><text:span text:style-name="T276">.</text:span><text:span text:style-name="T277">layer</text:span></text:p>
      <text:p text:style-name="P480"><text:span text:style-name="T277">Controller</text:span><text:span text:style-name="T276">.</text:span><text:span text:style-name="T277">type</text:span></text:p>
      <text:p text:style-name="P481"><text:span text:style-name="T277">C</text:span><text:span text:style-name="T272">ontroller.color</text:span></text:p>
      <text:p text:style-name="P93"/>
      <table:table table:name="Tableau21" table:style-name="Tableau21">
        <table:table-column table:style-name="Tableau21.A"/>
        <table:table-column table:style-name="Tableau21.B"/>
        <table:table-column table:style-name="Tableau21.C"/>
        <table:table-row>
          <table:table-cell table:style-name="Tableau21.A1" office:value-type="string">
            <text:p text:style-name="P567">Name</text:p>
          </table:table-cell>
          <table:table-cell table:style-name="Tableau21.A1" office:value-type="string">
            <text:p text:style-name="P567">Type</text:p>
          </table:table-cell>
          <table:table-cell table:style-name="Tableau21.C1" office:value-type="string">
            <text:p text:style-name="P567">Description</text:p>
          </table:table-cell>
        </table:table-row>
        <table:table-row>
          <table:table-cell table:style-name="Tableau21.A2" office:value-type="string">
            <text:p text:style-name="P405">locked</text:p>
          </table:table-cell>
          <table:table-cell table:style-name="Tableau21.A2" office:value-type="string">
            <text:p text:style-name="P584">boolean</text:p>
          </table:table-cell>
          <table:table-cell table:style-name="Tableau21.C2" office:value-type="string">
            <text:p text:style-name="P598"><text:span text:style-name="T206">I</text:span><text:span text:style-name="T190">f true, transformation properties not controlled by the controller are locked with a simple expression, to </text:span><text:span text:style-name="T207">prevent</text:span><text:span text:style-name="T190"> </text:span><text:span text:style-name="T207">inadvertantly</text:span><text:span text:style-name="T190"> changing them</text:span></text:p>
          </table:table-cell>
        </table:table-row>
        <table:table-row>
          <table:table-cell table:style-name="Tableau21.A2" office:value-type="string">
            <text:p text:style-name="P405">xPosition</text:p>
          </table:table-cell>
          <table:table-cell table:style-name="Tableau21.A2" office:value-type="string">
            <text:p text:style-name="P585">boolean</text:p>
          </table:table-cell>
          <table:table-cell table:style-name="Tableau21.C2" office:value-type="string">
            <text:p text:style-name="P586">If true, the X Position of the controller may be animated</text:p>
          </table:table-cell>
        </table:table-row>
        <table:table-row>
          <table:table-cell table:style-name="Tableau21.A2" office:value-type="string">
            <text:p text:style-name="P405">yPosition</text:p>
          </table:table-cell>
          <table:table-cell table:style-name="Tableau21.A2" office:value-type="string">
            <text:p text:style-name="P586">boolean</text:p>
          </table:table-cell>
          <table:table-cell table:style-name="Tableau21.C2" office:value-type="string">
            <text:p text:style-name="P586">If true, the Y Position of the controller may be animated</text:p>
          </table:table-cell>
        </table:table-row>
        <table:table-row>
          <table:table-cell table:style-name="Tableau21.A2" office:value-type="string">
            <text:p text:style-name="P405">rotation</text:p>
          </table:table-cell>
          <table:table-cell table:style-name="Tableau21.A2" office:value-type="string">
            <text:p text:style-name="P586">boolean</text:p>
          </table:table-cell>
          <table:table-cell table:style-name="Tableau21.C2" office:value-type="string">
            <text:p text:style-name="P586"><text:span text:style-name="T206">If true, the </text:span>Rotation <text:span text:style-name="T206">of the controller may be animated</text:span></text:p>
          </table:table-cell>
        </table:table-row>
        <table:table-row>
          <table:table-cell table:style-name="Tableau21.A2" office:value-type="string">
            <text:p text:style-name="P405">scale</text:p>
          </table:table-cell>
          <table:table-cell table:style-name="Tableau21.A2" office:value-type="string">
            <text:p text:style-name="P586">boolean</text:p>
          </table:table-cell>
          <table:table-cell table:style-name="Tableau21.C2" office:value-type="string">
            <text:p text:style-name="P586">If true, the Scale of the controller may be animated</text:p>
          </table:table-cell>
        </table:table-row>
        <table:table-row>
          <table:table-cell table:style-name="Tableau21.A2" office:value-type="string">
            <text:p text:style-name="P405">arc</text:p>
          </table:table-cell>
          <table:table-cell table:style-name="Tableau21.A2" office:value-type="string">
            <text:p text:style-name="P584">boolean</text:p>
          </table:table-cell>
          <table:table-cell table:style-name="Tableau21.C2" office:value-type="string">
            <text:p text:style-name="P586">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406">layer</text:p>
          </table:table-cell>
          <table:table-cell table:style-name="Tableau21.A2" office:value-type="string">
            <text:p text:style-name="P587">ShapeLayer</text:p>
          </table:table-cell>
          <table:table-cell table:style-name="Tableau21.C2" office:value-type="string">
            <text:p text:style-name="P587">The controller layer</text:p>
          </table:table-cell>
        </table:table-row>
        <table:table-row>
          <table:table-cell table:style-name="Tableau21.A2" office:value-type="string">
            <text:p text:style-name="P406">type</text:p>
          </table:table-cell>
          <table:table-cell table:style-name="Tableau21.A2" office:value-type="string">
            <text:p text:style-name="P587">integer</text:p>
          </table:table-cell>
          <table:table-cell table:style-name="Tableau21.C2" office:value-type="string">
            <text:p text:style-name="P587">Enumarated value, one of:</text:p>
            <text:p text:style-name="P587">Duik.layerTypes.NULL</text:p>
            <text:p text:style-name="P587">Duik.layerTypes.VECTOR</text:p>
          </table:table-cell>
        </table:table-row>
        <table:table-row>
          <table:table-cell table:style-name="Tableau21.A2" office:value-type="string">
            <text:p text:style-name="P407">color</text:p>
          </table:table-cell>
          <table:table-cell table:style-name="Tableau21.A2" office:value-type="string">
            <text:p text:style-name="P588">Array of floats [R,V,B,A]</text:p>
          </table:table-cell>
          <table:table-cell table:style-name="Tableau21.C2" office:value-type="string">
            <text:p text:style-name="P588">The color of the controller</text:p>
          </table:table-cell>
        </table:table-row>
      </table:table>
      <text:p text:style-name="P449"/>
      <text:p text:style-name="P450"><text:span text:style-name="T331">Controller</text:span> <text:span text:style-name="T278">o</text:span>bject <text:span text:style-name="T316">methods</text:span></text:p>
      <text:p text:style-name="P450"/>
      <text:p text:style-name="P402"><text:span text:style-name="T331">Controller</text:span>.<text:span text:style-name="T331">lock</text:span>()</text:p>
      <text:p text:style-name="P402"><text:span text:style-name="T331">Controller</text:span>.<text:span text:style-name="T331">unlock</text:span>()</text:p>
      <text:p text:style-name="P402"><text:span text:style-name="T331">Controller</text:span>.<text:span text:style-name="T331">update</text:span>()</text:p>
      <text:p text:style-name="P450"/>
      <table:table table:name="Tableau22" table:style-name="Tableau22">
        <table:table-column table:style-name="Tableau22.A"/>
        <table:table-column table:style-name="Tableau22.B"/>
        <table:table-column table:style-name="Tableau22.C"/>
        <table:table-row>
          <table:table-cell table:style-name="Tableau22.A1" office:value-type="string">
            <text:p text:style-name="P499">Name</text:p>
          </table:table-cell>
          <table:table-cell table:style-name="Tableau22.A1" office:value-type="string">
            <text:p text:style-name="P499">Description</text:p>
          </table:table-cell>
          <table:table-cell table:style-name="Tableau22.C1" office:value-type="string">
            <text:p text:style-name="P499">Return</text:p>
          </table:table-cell>
        </table:table-row>
        <table:table-row>
          <table:table-cell table:style-name="Tableau22.A2" office:value-type="string">
            <text:p text:style-name="P185"><text:span text:style-name="T264">lock</text:span>()</text:p>
          </table:table-cell>
          <table:table-cell table:style-name="Tableau22.A2" office:value-type="string">
            <text:p text:style-name="P330">Locks the <text:span text:style-name="T330">transformation properties not controlled by the controller, to </text:span>prevent<text:span text:style-name="T330"> </text:span>inadvertantly<text:span text:style-name="T330"> changing them</text:span></text:p>
          </table:table-cell>
          <table:table-cell table:style-name="Tableau22.C2" office:value-type="string">
            <text:p text:style-name="P330">void</text:p>
          </table:table-cell>
        </table:table-row>
        <table:table-row>
          <table:table-cell table:style-name="Tableau22.A2" office:value-type="string">
            <text:p text:style-name="P394"><text:span text:style-name="T331">unlock</text:span>()</text:p>
          </table:table-cell>
          <table:table-cell table:style-name="Tableau22.A2" office:value-type="string">
            <text:p text:style-name="P330">Unlocks the previously locked <text:span text:style-name="T330">transformation properties. </text:span>Note that before parenting a controller, it should be unlocked.</text:p>
          </table:table-cell>
          <table:table-cell table:style-name="Tableau22.C2" office:value-type="string">
            <text:p text:style-name="P330"><text:span text:style-name="T332">v</text:span>oid</text:p>
          </table:table-cell>
        </table:table-row>
        <table:table-row>
          <table:table-cell table:style-name="Tableau22.A2" office:value-type="string">
            <text:p text:style-name="P395">update()</text:p>
          </table:table-cell>
          <table:table-cell table:style-name="Tableau22.A2" office:value-type="string">
            <text:p text:style-name="P331">Updates the shape of the controller, if its properties have changed</text:p>
          </table:table-cell>
          <table:table-cell table:style-name="Tableau22.C2" office:value-type="string">
            <text:p text:style-name="P331">void</text:p>
          </table:table-cell>
        </table:table-row>
      </table:table>
      <text:p text:style-name="P455"/>
      <text:p text:style-name="P342"><text:soft-page-break/>Duik</text:p>
      <text:p text:style-name="P341"/>
      <text:p text:style-name="P346"><text:span text:style-name="T122">Duik </text:span>Attributes</text:p>
      <text:p text:style-name="P346"/>
      <text:p text:style-name="P106"><text:span text:style-name="T14">string</text:span><text:span text:style-name="T72"> </text:span>Duik.version</text:p>
      <text:p text:style-name="P106"><text:span text:style-name="T14">float</text:span><text:span text:style-name="T72"> </text:span>Duik.versionNumber</text:p>
      <text:p text:style-name="P106"><text:span text:style-name="T14">boolean</text:span><text:span text:style-name="T72"> </text:span>Duik.forceReload</text:p>
      <text:p text:style-name="P333">boolean <text:span text:style-name="T40">Duik.usePresets</text:span></text:p>
      <text:p text:style-name="P333">string <text:span text:style-name="T40">Duik.presetPath</text:span></text:p>
      <text:p text:style-name="P333">float <text:span text:style-name="T40">Duik.presetEffectsInstalledVersion</text:span></text:p>
      <text:p text:style-name="P346"/>
      <table:table table:name="Tableau1" table:style-name="Tableau1">
        <table:table-column table:style-name="Tableau1.A"/>
        <table:table-column table:style-name="Tableau1.B"/>
        <table:table-column table:style-name="Tableau1.C"/>
        <table:table-row>
          <table:table-cell table:style-name="Tableau1.A1" office:value-type="string">
            <text:p text:style-name="P491">Name</text:p>
          </table:table-cell>
          <table:table-cell table:style-name="Tableau1.A1" office:value-type="string">
            <text:p text:style-name="P491">Type</text:p>
          </table:table-cell>
          <table:table-cell table:style-name="Tableau1.C1" office:value-type="string">
            <text:p text:style-name="P491">Description</text:p>
          </table:table-cell>
        </table:table-row>
        <table:table-row>
          <table:table-cell table:style-name="Tableau1.A2" office:value-type="string">
            <text:p text:style-name="P110">version</text:p>
          </table:table-cell>
          <table:table-cell table:style-name="Tableau1.A2" office:value-type="string">
            <text:p text:style-name="P111"><text:span text:style-name="T31">string, </text:span><text:span text:style-name="T32">read-only</text:span></text:p>
          </table:table-cell>
          <table:table-cell table:style-name="Tableau1.C2" office:value-type="string">
            <text:p text:style-name="P192">Version string of libDuik</text:p>
          </table:table-cell>
        </table:table-row>
        <table:table-row>
          <table:table-cell table:style-name="Tableau1.A2" office:value-type="string">
            <text:p text:style-name="P110">versionNumber</text:p>
          </table:table-cell>
          <table:table-cell table:style-name="Tableau1.A2" office:value-type="string">
            <text:p text:style-name="P111"><text:span text:style-name="T32">float</text:span><text:span text:style-name="T31">, </text:span><text:span text:style-name="T32">read-only</text:span></text:p>
          </table:table-cell>
          <table:table-cell table:style-name="Tableau1.C2" office:value-type="string">
            <text:p text:style-name="P111"><text:span text:style-name="T31">Version </text:span><text:span text:style-name="T32">number</text:span><text:span text:style-name="T31"> of libDuik</text:span></text:p>
          </table:table-cell>
        </table:table-row>
        <table:table-row>
          <table:table-cell table:style-name="Tableau1.A2" office:value-type="string">
            <text:p text:style-name="P180">usePresets</text:p>
          </table:table-cell>
          <table:table-cell table:style-name="Tableau1.A2" office:value-type="string">
            <text:p text:style-name="P85">boolean</text:p>
          </table:table-cell>
          <table:table-cell table:style-name="Tableau1.C2" office:value-type="string">
            <text:p text:style-name="P304">true to use presets instead of pseudo effects.</text:p>
          </table:table-cell>
        </table:table-row>
        <table:table-row>
          <table:table-cell table:style-name="Tableau1.A2" office:value-type="string">
            <text:p text:style-name="P180">presetPath</text:p>
          </table:table-cell>
          <table:table-cell table:style-name="Tableau1.A2" office:value-type="string">
            <text:p text:style-name="P85">string</text:p>
          </table:table-cell>
          <table:table-cell table:style-name="Tableau1.C2" office:value-type="string">
            <text:p text:style-name="P304">Path where presets are located; By default, the path of <text:span text:style-name="T40">libDuik.jsxinc</text:span> itself.</text:p>
          </table:table-cell>
        </table:table-row>
        <table:table-row>
          <table:table-cell table:style-name="Tableau1.A2" office:value-type="string">
            <text:p text:style-name="P180">presetEffectsInstalledVersion</text:p>
          </table:table-cell>
          <table:table-cell table:style-name="Tableau1.A2" office:value-type="string">
            <text:p text:style-name="P113"><text:span text:style-name="T32">float</text:span><text:span text:style-name="T31">, </text:span><text:span text:style-name="T32">read-only</text:span></text:p>
          </table:table-cell>
          <table:table-cell table:style-name="Tableau1.C2" office:value-type="string">
            <text:p text:style-name="P305">Version number of installed pseudo effects. Should be the same of <text:span text:style-name="T40">Duik.versionNumber</text:span></text:p>
          </table:table-cell>
        </table:table-row>
        <table:table-row>
          <table:table-cell table:style-name="Tableau1.A2" office:value-type="string">
            <text:p text:style-name="P182">copiedAnim</text:p>
          </table:table-cell>
          <table:table-cell table:style-name="Tableau1.A2" office:value-type="string">
            <text:p text:style-name="P314">Array of LayerAnim</text:p>
          </table:table-cell>
          <table:table-cell table:style-name="Tableau1.C2" office:value-type="string">
            <text:p text:style-name="P314">The layer animations copied with <text:span text:style-name="T59">Duik.copyAnim()</text:span> method.</text:p>
          </table:table-cell>
        </table:table-row>
      </table:table>
      <text:p text:style-name="P346"/>
      <text:p text:style-name="P356"><text:span text:style-name="T123">Duik </text:span>Objects</text:p>
      <text:p text:style-name="P346"/>
      <text:p text:style-name="P105">Duik.<text:span text:style-name="T73">uiString</text:span></text:p>
      <text:p text:style-name="P107">Duik.settings</text:p>
      <text:p text:style-name="P108">Duik.utils</text:p>
      <text:p text:style-name="P109">Duik.setup</text:p>
      <text:p text:style-name="P341"/>
      <table:table table:name="Tableau2" table:style-name="Tableau2">
        <table:table-column table:style-name="Tableau2.A"/>
        <table:table-column table:style-name="Tableau2.B"/>
        <table:table-row>
          <table:table-cell table:style-name="Tableau2.A1" office:value-type="string">
            <text:p text:style-name="P596">Name</text:p>
          </table:table-cell>
          <table:table-cell table:style-name="Tableau2.B1" office:value-type="string">
            <text:p text:style-name="P596">Description</text:p>
          </table:table-cell>
        </table:table-row>
        <table:table-row>
          <table:table-cell table:style-name="Tableau2.A2" office:value-type="string">
            <text:p text:style-name="P112">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14">settings</text:p>
          </table:table-cell>
          <table:table-cell table:style-name="Tableau2.B2" office:value-type="string">
            <text:p text:style-name="P47">Access to settings used by Duik.</text:p>
          </table:table-cell>
        </table:table-row>
        <table:table-row>
          <table:table-cell table:style-name="Tableau2.A2" office:value-type="string">
            <text:p text:style-name="P116">utils</text:p>
          </table:table-cell>
          <table:table-cell table:style-name="Tableau2.B2" office:value-type="string">
            <text:p text:style-name="P53"><text:span text:style-name="T79">Some u</text:span>seful <text:span text:style-name="T79">tools</text:span></text:p>
          </table:table-cell>
        </table:table-row>
        <table:table-row>
          <table:table-cell table:style-name="Tableau2.A2" office:value-type="string">
            <text:p text:style-name="P174">setup</text:p>
          </table:table-cell>
          <table:table-cell table:style-name="Tableau2.B2" office:value-type="string">
            <text:p text:style-name="P62">Methods and attributes to correctly install libDuik &amp; pseudo effects.</text:p>
          </table:table-cell>
        </table:table-row>
      </table:table>
      <text:p text:style-name="P48"/>
      <text:p text:style-name="P357"><text:span text:style-name="T123">Duik </text:span>Methods</text:p>
      <text:p text:style-name="P18"/>
      <text:p text:style-name="P18">//<text:span text:style-name="T75">TODO tri par ordre alphabétique</text:span></text:p>
      <text:p text:style-name="P18"/>
      <text:p text:style-name="P19">Low-level methods are listed below <text:span text:style-name="T85">(greyed)</text:span> but they are not documented.</text:p>
      <text:p text:style-name="P19">If you do not understand what low-level methods do by reading them in <text:span text:style-name="T40">libDuik.jsxinc</text:span>, you shouldn't need them.</text:p>
      <text:p text:style-name="P19"><text:soft-page-break/></text:p>
      <text:p text:style-name="P66">Duik.IK(controller, layer1, layer2, layer3, goal, clockWise, frontFacing)</text:p>
      <text:p text:style-name="P67">Duik.<text:span text:style-name="T101">g</text:span>oal(layer, controller)</text:p>
      <text:p text:style-name="P103">Duik.<text:span text:style-name="T103">addC</text:span>ontroller(layer<text:span text:style-name="T325">,color,rotation,xPosition,yPosition,scale,arc</text:span>)</text:p>
      <text:p text:style-name="P104">Duik.<text:span text:style-name="T103">addC</text:span>ontrollers(layers<text:span text:style-name="T325">,color,rotation,xPosition,yPosition,scale,arc</text:span>)</text:p>
      <text:p text:style-name="P361">Duik.<text:span text:style-name="T101">o</text:span>neLayerIK(controller,layer)</text:p>
      <text:p text:style-name="P361">Duik.<text:span text:style-name="T101">t</text:span>woLayerIK(controller,root,end,clockWise,frontFacing)</text:p>
      <text:p text:style-name="P68">Duik.<text:span text:style-name="T101">w</text:span>iggle(layer,property,<text:span text:style-name="T103">separateDimensions</text:span>)</text:p>
      <text:p text:style-name="P362">Duik.<text:span text:style-name="T101">three</text:span>DWiggle(layer,property,)</text:p>
      <text:p text:style-name="P362">Duik.<text:span text:style-name="T101">two</text:span>DWiggle(layer,property)</text:p>
      <text:p text:style-name="P362">Duik.<text:span text:style-name="T101">one</text:span>DWiggle(layer,property)</text:p>
      <text:p text:style-name="P365">Duik.exposure(layer,property,adaptative,<text:span text:style-name="T102">limit,minExp,maxExp</text:span>)</text:p>
      <text:p text:style-name="P363">Duik.adaptativeExposure(layer,property,precision,minExp,maxExp)</text:p>
      <text:p text:style-name="P364">Duik.fixedExposure(layer,property)</text:p>
      <text:p text:style-name="P456">Duik.addBones(layers)</text:p>
      <text:p text:style-name="P457">Duik.<text:span text:style-name="T137">addZ</text:span>ero<text:span text:style-name="T137">s</text:span>(layers)</text:p>
      <text:p text:style-name="P458">Duik.rotationMorph(layer,prop)</text:p>
      <text:p text:style-name="P459">Duik.swing(layer,prop)</text:p>
      <text:p text:style-name="P460">Duik.wheel(layer,radius,curved)</text:p>
      <text:p text:style-name="P461">Duik.morpher(layers)</text:p>
      <text:p text:style-name="P462">Duik.lensFlare(layers)</text:p>
      <text:p text:style-name="P463">Duik.distanceLink(layer, property, parentLayer)</text:p>
      <text:p text:style-name="P464">Duik.spring(property, layer, simulated)</text:p>
      <text:p text:style-name="P473">Duik.utils.replaceInExpressions(prop,oldString,newString)</text:p>
      <text:p text:style-name="P366">Duik.replaceInLayersExpressions(layers, oldString, newString)</text:p>
      <text:p text:style-name="P367">Duik.copyAnim(layers, selectedKeysOnly, startTime, endTime)</text:p>
      <text:p text:style-name="P367">Duik.pasteAnim(layers, layerAnims, startTime, useIndexes)</text:p>
      <text:p text:style-name="P629">Duik.rigPaint(layers)</text:p>
      <text:p text:style-name="P357"/>
      <table:table table:name="Tableau5" table:style-name="Tableau5">
        <table:table-column table:style-name="Tableau5.A"/>
        <table:table-column table:style-name="Tableau5.B"/>
        <table:table-column table:style-name="Tableau5.C"/>
        <table:table-row>
          <table:table-cell table:style-name="Tableau5.A1" office:value-type="string">
            <text:p text:style-name="P495">Name</text:p>
          </table:table-cell>
          <table:table-cell table:style-name="Tableau5.A1" office:value-type="string">
            <text:p text:style-name="P495">Description</text:p>
          </table:table-cell>
          <table:table-cell table:style-name="Tableau5.C1" office:value-type="string">
            <text:p text:style-name="P495">Return</text:p>
          </table:table-cell>
        </table:table-row>
        <table:table-row>
          <table:table-cell table:style-name="Tableau5.A2" office:value-type="string">
            <text:p text:style-name="P117"><text:span text:style-name="T323">auto</text:span>IK(<text:span text:style-name="T323">layers,</text:span> clockWise, <text:s/>frontFacing)</text:p>
          </table:table-cell>
          <table:table-cell table:style-name="Tableau5.A2" office:value-type="string">
            <text:p text:style-name="P193"><text:span text:style-name="T77">Adds</text:span> IK <text:span text:style-name="T2">on</text:span> the layer<text:span text:style-name="T2">s</text:span></text:p>
          </table:table-cell>
          <table:table-cell table:style-name="Tableau5.C2" office:value-type="string">
            <text:p text:style-name="P193">true if successful, false if anything went wrong</text:p>
          </table:table-cell>
        </table:table-row>
        <table:table-row>
          <table:table-cell table:style-name="Tableau5.A2" office:value-type="string">
            <text:p text:style-name="P137"><text:span text:style-name="T103">g</text:span>oal(layer, controller)</text:p>
          </table:table-cell>
          <table:table-cell table:style-name="Tableau5.A2" office:value-type="string">
            <text:p text:style-name="P236"><text:span text:style-name="T1">A</text:span>dds a goal <text:span text:style-name="T2">effect </text:span>to the layer, which may be controlled by a controller</text:p>
          </table:table-cell>
          <table:table-cell table:style-name="Tableau5.C2" office:value-type="string">
            <text:p text:style-name="P236">true if successful, false if anything went wrong</text:p>
          </table:table-cell>
        </table:table-row>
        <table:table-row>
          <table:table-cell table:style-name="Tableau5.A2" office:value-type="string">
            <text:p text:style-name="P187">addController(layer<text:span text:style-name="T325">, color, autoLock, rotation, xPosition, yPosition, scale, arc</text:span>)</text:p>
          </table:table-cell>
          <table:table-cell table:style-name="Tableau5.A2" office:value-type="string">
            <text:p text:style-name="P526">Create<text:span text:style-name="T78">s</text:span> a null object (controller) at layer position and named by layer.name</text:p>
          </table:table-cell>
          <table:table-cell table:style-name="Tableau5.C2" office:value-type="string">
            <text:p text:style-name="P238">AVLayer; controller</text:p>
          </table:table-cell>
        </table:table-row>
        <table:table-row>
          <table:table-cell table:style-name="Tableau5.A2" office:value-type="string">
            <text:p text:style-name="P141">addControllers(layers<text:span text:style-name="T325">, color, autoLock, rotation, xPosition, yPosition, scale, arc</text:span>)</text:p>
          </table:table-cell>
          <table:table-cell table:style-name="Tableau5.A2" office:value-type="string">
            <text:p text:style-name="P527">For each layer,</text:p>
            <text:p text:style-name="P526">Create<text:span text:style-name="T78">s</text:span> a null object (controller) at layer position and named by layer.name</text:p>
          </table:table-cell>
          <table:table-cell table:style-name="Tableau5.C2" office:value-type="string">
            <text:p text:style-name="P243">Array of AVLayer; controllers</text:p>
          </table:table-cell>
        </table:table-row>
        <table:table-row>
          <table:table-cell table:style-name="Tableau5.A2" office:value-type="string">
            <text:p text:style-name="P143"><text:span text:style-name="T103">w</text:span>iggle(layer, property, <text:span text:style-name="T103">separateDimensions</text:span>)</text:p>
          </table:table-cell>
          <table:table-cell table:style-name="Tableau5.A2" office:value-type="string">
            <text:p text:style-name="P528">Adds a wiggle effect to given property</text:p>
          </table:table-cell>
          <table:table-cell table:style-name="Tableau5.C2" office:value-type="string">
            <text:p text:style-name="P193">true if successful, false if anything went wrong</text:p>
          </table:table-cell>
        </table:table-row>
        <table:table-row>
          <table:table-cell table:style-name="Tableau5.A2" office:value-type="string">
            <text:p text:style-name="P145">exposure(layer, property, adaptative, <text:span text:style-name="T91">precision</text:span>, <text:span text:style-name="T92">minExp, maxExp</text:span>)</text:p>
          </table:table-cell>
          <table:table-cell table:style-name="Tableau5.A2" office:value-type="string">
            <text:p text:style-name="P529">Adds exposure controles to given property</text:p>
          </table:table-cell>
          <table:table-cell table:style-name="Tableau5.C2" office:value-type="string">
            <text:p text:style-name="P194">true if successful, false if anything went wrong</text:p>
          </table:table-cell>
        </table:table-row>
        <table:table-row>
          <table:table-cell table:style-name="Tableau5.A2" office:value-type="string">
            <text:p text:style-name="P147">addBones(layers)</text:p>
          </table:table-cell>
          <table:table-cell table:style-name="Tableau5.A2" office:value-type="string">
            <text:p text:style-name="P530">Adds bones to the layers</text:p>
          </table:table-cell>
          <table:table-cell table:style-name="Tableau5.C2" office:value-type="string">
            <text:p text:style-name="P260">Array of AVLayer;</text:p>
            <text:p text:style-name="P260">bones</text:p>
          </table:table-cell>
        </table:table-row>
        <text:soft-page-break/>
        <table:table-row>
          <table:table-cell table:style-name="Tableau5.A2" office:value-type="string">
            <text:p text:style-name="P148"><text:span text:style-name="T137">addZ</text:span>ero<text:span text:style-name="T137">s</text:span>(layers)</text:p>
          </table:table-cell>
          <table:table-cell table:style-name="Tableau5.A2" office:value-type="string">
            <text:p text:style-name="P531">Adds zeros to the layers</text:p>
          </table:table-cell>
          <table:table-cell table:style-name="Tableau5.C2" office:value-type="string">
            <text:p text:style-name="P260">Array of AVLayer;</text:p>
            <text:p text:style-name="P261">zeros</text:p>
          </table:table-cell>
        </table:table-row>
        <table:table-row>
          <table:table-cell table:style-name="Tableau5.A2" office:value-type="string">
            <text:p text:style-name="P465">rotationMorph(layer, prop)</text:p>
          </table:table-cell>
          <table:table-cell table:style-name="Tableau5.A2" office:value-type="string">
            <text:p text:style-name="P532">Creates a rotation morph on the given property</text:p>
          </table:table-cell>
          <table:table-cell table:style-name="Tableau5.C2" office:value-type="string">
            <text:p text:style-name="P262">true if successful, false if anything went wrong</text:p>
          </table:table-cell>
        </table:table-row>
        <table:table-row>
          <table:table-cell table:style-name="Tableau5.A2" office:value-type="string">
            <text:p text:style-name="P466">swing(layer,prop)</text:p>
          </table:table-cell>
          <table:table-cell table:style-name="Tableau5.A2" office:value-type="string">
            <text:p text:style-name="P533">Creates a swing on the given property</text:p>
          </table:table-cell>
          <table:table-cell table:style-name="Tableau5.C2" office:value-type="string">
            <text:p text:style-name="P263">true if successful, false if anything went wrong</text:p>
          </table:table-cell>
        </table:table-row>
        <table:table-row>
          <table:table-cell table:style-name="Tableau5.A2" office:value-type="string">
            <text:p text:style-name="P467">wheel(layer, radius, curved)</text:p>
          </table:table-cell>
          <table:table-cell table:style-name="Tableau5.A2" office:value-type="string">
            <text:p text:style-name="P534">Automates the rotation of the given layer using its position</text:p>
          </table:table-cell>
          <table:table-cell table:style-name="Tableau5.C2" office:value-type="string">
            <text:p text:style-name="P264">true if successful, false if anything went wrong</text:p>
          </table:table-cell>
        </table:table-row>
        <table:table-row>
          <table:table-cell table:style-name="Tableau5.A2" office:value-type="string">
            <text:p text:style-name="P468">morpher(layers)</text:p>
          </table:table-cell>
          <table:table-cell table:style-name="Tableau5.A2" office:value-type="string">
            <text:p text:style-name="P535">Adds a slider to easily control interpolations of selected properties of the given layers.</text:p>
          </table:table-cell>
          <table:table-cell table:style-name="Tableau5.C2" office:value-type="string">
            <text:p text:style-name="P265">true if successful, false if anything went wrong</text:p>
          </table:table-cell>
        </table:table-row>
        <table:table-row>
          <table:table-cell table:style-name="Tableau5.A2" office:value-type="string">
            <text:p text:style-name="P469">lensFlare(layers)</text:p>
          </table:table-cell>
          <table:table-cell table:style-name="Tableau5.A2" office:value-type="string">
            <text:p text:style-name="P536">Rigs the layers to move like a lens flare.</text:p>
          </table:table-cell>
          <table:table-cell table:style-name="Tableau5.C2" office:value-type="string">
            <text:p text:style-name="P266">true if successful, false if anything went wrong</text:p>
          </table:table-cell>
        </table:table-row>
        <table:table-row>
          <table:table-cell table:style-name="Tableau5.A2" office:value-type="string">
            <text:p text:style-name="P470">distanceLink(layer, property, parentLayer)</text:p>
          </table:table-cell>
          <table:table-cell table:style-name="Tableau5.A2" office:value-type="string">
            <text:p text:style-name="P537">Link<text:span text:style-name="T209">s</text:span> the property to the distance of parentLayer</text:p>
          </table:table-cell>
          <table:table-cell table:style-name="Tableau5.C2" office:value-type="string">
            <text:p text:style-name="P267">true if successful, false if anything went wrong</text:p>
          </table:table-cell>
        </table:table-row>
        <table:table-row>
          <table:table-cell table:style-name="Tableau5.A2" office:value-type="string">
            <text:p text:style-name="P471">spring(property, layer, simulated)</text:p>
          </table:table-cell>
          <table:table-cell table:style-name="Tableau5.A2" office:value-type="string">
            <text:p text:style-name="P538">Adds a spring effect on the properties</text:p>
          </table:table-cell>
          <table:table-cell table:style-name="Tableau5.C2" office:value-type="string">
            <text:p text:style-name="P267">true if successful, false if anything went wrong</text:p>
          </table:table-cell>
        </table:table-row>
        <table:table-row>
          <table:table-cell table:style-name="Tableau5.A2" office:value-type="string">
            <text:p text:style-name="P472">replaceInLayersExpressions(layers, oldString, newString)</text:p>
          </table:table-cell>
          <table:table-cell table:style-name="Tableau5.A2" office:value-type="string">
            <text:p text:style-name="P546">Replaces all occurences of oldString by newString in all the expressions of all the layers.</text:p>
          </table:table-cell>
          <table:table-cell table:style-name="Tableau5.C2" office:value-type="string">
            <text:p text:style-name="P310">Void</text:p>
          </table:table-cell>
        </table:table-row>
        <table:table-row>
          <table:table-cell table:style-name="Tableau5.A2" office:value-type="string">
            <text:p text:style-name="P375">copyAnim(layers, selectedKeysOnly, startTime, endTime)</text:p>
          </table:table-cell>
          <table:table-cell table:style-name="Tableau5.A2" office:value-type="string">
            <text:p text:style-name="P548">Copies the animation of the layers</text:p>
          </table:table-cell>
          <table:table-cell table:style-name="Tableau5.C2" office:value-type="string">
            <text:p text:style-name="P315">Array of LayerAnim</text:p>
          </table:table-cell>
        </table:table-row>
        <table:table-row>
          <table:table-cell table:style-name="Tableau5.A2" office:value-type="string">
            <text:p text:style-name="P375">pasteAnim(layers, layerAnims, startTime, useIndexes)</text:p>
          </table:table-cell>
          <table:table-cell table:style-name="Tableau5.A2" office:value-type="string">
            <text:p text:style-name="P549">Pastes the animations on the layers</text:p>
          </table:table-cell>
          <table:table-cell table:style-name="Tableau5.C2" office:value-type="string">
            <text:p text:style-name="P316">int, the number of the layers on whichh an animtion was pasted</text:p>
          </table:table-cell>
        </table:table-row>
        <table:table-row>
          <table:table-cell table:style-name="Tableau5.A2" office:value-type="string">
            <text:p text:style-name="P627">rigPaint(layers)</text:p>
          </table:table-cell>
          <table:table-cell table:style-name="Tableau5.A2" office:value-type="string">
            <text:p text:style-name="P549">Rigs the paint effects to be able to animate all strokes as if there was only one. </text:p>
          </table:table-cell>
          <table:table-cell table:style-name="Tableau5.C2" office:value-type="string">
            <text:p text:style-name="P614">void</text:p>
          </table:table-cell>
        </table:table-row>
      </table:table>
      <text:p text:style-name="P357"/>
      <text:p text:style-name="P118">Duik.<text:span text:style-name="T323">auto</text:span>IK(<text:span text:style-name="T323">layers</text:span>, clockWise, frontFacing)</text:p>
      <text:p text:style-name="P195"/>
      <text:p text:style-name="P195"><text:tab/><text:span text:style-name="T76">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195"><text:tab/><text:tab/></text:p>
      <text:p text:style-name="P195"><text:tab/>parameters:</text:p>
      <text:p text:style-name="P195"/>
      <text:p text:style-name="P195"><text:tab/><text:tab/><text:span text:style-name="T323">layers | Array of AVLayers or LayerCollection</text:span></text:p>
      <text:p text:style-name="P195"><text:tab/><text:tab/>clockWise | boolean, used only with two-layer and three-layer IK, default: false</text:p>
      <text:p text:style-name="P195"><text:tab/><text:tab/>frontFacing | boolean, default: false</text:p>
      <text:p text:style-name="P195"><text:tab/><text:tab/><text:tab/><text:tab/></text:p>
      <text:p text:style-name="P195"><text:tab/>returns</text:p>
      <text:p text:style-name="P195"/>
      <text:p text:style-name="P195"><text:tab/><text:tab/><text:span text:style-name="T68">IKRig object</text:span><text:span text:style-name="T323"> created</text:span></text:p>
      <text:p text:style-name="P195"/>
      <text:p text:style-name="P138"><text:soft-page-break/>Duik.<text:span text:style-name="T104">g</text:span>oal(layer, controller)</text:p>
      <text:p text:style-name="P237"/>
      <text:p text:style-name="P237"><text:tab/><text:span text:style-name="T1">A</text:span>dds a goal <text:span text:style-name="T2">effect </text:span>to the layer, which may be controlled by a controller</text:p>
      <text:p text:style-name="P237"><text:tab/><text:tab/></text:p>
      <text:p text:style-name="P237"><text:tab/>parameters:</text:p>
      <text:p text:style-name="P237"/>
      <text:p text:style-name="P237"><text:tab/><text:tab/>layer<text:tab/>| AVLayer</text:p>
      <text:p text:style-name="P237"><text:tab/><text:tab/>controller | AVLayer or undefined</text:p>
      <text:p text:style-name="P237"><text:tab/><text:tab/><text:tab/></text:p>
      <text:p text:style-name="P237"><text:tab/>returns</text:p>
      <text:p text:style-name="P237"/>
      <text:p text:style-name="P237"><text:tab/><text:tab/>true if successful, false if anything went wrong</text:p>
      <text:p text:style-name="P237"/>
      <text:p text:style-name="P188">Duik.addController(layer<text:span text:style-name="T326">, color, autoLock, rotation, xPosition, yPosition, scale, arc</text:span>)</text:p>
      <text:p text:style-name="P239"><text:tab/></text:p>
      <text:p text:style-name="P240"><text:tab/><text:span text:style-name="T77">Creates a null object (controller) at layer position and named by layer.name</text:span></text:p>
      <text:p text:style-name="P240"><text:tab/><text:span text:style-name="T327">If </text:span><text:span text:style-name="T69">Duik.settings.controllerType</text:span><text:span text:style-name="T327"> is </text:span><text:span text:style-name="T52">Duik.layerTypes.VECTOR</text:span><text:span text:style-name="T327">, the parameters are used to draw a nice icon instead of using a null object.</text:span></text:p>
      <text:p text:style-name="P240"><text:tab/><text:span text:style-name="T339">If autoLock is true, the transformations which should not be changed are locked with a simple expression.</text:span></text:p>
      <text:p text:style-name="P239"/>
      <text:p text:style-name="P239"><text:tab/>parameters</text:p>
      <text:p text:style-name="P239"/>
      <text:p text:style-name="P239"><text:tab/><text:tab/>layer | AVLayer</text:p>
      <text:p text:style-name="P239"><text:tab/><text:tab/><text:span text:style-name="T326">color | Array of 4 floats : [R,V,B,A], default [1,1,1,1]</text:span></text:p>
      <text:p text:style-name="P239"><text:tab/><text:tab/><text:span text:style-name="T339">autoLock | boolean, default false</text:span></text:p>
      <text:p text:style-name="P239"><text:tab/><text:tab/><text:span text:style-name="T326">rotation | boolean, default true</text:span></text:p>
      <text:p text:style-name="P241"><text:tab/><text:tab/><text:span text:style-name="T326">xPosition | boolean, default true</text:span></text:p>
      <text:p text:style-name="P241"><text:tab/><text:tab/><text:span text:style-name="T326">yPosition | boolean, default true</text:span></text:p>
      <text:p text:style-name="P241"><text:tab/><text:tab/><text:span text:style-name="T326">scale | boolean, default false</text:span></text:p>
      <text:p text:style-name="P327"><text:tab/><text:tab/>arc | boolean, default false</text:p>
      <text:p text:style-name="P239"><text:tab/><text:tab/></text:p>
      <text:p text:style-name="P239"><text:tab/>returns</text:p>
      <text:p text:style-name="P239"/>
      <text:p text:style-name="P239"><text:tab/><text:tab/>AVLayer controller</text:p>
      <text:p text:style-name="P239"/>
      <text:p text:style-name="P142">Duik.addControllers(layers<text:span text:style-name="T326">, color, autoLock, rotation, xPosition, yPosition, scale, arc</text:span>)</text:p>
      <text:p text:style-name="P139"/>
      <text:p text:style-name="P140"><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44"/>
      <text:p text:style-name="P244"><text:tab/>parameters</text:p>
      <text:p text:style-name="P244"/>
      <text:p text:style-name="P244"><text:tab/><text:tab/>layers | Array of AVLayer <text:span text:style-name="T328">or LayerCollection</text:span></text:p>
      <text:p text:style-name="P328"><text:tab/><text:tab/>color | Array of 4 floats : [R,V,B,A], default [1,1,1,1]</text:p>
      <text:p text:style-name="P613"><text:tab/><text:tab/>autoLock | boolean, default false</text:p>
      <text:p text:style-name="P242"><text:tab/><text:tab/><text:span text:style-name="T326">rotation | boolean, default true</text:span></text:p>
      <text:p text:style-name="P242"><text:tab/><text:tab/><text:span text:style-name="T326">xPosition | boolean, default true</text:span></text:p>
      <text:p text:style-name="P242"><text:tab/><text:tab/><text:span text:style-name="T326">yPosition | boolean, default true</text:span></text:p>
      <text:p text:style-name="P242"><text:tab/><text:tab/><text:span text:style-name="T326">scale | boolean, default false</text:span></text:p>
      <text:p text:style-name="P328"><text:tab/><text:tab/>arc | boolean, default false</text:p>
      <text:p text:style-name="P244"><text:tab/><text:tab/></text:p>
      <text:p text:style-name="P244"><text:soft-page-break/><text:tab/>returns</text:p>
      <text:p text:style-name="P244"/>
      <text:p text:style-name="P244"><text:tab/><text:tab/>Array of AVLayer controllers</text:p>
      <text:p text:style-name="P244"/>
      <text:p text:style-name="P144"><text:span text:style-name="T100">Duik.w</text:span>iggle(layer, property, <text:span text:style-name="T104">separateDimensions</text:span>)</text:p>
      <text:p text:style-name="P245"/>
      <text:p text:style-name="P245"><text:tab/><text:span text:style-name="T86">Adds a wiggle effect to given property.</text:span></text:p>
      <text:p text:style-name="P245"/>
      <text:p text:style-name="P245"><text:tab/>parameters</text:p>
      <text:p text:style-name="P245"/>
      <text:p text:style-name="P245"><text:tab/><text:tab/>layer | AVLayer <text:span text:style-name="T88">of the property</text:span></text:p>
      <text:p text:style-name="P245"><text:tab/><text:tab/><text:span text:style-name="T88">property | Property</text:span></text:p>
      <text:p text:style-name="P245"><text:tab/><text:tab/><text:span text:style-name="T104">separateDimensions | boolean, false to apply the same wiggle to all dimensions, default: false</text:span></text:p>
      <text:p text:style-name="P245"><text:tab/><text:tab/></text:p>
      <text:p text:style-name="P245"><text:tab/>returns</text:p>
      <text:p text:style-name="P245"/>
      <text:p text:style-name="P246"><text:tab/><text:tab/><text:span text:style-name="T87">true if successful, false if anything went wrong</text:span></text:p>
      <text:p text:style-name="P247"/>
      <text:p text:style-name="P146"><text:span text:style-name="T100">Duik.</text:span>exposure(layer, property, adaptative, <text:span text:style-name="T105">limit</text:span>, <text:span text:style-name="T92">minExp, maxExp</text:span>)</text:p>
      <text:p text:style-name="P247"/>
      <text:p text:style-name="P247"><text:tab/><text:span text:style-name="T89">Adds exposure controls to given property.</text:span></text:p>
      <text:p text:style-name="P247"/>
      <text:p text:style-name="P247"><text:tab/>parameters</text:p>
      <text:p text:style-name="P247"/>
      <text:p text:style-name="P247"><text:tab/><text:tab/>layer | AVLayer <text:span text:style-name="T88">of the property</text:span></text:p>
      <text:p text:style-name="P247"><text:tab/><text:tab/><text:span text:style-name="T88">property | Property</text:span></text:p>
      <text:p text:style-name="P247"><text:tab/><text:tab/><text:span text:style-name="T90">adaptative | boolean, default: true</text:span></text:p>
      <text:p text:style-name="P248"><text:tab/><text:tab/><text:span text:style-name="T105">limit | float, default: 100</text:span></text:p>
      <text:p text:style-name="P249"><text:tab/><text:tab/><text:span text:style-name="T93">minExp | integer, default : 1, minimum exposure</text:span></text:p>
      <text:p text:style-name="P249"><text:tab/><text:tab/><text:span text:style-name="T93">maxExp | integer, default : 4, maximum exposure</text:span></text:p>
      <text:p text:style-name="P247"><text:tab/><text:tab/></text:p>
      <text:p text:style-name="P247"><text:tab/>returns</text:p>
      <text:p text:style-name="P247"/>
      <text:p text:style-name="P247"><text:tab/><text:tab/><text:span text:style-name="T87">true if successful, false if anything went wrong</text:span></text:p>
      <text:p text:style-name="P247"/>
      <text:p text:style-name="P149">Duik.addBones(layers)</text:p>
      <text:p text:style-name="P250"/>
      <text:p text:style-name="P250"><text:tab/><text:span text:style-name="T106">Adds bones to the layers, only on selected pins if any, or else on all puppet pins found on those layers.</text:span></text:p>
      <text:p text:style-name="P250"/>
      <text:p text:style-name="P250"><text:tab/>parameters</text:p>
      <text:p text:style-name="P250"/>
      <text:p text:style-name="P251"><text:tab/><text:tab/>layer<text:span text:style-name="T107">s</text:span> | <text:span text:style-name="T107">Array of AVLayers</text:span></text:p>
      <text:p text:style-name="P251"/>
      <text:p text:style-name="P251"><text:tab/>returns</text:p>
      <text:p text:style-name="P250"/>
      <text:p text:style-name="P251"><text:tab/><text:tab/><text:span text:style-name="T107">Array of AVLayers, the bones created</text:span></text:p>
      <text:p text:style-name="P251"/>
      <text:p text:style-name="P150">Duik.add<text:span text:style-name="T138">Zero</text:span>s(layers)</text:p>
      <text:p text:style-name="P252"/>
      <text:p text:style-name="P252"><text:tab/><text:span text:style-name="T138">Adds a null object for each layer, at the same place and orientation, and then parents the </text:span><text:soft-page-break/><text:span text:style-name="T138">layer to it, parenting the null object (the zero) to the former parent of the layer.</text:span></text:p>
      <text:p text:style-name="P252"/>
      <text:p text:style-name="P252"><text:tab/>parameters</text:p>
      <text:p text:style-name="P252"/>
      <text:p text:style-name="P252"><text:tab/><text:tab/>layer<text:span text:style-name="T107">s</text:span> | <text:span text:style-name="T107">Array of AVLayers</text:span></text:p>
      <text:p text:style-name="P252"/>
      <text:p text:style-name="P252"><text:tab/>returns</text:p>
      <text:p text:style-name="P252"/>
      <text:p text:style-name="P252"><text:tab/><text:tab/><text:span text:style-name="T107">Array of AVLayers, the zeros created</text:span></text:p>
      <text:p text:style-name="P252"/>
      <text:p text:style-name="P151">Duik.<text:span text:style-name="T144">rotationMorph(layer,prop)</text:span></text:p>
      <text:p text:style-name="P253"/>
      <text:p text:style-name="P254"><text:tab/><text:span text:style-name="T145">Creates a rotation morph on the given property.</text:span></text:p>
      <text:p text:style-name="P253"/>
      <text:p text:style-name="P254"><text:tab/><text:span text:style-name="T145">Parameters</text:span></text:p>
      <text:p text:style-name="P254"/>
      <text:p text:style-name="P268"><text:tab/><text:tab/>layer | AVLayer</text:p>
      <text:p text:style-name="P268"><text:tab/><text:tab/>prop | Property</text:p>
      <text:p text:style-name="P268"><text:tab/><text:tab/></text:p>
      <text:p text:style-name="P268"><text:tab/>returns</text:p>
      <text:p text:style-name="P268"/>
      <text:p text:style-name="P268"><text:tab/><text:tab/>true if successful, false if anything went wrong</text:p>
      <text:p text:style-name="P268"/>
      <text:p text:style-name="P152">Duik.<text:span text:style-name="T148">swing(layer,prop)</text:span></text:p>
      <text:p text:style-name="P255"/>
      <text:p text:style-name="P256"><text:tab/><text:span text:style-name="T149">Creates a swing on the given property</text:span></text:p>
      <text:p text:style-name="P269"><text:tab/></text:p>
      <text:p text:style-name="P269"><text:tab/>parameters</text:p>
      <text:p text:style-name="P269"/>
      <text:p text:style-name="P269"><text:tab/><text:tab/>layer | AVLayer</text:p>
      <text:p text:style-name="P269"><text:tab/><text:tab/>prop | Property</text:p>
      <text:p text:style-name="P269"><text:tab/><text:tab/></text:p>
      <text:p text:style-name="P269"><text:tab/>returns</text:p>
      <text:p text:style-name="P269"/>
      <text:p text:style-name="P269"><text:tab/><text:tab/>true if successful, false if anything went wrong</text:p>
      <text:p text:style-name="P269"/>
      <text:p text:style-name="P153">Duik.<text:span text:style-name="T151">wheel(layer, radius, curved)</text:span></text:p>
      <text:p text:style-name="P257"/>
      <text:p text:style-name="P257"><text:tab/><text:span text:style-name="T151">Automates the rotation of the given layer using its position.</text:span></text:p>
      <text:p text:style-name="P270"><text:tab/>If curved, works even if the trajectory is not horizontal, but is heavier to compute.</text:p>
      <text:p text:style-name="P270"><text:tab/></text:p>
      <text:p text:style-name="P270"><text:tab/>parameters</text:p>
      <text:p text:style-name="P270"/>
      <text:p text:style-name="P270"><text:tab/><text:tab/>layer | AVLayer</text:p>
      <text:p text:style-name="P270"><text:tab/><text:tab/>radius | float, default 100.0</text:p>
      <text:p text:style-name="P270"><text:tab/><text:tab/>curved | boolean, default false</text:p>
      <text:p text:style-name="P270"><text:tab/><text:tab/></text:p>
      <text:p text:style-name="P270"><text:tab/>returns</text:p>
      <text:p text:style-name="P270"/>
      <text:p text:style-name="P270"><text:tab/><text:tab/>true if successful, false if anything went wrong</text:p>
      <text:p text:style-name="P270"/>
      <text:p text:style-name="P154">Duik.<text:span text:style-name="T153">morpher(layers)</text:span></text:p>
      <text:p text:style-name="P258"><text:soft-page-break/></text:p>
      <text:p text:style-name="P259"><text:tab/><text:span text:style-name="T154">Adds a "morpher", a slider to easily control interpolations of selected properties of the given layers.</text:span></text:p>
      <text:p text:style-name="P271"><text:tab/></text:p>
      <text:p text:style-name="P271"><text:tab/>parameters</text:p>
      <text:p text:style-name="P271"/>
      <text:p text:style-name="P271"><text:tab/><text:tab/>layers | Array of AVLayer</text:p>
      <text:p text:style-name="P271"><text:tab/><text:tab/></text:p>
      <text:p text:style-name="P271"><text:tab/>returns</text:p>
      <text:p text:style-name="P271"/>
      <text:p text:style-name="P271"><text:tab/><text:tab/>true if successful, false if anything went wrong</text:p>
      <text:p text:style-name="P271"/>
      <text:p text:style-name="P155">Duik.lensFlare(layers);</text:p>
      <text:p text:style-name="P272"><text:tab/></text:p>
      <text:p text:style-name="P272"><text:tab/>Rigs the layers to move like a lens flare. The first layer in the selection is the controller, with sliders for intensity and size; the other layers have a distance property to adjust their position along the lens flare.</text:p>
      <text:p text:style-name="P272"><text:tab/></text:p>
      <text:p text:style-name="P272"><text:tab/>parameters</text:p>
      <text:p text:style-name="P272"/>
      <text:p text:style-name="P272"><text:tab/><text:tab/>layers | Array of AVLayer</text:p>
      <text:p text:style-name="P272"><text:tab/><text:tab/></text:p>
      <text:p text:style-name="P272"><text:tab/>returns</text:p>
      <text:p text:style-name="P272"/>
      <text:p text:style-name="P272"><text:tab/><text:tab/>true if successful, false if anything went wrong</text:p>
      <text:p text:style-name="P272"/>
      <text:p text:style-name="P156">Duik.<text:span text:style-name="T208">distanceLink(layer,property,parentLayer);</text:span></text:p>
      <text:p text:style-name="P273"><text:tab/></text:p>
      <text:p text:style-name="P273"><text:tab/><text:span text:style-name="T208">Links the property to the distance of parentLayer</text:span></text:p>
      <text:p text:style-name="P280"><text:tab/></text:p>
      <text:p text:style-name="P280"><text:tab/>parameters</text:p>
      <text:p text:style-name="P280"/>
      <text:p text:style-name="P280"><text:tab/><text:tab/>layer | AVLayer containing the property</text:p>
      <text:p text:style-name="P280"><text:tab/><text:tab/>property | Property to rig</text:p>
      <text:p text:style-name="P280"><text:tab/><text:tab/>parentLayer | AVLayer which distance from layer is used to rig</text:p>
      <text:p text:style-name="P280"><text:tab/><text:tab/></text:p>
      <text:p text:style-name="P280"><text:tab/>returns</text:p>
      <text:p text:style-name="P280"/>
      <text:p text:style-name="P280"><text:tab/><text:tab/>true if successful, false if anything went wrong</text:p>
      <text:p text:style-name="P280"/>
      <text:p text:style-name="P157">Duik.<text:span text:style-name="T213">spring(property, layer, simulated);</text:span></text:p>
      <text:p text:style-name="P274"><text:tab/></text:p>
      <text:p text:style-name="P275"><text:tab/><text:span text:style-name="T214">Adds a spring effect on the property</text:span></text:p>
      <text:p text:style-name="P281"><text:tab/></text:p>
      <text:p text:style-name="P281"><text:tab/>parameters</text:p>
      <text:p text:style-name="P281"/>
      <text:p text:style-name="P281"><text:tab/><text:tab/>property | <text:span text:style-name="T215">Property</text:span></text:p>
      <text:p text:style-name="P281"><text:tab/><text:tab/>layer | AVLayer containing the propert<text:span text:style-name="T216">y</text:span></text:p>
      <text:p text:style-name="P281"><text:tab/><text:tab/>simulated | if true, applies the simulated version of the spring, default: false</text:p>
      <text:p text:style-name="P281"><text:tab/><text:tab/></text:p>
      <text:p text:style-name="P281"><text:tab/>returns</text:p>
      <text:p text:style-name="P281"/>
      <text:p text:style-name="P281"><text:soft-page-break/><text:tab/><text:tab/>true if successful, false if anything went wrong</text:p>
      <text:p text:style-name="P281"/>
      <text:p text:style-name="P176">Duik.replaceInLayersExpressions(layers, oldString, newString)</text:p>
      <text:p text:style-name="P276"><text:tab/></text:p>
      <text:p text:style-name="P277"><text:tab/><text:span text:style-name="T236">Replaces all occurences of oldString by newString in all the expressions of all the layers.</text:span></text:p>
      <text:p text:style-name="P282"><text:tab/></text:p>
      <text:p text:style-name="P282"><text:tab/>parameters</text:p>
      <text:p text:style-name="P282"/>
      <text:p text:style-name="P283"><text:tab/><text:tab/><text:span text:style-name="T236">layers | Array of AVLayers or LayerCollection</text:span></text:p>
      <text:p text:style-name="P283"><text:tab/><text:tab/><text:span text:style-name="T236">oldString | string</text:span></text:p>
      <text:p text:style-name="P283"><text:tab/><text:tab/><text:span text:style-name="T236">newString | string</text:span></text:p>
      <text:p text:style-name="P282"><text:tab/><text:tab/></text:p>
      <text:p text:style-name="P282"><text:tab/>returns</text:p>
      <text:p text:style-name="P282"/>
      <text:p text:style-name="P282"><text:tab/><text:tab/><text:span text:style-name="T236">void</text:span></text:p>
      <text:p text:style-name="P282"/>
      <text:p text:style-name="P177">Duik.<text:span text:style-name="T287">copyAnim</text:span>(<text:span text:style-name="T287">layers, selectedKeysOnly, startTime, endTime</text:span>)</text:p>
      <text:p text:style-name="P278"><text:tab/></text:p>
      <text:p text:style-name="P278"><text:tab/><text:span text:style-name="T287">Copies all the animations as </text:span><text:span text:style-name="T63">LayerAnim objects</text:span><text:span text:style-name="T287"> (except expressions) on selected layers, and store them in the Array Duik.copiedAnim.</text:span></text:p>
      <text:p text:style-name="P278"><text:tab/><text:span text:style-name="T287">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84">PropertyAnim.keys.length &gt; 0</text:span><text:span text:style-name="T288"> </text:span><text:span text:style-name="T289">to remove empty animations from the Arrays.</text:span></text:p>
      <text:p text:style-name="P278"><text:span text:style-name="T289"><text:tab/>See </text:span><text:span text:style-name="T71">LayerAnim object</text:span></text:p>
      <text:p text:style-name="P284"><text:tab/></text:p>
      <text:p text:style-name="P284"><text:tab/>parameters</text:p>
      <text:p text:style-name="P284"/>
      <text:p text:style-name="P285"><text:tab/><text:tab/><text:span text:style-name="T290">layers | Array or Collection of AVLayers</text:span></text:p>
      <text:p text:style-name="P285"><text:tab/><text:tab/><text:span text:style-name="T290">selectedKeysOnly | boolean, true to copy only selected keys, default: false</text:span></text:p>
      <text:p text:style-name="P285"><text:tab/><text:tab/><text:span text:style-name="T290">startTime | float, default: start of the comp</text:span></text:p>
      <text:p text:style-name="P317"><text:tab/><text:tab/>endTime | float, default: end of the comp</text:p>
      <text:p text:style-name="P284"><text:tab/><text:tab/></text:p>
      <text:p text:style-name="P284"><text:tab/>returns</text:p>
      <text:p text:style-name="P284"/>
      <text:p text:style-name="P285"><text:tab/><text:tab/><text:span text:style-name="T290">Array of LayerAnim</text:span></text:p>
      <text:p text:style-name="P284"/>
      <text:p text:style-name="P178">Duik.<text:span text:style-name="T291">pasteAnim(layers, layerAnims, startTime, useIndexes)</text:span></text:p>
      <text:p text:style-name="P279"><text:tab/></text:p>
      <text:p text:style-name="P279"><text:tab/><text:span text:style-name="T291">Pastes all the animations in the Array of LayerAnim on layers, using layer names or layer indexes, beginning at startTime</text:span></text:p>
      <text:p text:style-name="P279"><text:span text:style-name="T289"><text:tab/>See </text:span><text:span text:style-name="T71">LayerAnim object</text:span></text:p>
      <text:p text:style-name="P286"><text:tab/></text:p>
      <text:p text:style-name="P286"><text:tab/>parameters</text:p>
      <text:p text:style-name="P286"/>
      <text:p text:style-name="P286"><text:tab/><text:tab/><text:span text:style-name="T291">layers | Layers where to paste the animation</text:span></text:p>
      <text:p text:style-name="P286"><text:tab/><text:tab/><text:span text:style-name="T291">layerAnims | Array of LayerAnim, default: Duik.copiedAnim</text:span></text:p>
      <text:p text:style-name="P286"><text:tab/><text:tab/><text:span text:style-name="T291">startTime | float, default: comp.time</text:span></text:p>
      <text:p text:style-name="P318"><text:tab/><text:tab/><text:span text:style-name="T291">useIndexes | boolean, true to use layer indexes instead of their names, default: Duik.settings.pasteAnimUseIndexes</text:span></text:p>
      <text:p text:style-name="P286"><text:tab/><text:tab/></text:p>
      <text:p text:style-name="P286"><text:soft-page-break/><text:tab/>returns</text:p>
      <text:p text:style-name="P286"/>
      <text:p text:style-name="P615"><text:tab/><text:tab/><text:span text:style-name="T292">integer, number of layers on which animations were pasted</text:span></text:p>
      <text:p text:style-name="P615"/>
      <text:p text:style-name="P621">Duik.<text:span text:style-name="T341">rigPaint(layers)</text:span></text:p>
      <text:p text:style-name="P618"><text:tab/></text:p>
      <text:p text:style-name="P619"><text:tab/><text:span text:style-name="T342">Rigs the paint effects to be able to animate all strokes as if there was only one. </text:span></text:p>
      <text:p text:style-name="P616"><text:tab/></text:p>
      <text:p text:style-name="P616"><text:tab/>parameters</text:p>
      <text:p text:style-name="P616"/>
      <text:p text:style-name="P616"><text:tab/><text:tab/><text:span text:style-name="T291">layers | Array of AVLayers or LayerCollection</text:span></text:p>
      <text:p text:style-name="P617"><text:tab/><text:tab/></text:p>
      <text:p text:style-name="P617"><text:tab/>returns</text:p>
      <text:p text:style-name="P616"/>
      <text:p text:style-name="P616"><text:tab/><text:tab/><text:span text:style-name="T343">void</text:span></text:p>
      <text:p text:style-name="P486">Duik.<text:span text:style-name="T223">setup</text:span></text:p>
      <text:p text:style-name="P345"/>
      <text:p text:style-name="P306">Methods and attributes to correctly install libDuik &amp; pseudo effects.</text:p>
      <text:p text:style-name="P306"/>
      <text:p text:style-name="P354"><text:span text:style-name="T124">Duik.</text:span><text:span text:style-name="T128">setup</text:span><text:span text:style-name="T124"> </text:span>Attributes</text:p>
      <text:p text:style-name="P354"/>
      <text:p text:style-name="P71">Duik.<text:span text:style-name="T224">setup.presetEffects</text:span></text:p>
      <text:p text:style-name="P70"/>
      <table:table table:name="Tableau10" table:style-name="Tableau10">
        <table:table-column table:style-name="Tableau10.A"/>
        <table:table-column table:style-name="Tableau10.B"/>
        <table:table-column table:style-name="Tableau10.C"/>
        <table:table-row>
          <table:table-cell table:style-name="Tableau10.A1" office:value-type="string">
            <text:p text:style-name="P493">Name</text:p>
          </table:table-cell>
          <table:table-cell table:style-name="Tableau10.A1" office:value-type="string">
            <text:p text:style-name="P493">Type</text:p>
          </table:table-cell>
          <table:table-cell table:style-name="Tableau10.C1" office:value-type="string">
            <text:p text:style-name="P493">Description</text:p>
          </table:table-cell>
        </table:table-row>
        <table:table-row>
          <table:table-cell table:style-name="Tableau10.A2" office:value-type="string">
            <text:p text:style-name="P175">presetEffects</text:p>
          </table:table-cell>
          <table:table-cell table:style-name="Tableau10.A2" office:value-type="string">
            <text:p text:style-name="P515">string</text:p>
          </table:table-cell>
          <table:table-cell table:style-name="Tableau10.C2" office:value-type="string">
            <text:p text:style-name="P307">The XML (as string object) to insert just before <text:span text:style-name="T40">&lt;/effects&gt;</text:span> in After Effects presetEffects.xml to correctly install libDuik pseudo effects.</text:p>
            <text:p text:style-name="P307">This <text:span text:style-name="T226">includes</text:span> the version of of libDuik as a<text:span text:style-name="T227">n XML</text:span> comment, which can be checked by <text:span text:style-name="T40">Duik.setup.checkPresetEffectsVersion </text:span>to ensure libDuik has been correcly installed.</text:p>
          </table:table-cell>
        </table:table-row>
      </table:table>
      <text:p text:style-name="P360"/>
      <text:p text:style-name="P359"><text:span text:style-name="T125">Duik.</text:span><text:span text:style-name="T127">setup</text:span><text:span text:style-name="T125"> </text:span>Methods</text:p>
      <text:p text:style-name="P353"/>
      <text:p text:style-name="P79"><text:span text:style-name="T228">Duik.setup.installPseudoEffects</text:span>()</text:p>
      <text:p text:style-name="P79"><text:span text:style-name="T225">Duik.setup.checkPresetEffectsVersion</text:span>()</text:p>
      <text:p text:style-name="P353"/>
      <table:table table:name="Tableau9" table:style-name="Tableau9">
        <table:table-column table:style-name="Tableau9.A"/>
        <table:table-column table:style-name="Tableau9.B"/>
        <table:table-column table:style-name="Tableau9.C"/>
        <table:table-row>
          <table:table-cell table:style-name="Tableau9.A1" office:value-type="string">
            <text:p text:style-name="P497">Name</text:p>
          </table:table-cell>
          <table:table-cell table:style-name="Tableau9.A1" office:value-type="string">
            <text:p text:style-name="P497">Description</text:p>
          </table:table-cell>
          <table:table-cell table:style-name="Tableau9.C1" office:value-type="string">
            <text:p text:style-name="P497">Return</text:p>
          </table:table-cell>
        </table:table-row>
        <table:table-row>
          <table:table-cell table:style-name="Tableau9.A2" office:value-type="string">
            <text:p text:style-name="P166"><text:span text:style-name="T228">installPseudoEffects</text:span>()</text:p>
          </table:table-cell>
          <table:table-cell table:style-name="Tableau9.A2" office:value-type="string">
            <text:p text:style-name="P309">Automatically install pseudo effects in After Effects <text:span text:style-name="T40">presetEffects.xml</text:span></text:p>
          </table:table-cell>
          <table:table-cell table:style-name="Tableau9.C2" office:value-type="string">
            <text:p text:style-name="P288">void</text:p>
          </table:table-cell>
        </table:table-row>
        <table:table-row>
          <table:table-cell table:style-name="Tableau9.A2" office:value-type="string">
            <text:p text:style-name="P166"><text:span text:style-name="T225">checkPresetEffectsVersion</text:span>()</text:p>
          </table:table-cell>
          <table:table-cell table:style-name="Tableau9.A2" office:value-type="string">
            <text:p text:style-name="P309">Checks the version of installed libDuik pseudo effects, stored in <text:span text:style-name="T40">Duik.</text:span><text:span text:style-name="T57">presetEffectsInstalledVersion</text:span></text:p>
          </table:table-cell>
          <table:table-cell table:style-name="Tableau9.C2" office:value-type="string">
            <text:p text:style-name="P288">void</text:p>
          </table:table-cell>
        </table:table-row>
      </table:table>
      <text:p text:style-name="P291"/>
      <text:p text:style-name="P132">Duik.<text:span text:style-name="T233">setup.installPseudoEffects()</text:span></text:p>
      <text:p text:style-name="P218"/>
      <text:p text:style-name="P219"><text:span text:style-name="T234"><text:tab/>Tries to Automatically install pseudo effects in After Effects </text:span><text:span text:style-name="T47">presetEffects.xml.</text:span></text:p>
      <text:p text:style-name="P219"><text:span text:style-name="T47"><text:tab/></text:span><text:span text:style-name="T234">The installation can be checked with </text:span><text:span text:style-name="T48">Duik.</text:span><text:span text:style-name="T49">checkPresetEffectsVersion</text:span><text:span text:style-name="T48">()</text:span><text:span text:style-name="T234">, en then comparing </text:span><text:span text:style-name="T48">Duik.</text:span><text:span text:style-name="T57">presetEffectsInstalledVersion</text:span><text:span text:style-name="T229"> </text:span><text:span text:style-name="T230">with </text:span><text:span text:style-name="T58">Duik.versionNumber</text:span><text:span text:style-name="T230">.</text:span></text:p>
      <text:p text:style-name="P219"><text:span text:style-name="T230"><text:tab/></text:span><text:span text:style-name="T231">Example:</text:span></text:p>
      <text:p text:style-name="P600"><text:tab/><text:tab/></text:p>
      <text:p text:style-name="P611"><text:tab/><text:tab/>//install</text:p>
      <text:p text:style-name="P602"><text:span text:style-name="T231"><text:tab/><text:tab/></text:span><text:span text:style-name="T250">Duik</text:span><text:span text:style-name="T231">.</text:span><text:span text:style-name="T228">installPseudoEffects();</text:span></text:p>
      <text:p text:style-name="P602"/>
      <text:p text:style-name="P604"><text:tab/><text:tab/><text:span text:style-name="T244">//check</text:span></text:p>
      <text:p text:style-name="P602"><text:span text:style-name="T220"><text:tab/><text:tab/></text:span><text:span text:style-name="T249">Duik</text:span><text:span text:style-name="T234">.checkPresetEffectsVersion();</text:span></text:p>
      <text:p text:style-name="P602"/>
      <text:p text:style-name="P602"><text:span text:style-name="T234"><text:tab/><text:tab/></text:span><text:span text:style-name="T240">if</text:span><text:span text:style-name="T234"> (</text:span><text:span text:style-name="T249">Duik</text:span><text:span text:style-name="T234">.</text:span><text:span text:style-name="T229">presetEffectsInstalledVersion !</text:span><text:span text:style-name="T231">= <text:s/></text:span><text:span text:style-name="T251">Duik</text:span><text:span text:style-name="T230">.versionNumber</text:span><text:span text:style-name="T231">) </text:span><text:span text:style-name="T222">{</text:span></text:p>
      <text:p text:style-name="P605"><text:tab/><text:tab/><text:tab/><text:span text:style-name="T244">//do something</text:span></text:p>
      <text:p text:style-name="P602"><text:span text:style-name="T231"><text:tab/><text:tab/></text:span><text:span text:style-name="T222">} </text:span><text:span text:style-name="T241">else</text:span><text:span text:style-name="T231"> </text:span><text:span text:style-name="T222">{</text:span></text:p>
      <text:p text:style-name="P605"><text:tab/><text:tab/><text:tab/><text:span text:style-name="T244">//continue loading your script</text:span></text:p>
      <text:p text:style-name="P605"><text:tab/><text:tab/><text:span text:style-name="T219">}</text:span></text:p>
      <text:p text:style-name="P606"/>
      <text:p text:style-name="P218"><text:tab/><text:tab/></text:p>
      <text:p text:style-name="P218"><text:tab/>parameters:</text:p>
      <text:p text:style-name="P218"><text:soft-page-break/></text:p>
      <text:p text:style-name="P218"><text:tab/><text:tab/><text:span text:style-name="T112">none</text:span></text:p>
      <text:p text:style-name="P218"><text:tab/><text:tab/><text:tab/><text:tab/></text:p>
      <text:p text:style-name="P218"><text:tab/>returns</text:p>
      <text:p text:style-name="P218"/>
      <text:p text:style-name="P218"><text:tab/><text:tab/><text:span text:style-name="T112">void</text:span></text:p>
      <text:p text:style-name="P218"/>
      <text:p text:style-name="P133">Duik.<text:span text:style-name="T233">setup.checkPresetEffectsVersion()</text:span></text:p>
      <text:p text:style-name="P220"/>
      <text:p text:style-name="P221"><text:span text:style-name="T234"><text:tab/>Checks the version of installed libDuik pseudo effects, stored in </text:span><text:span text:style-name="T48">Duik.</text:span><text:span text:style-name="T57">presetEffectsInstalledVersion</text:span><text:span text:style-name="T229">.</text:span></text:p>
      <text:p text:style-name="P221"><text:span text:style-name="T229"><text:tab/></text:span><text:span text:style-name="T232">See </text:span><text:span text:style-name="T53">Duik.</text:span><text:span text:style-name="T55">setup.installPseudoEffects()</text:span><text:span text:style-name="T233"> for an example.</text:span></text:p>
      <text:p text:style-name="P220"><text:tab/><text:tab/></text:p>
      <text:p text:style-name="P220"><text:tab/>parameters:</text:p>
      <text:p text:style-name="P220"/>
      <text:p text:style-name="P220"><text:tab/><text:tab/><text:span text:style-name="T112">none</text:span></text:p>
      <text:p text:style-name="P220"><text:tab/><text:tab/><text:tab/><text:tab/></text:p>
      <text:p text:style-name="P220"><text:tab/>returns</text:p>
      <text:p text:style-name="P220"/>
      <text:p text:style-name="P220"><text:tab/><text:tab/><text:span text:style-name="T112">void</text:span></text:p>
      <text:p text:style-name="P485">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47"><text:span text:style-name="T124">Duik.uiStrings </text:span>Attributes</text:p>
      <text:p text:style-name="P348"/>
      <text:p text:style-name="P69">Duik.uiStrings.ik</text:p>
      <text:p text:style-name="P69">Duik.uiStrings.wiggle</text:p>
      <text:p text:style-name="P69">Duik.uiStrings.exposure</text:p>
      <text:p text:style-name="P72">Duik.uiStrings.rotMorph</text:p>
      <text:p text:style-name="P72">Duik.uiStrings.swing</text:p>
      <text:p text:style-name="P72">Duik.uiStrings.wheel</text:p>
      <text:p text:style-name="P72">Duik.uiStrings.lensFlare</text:p>
      <text:p text:style-name="P75">Duik.uiStrings.distanceLink</text:p>
      <text:p text:style-name="P623">Duik.uiStrings.spring</text:p>
      <text:p text:style-name="P624">Duik.uiStrings.paintRig</text:p>
      <text:p text:style-name="P348"/>
      <table:table table:name="Tableau3" table:style-name="Tableau3">
        <table:table-column table:style-name="Tableau3.A"/>
        <table:table-column table:style-name="Tableau3.B"/>
        <table:table-column table:style-name="Tableau3.C"/>
        <table:table-row>
          <table:table-cell table:style-name="Tableau3.A1" office:value-type="string">
            <text:p text:style-name="P491">Name</text:p>
          </table:table-cell>
          <table:table-cell table:style-name="Tableau3.A1" office:value-type="string">
            <text:p text:style-name="P491">Type</text:p>
          </table:table-cell>
          <table:table-cell table:style-name="Tableau3.C1" office:value-type="string">
            <text:p text:style-name="P491">Description</text:p>
          </table:table-cell>
        </table:table-row>
        <table:table-row>
          <table:table-cell table:style-name="Tableau3.A2" office:value-type="string">
            <text:p text:style-name="P158">ik</text:p>
          </table:table-cell>
          <table:table-cell table:style-name="Tableau3.A2" office:value-type="string">
            <text:p text:style-name="P514">string</text:p>
          </table:table-cell>
          <table:table-cell table:style-name="Tableau3.C2" office:value-type="string">
            <text:p text:style-name="P69">"IK"</text:p>
          </table:table-cell>
        </table:table-row>
        <table:table-row>
          <table:table-cell table:style-name="Tableau3.A2" office:value-type="string">
            <text:p text:style-name="P159">wiggle</text:p>
          </table:table-cell>
          <table:table-cell table:style-name="Tableau3.A2" office:value-type="string">
            <text:p text:style-name="P514">string</text:p>
          </table:table-cell>
          <table:table-cell table:style-name="Tableau3.C2" office:value-type="string">
            <text:p text:style-name="P69">"Wiggle"</text:p>
          </table:table-cell>
        </table:table-row>
        <table:table-row>
          <table:table-cell table:style-name="Tableau3.A2" office:value-type="string">
            <text:p text:style-name="P159">exposure</text:p>
          </table:table-cell>
          <table:table-cell table:style-name="Tableau3.A2" office:value-type="string">
            <text:p text:style-name="P514">string</text:p>
          </table:table-cell>
          <table:table-cell table:style-name="Tableau3.C2" office:value-type="string">
            <text:p text:style-name="P69">"Exposure"</text:p>
          </table:table-cell>
        </table:table-row>
        <table:table-row>
          <table:table-cell table:style-name="Tableau3.A2" office:value-type="string">
            <text:p text:style-name="P160">rotMorph</text:p>
          </table:table-cell>
          <table:table-cell table:style-name="Tableau3.A2" office:value-type="string">
            <text:p text:style-name="P516">string</text:p>
          </table:table-cell>
          <table:table-cell table:style-name="Tableau3.C2" office:value-type="string">
            <text:p text:style-name="P72">"Rotation Morph"</text:p>
          </table:table-cell>
        </table:table-row>
        <table:table-row>
          <table:table-cell table:style-name="Tableau3.A2" office:value-type="string">
            <text:p text:style-name="P160">swing</text:p>
          </table:table-cell>
          <table:table-cell table:style-name="Tableau3.A2" office:value-type="string">
            <text:p text:style-name="P516">string</text:p>
          </table:table-cell>
          <table:table-cell table:style-name="Tableau3.C2" office:value-type="string">
            <text:p text:style-name="P72">"Swing"</text:p>
          </table:table-cell>
        </table:table-row>
        <table:table-row>
          <table:table-cell table:style-name="Tableau3.A2" office:value-type="string">
            <text:p text:style-name="P160">wheel</text:p>
          </table:table-cell>
          <table:table-cell table:style-name="Tableau3.A2" office:value-type="string">
            <text:p text:style-name="P516">string</text:p>
          </table:table-cell>
          <table:table-cell table:style-name="Tableau3.C2" office:value-type="string">
            <text:p text:style-name="P72">"Wheel"</text:p>
          </table:table-cell>
        </table:table-row>
        <table:table-row>
          <table:table-cell table:style-name="Tableau3.A2" office:value-type="string">
            <text:p text:style-name="P160">lensFlare</text:p>
          </table:table-cell>
          <table:table-cell table:style-name="Tableau3.A2" office:value-type="string">
            <text:p text:style-name="P516">string</text:p>
          </table:table-cell>
          <table:table-cell table:style-name="Tableau3.C2" office:value-type="string">
            <text:p text:style-name="P72">"Lens Flare"</text:p>
          </table:table-cell>
        </table:table-row>
        <table:table-row>
          <table:table-cell table:style-name="Tableau3.A2" office:value-type="string">
            <text:p text:style-name="P161">distanceLink</text:p>
          </table:table-cell>
          <table:table-cell table:style-name="Tableau3.A2" office:value-type="string">
            <text:p text:style-name="P517">string</text:p>
          </table:table-cell>
          <table:table-cell table:style-name="Tableau3.C2" office:value-type="string">
            <text:p text:style-name="P73">"<text:span text:style-name="T212">Distance Link</text:span>"</text:p>
          </table:table-cell>
        </table:table-row>
        <table:table-row>
          <table:table-cell table:style-name="Tableau3.A2" office:value-type="string">
            <text:p text:style-name="P162">spring</text:p>
          </table:table-cell>
          <table:table-cell table:style-name="Tableau3.A2" office:value-type="string">
            <text:p text:style-name="P518">string</text:p>
          </table:table-cell>
          <table:table-cell table:style-name="Tableau3.C2" office:value-type="string">
            <text:p text:style-name="P74">"<text:span text:style-name="T217">Spring</text:span>"</text:p>
          </table:table-cell>
        </table:table-row>
        <table:table-row>
          <table:table-cell table:style-name="Tableau3.A2" office:value-type="string">
            <text:p text:style-name="P622">paintRig</text:p>
          </table:table-cell>
          <table:table-cell table:style-name="Tableau3.A2" office:value-type="string">
            <text:p text:style-name="P631">string</text:p>
          </table:table-cell>
          <table:table-cell table:style-name="Tableau3.C2" office:value-type="string">
            <text:p text:style-name="P625">"<text:span text:style-name="T344">Paint Rig</text:span>"</text:p>
          </table:table-cell>
        </table:table-row>
      </table:table>
      <text:p text:style-name="P348"/>
      <text:p text:style-name="P344"/>
      <text:p text:style-name="P487">Duik.settings</text:p>
      <text:p text:style-name="P49"/>
      <text:p text:style-name="P49">Access to settings used by Duik.</text:p>
      <text:p text:style-name="P49"/>
      <text:p text:style-name="P347"><text:span text:style-name="T125">Duik.settings </text:span>Attributes</text:p>
      <text:p text:style-name="P349"/>
      <text:p text:style-name="P54">These attributes define some settings and preferences needed by Duik.</text:p>
      <text:p text:style-name="P54">If you set them, they can be saved to be reloaded even if After Effects is shutdown, using <text:span text:style-name="T40">Duik.settings.save()</text:span>. If this method is not called, the settings will be set back to previous values if After Effects is shut down.</text:p>
      <text:p text:style-name="P54">Saved settings must be loaded at runtime calling <text:span text:style-name="T40">Duik.settings.load()</text:span>.</text:p>
      <text:p text:style-name="P54">Default values can be restored using <text:span text:style-name="T40">Duik.settings.restoreDefaults()</text:span>.</text:p>
      <text:p text:style-name="P349"/>
      <text:p text:style-name="P76">Duik.settings.controllerSize</text:p>
      <text:p text:style-name="P102">Duik.settings.controllerType</text:p>
      <text:p text:style-name="P76">Duik.settings.controllerSizeAuto</text:p>
      <text:p text:style-name="P76">Duik.settings.controllerSizeHint</text:p>
      <text:p text:style-name="P77">Duik.settings.boneType</text:p>
      <text:p text:style-name="P77">Duik.settings.boneSize</text:p>
      <text:p text:style-name="P77">Duik.settings.boneSizeAuto</text:p>
      <text:p text:style-name="P77">Duik.settings.boneSizeHint</text:p>
      <text:p text:style-name="P77">Duik.settings.boneColor</text:p>
      <text:p text:style-name="P100">Duik.settings.morpherCreatesKeyframes</text:p>
      <text:p text:style-name="P101">Duik.settings.pasteAnimUseIndexes</text:p>
      <text:p text:style-name="P350"/>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92">Name</text:p>
          </table:table-cell>
          <table:table-cell table:style-name="Tableau4.A1" office:value-type="string">
            <text:p text:style-name="P492">Type</text:p>
          </table:table-cell>
          <table:table-cell table:style-name="Tableau4.A1" office:value-type="string">
            <text:p text:style-name="P492">Description</text:p>
          </table:table-cell>
          <table:table-cell table:style-name="Tableau4.D1" office:value-type="string">
            <text:p text:style-name="P500">Default</text:p>
          </table:table-cell>
        </table:table-row>
        <table:table-row>
          <table:table-cell table:style-name="Tableau4.A2" office:value-type="string">
            <text:p text:style-name="P115">controllerSize</text:p>
          </table:table-cell>
          <table:table-cell table:style-name="Tableau4.A2" office:value-type="string">
            <text:p text:style-name="P500">integer</text:p>
          </table:table-cell>
          <table:table-cell table:style-name="Tableau4.A2" office:value-type="string">
            <text:p text:style-name="P50"><text:span text:style-name="T74">S</text:span>ize of controllers in pixels</text:p>
          </table:table-cell>
          <table:table-cell table:style-name="Tableau4.D2" office:value-type="string">
            <text:p text:style-name="P519">100</text:p>
          </table:table-cell>
        </table:table-row>
        <table:table-row>
          <table:table-cell table:style-name="Tableau4.A2" office:value-type="string">
            <text:p text:style-name="P186">controllerType</text:p>
          </table:table-cell>
          <table:table-cell table:style-name="Tableau4.A2" office:value-type="string">
            <text:p text:style-name="P509">integer</text:p>
          </table:table-cell>
          <table:table-cell table:style-name="Tableau4.A2" office:value-type="string">
            <text:p text:style-name="P58">Enumerated value, one of:</text:p>
            <text:p text:style-name="P60">Duik.layerTypes.NULL</text:p>
            <text:p text:style-name="P60">Duik.layerTypes.<text:span text:style-name="T324">VECTOR</text:span></text:p>
          </table:table-cell>
          <table:table-cell table:style-name="Tableau4.D2" office:value-type="string">
            <text:p text:style-name="P60">Duik.layerTypes.<text:span text:style-name="T324">VECTOR</text:span></text:p>
          </table:table-cell>
        </table:table-row>
        <table:table-row>
          <table:table-cell table:style-name="Tableau4.A2" office:value-type="string">
            <text:p text:style-name="P115">controllerSizeAuto</text:p>
          </table:table-cell>
          <table:table-cell table:style-name="Tableau4.A2" office:value-type="string">
            <text:p text:style-name="P500">boolean</text:p>
          </table:table-cell>
          <table:table-cell table:style-name="Tableau4.A2" office:value-type="string">
            <text:p text:style-name="P50"><text:span text:style-name="T74">I</text:span>f true, controller sizes will be automatically adapted to comp size, according to <text:span text:style-name="T40">Duik.settings.controllerSizeHint</text:span></text:p>
          </table:table-cell>
          <table:table-cell table:style-name="Tableau4.D2" office:value-type="string">
            <text:p text:style-name="P519">true</text:p>
          </table:table-cell>
        </table:table-row>
        <table:table-row>
          <table:table-cell table:style-name="Tableau4.A2" office:value-type="string">
            <text:p text:style-name="P115">controllerSizeHint</text:p>
          </table:table-cell>
          <table:table-cell table:style-name="Tableau4.A2" office:value-type="string">
            <text:p text:style-name="P502">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4">Duik.sizes.MEDIUM</text:p>
          </table:table-cell>
        </table:table-row>
        <table:table-row>
          <table:table-cell table:style-name="Tableau4.A2" office:value-type="string">
            <text:p text:style-name="P163">boneType</text:p>
          </table:table-cell>
          <table:table-cell table:style-name="Tableau4.A2" office:value-type="string">
            <text:p text:style-name="P504">integer</text:p>
          </table:table-cell>
          <table:table-cell table:style-name="Tableau4.A2" office:value-type="string">
            <text:p text:style-name="P56">Enumerated value, one of:</text:p>
            <text:p text:style-name="P59">Duik.layerTypes.NULL</text:p>
            <text:p text:style-name="P59">Duik.layerTypes.SOLID</text:p>
          </table:table-cell>
          <table:table-cell table:style-name="Tableau4.D2" office:value-type="string">
            <text:p text:style-name="P520">Duik.layerTypes.SOLID</text:p>
          </table:table-cell>
        </table:table-row>
        <table:table-row>
          <table:table-cell table:style-name="Tableau4.A2" office:value-type="string">
            <text:p text:style-name="P163">boneSize</text:p>
          </table:table-cell>
          <table:table-cell table:style-name="Tableau4.A2" office:value-type="string">
            <text:p text:style-name="P505">integer</text:p>
          </table:table-cell>
          <table:table-cell table:style-name="Tableau4.A2" office:value-type="string">
            <text:p text:style-name="P51"><text:span text:style-name="T74">S</text:span>ize of <text:span text:style-name="T108">bones</text:span> in pixels</text:p>
          </table:table-cell>
          <table:table-cell table:style-name="Tableau4.D2" office:value-type="string">
            <text:p text:style-name="P521">20</text:p>
          </table:table-cell>
        </table:table-row>
        <table:table-row>
          <table:table-cell table:style-name="Tableau4.A2" office:value-type="string">
            <text:p text:style-name="P163">boneSizeAuto</text:p>
          </table:table-cell>
          <table:table-cell table:style-name="Tableau4.A2" office:value-type="string">
            <text:p text:style-name="P501">boolean</text:p>
          </table:table-cell>
          <table:table-cell table:style-name="Tableau4.A2" office:value-type="string">
            <text:p text:style-name="P51"><text:span text:style-name="T74">I</text:span>f true, bone <text:span text:style-name="T108">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522">true</text:p>
          </table:table-cell>
        </table:table-row>
        <text:soft-page-break/>
        <table:table-row>
          <table:table-cell table:style-name="Tableau4.A2" office:value-type="string">
            <text:p text:style-name="P163">boneSizeHint</text:p>
          </table:table-cell>
          <table:table-cell table:style-name="Tableau4.A2" office:value-type="string">
            <text:p text:style-name="P503">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able:table-row>
          <table:table-cell table:style-name="Tableau4.A2" office:value-type="string">
            <text:p text:style-name="P163">boneColor</text:p>
          </table:table-cell>
          <table:table-cell table:style-name="Tableau4.A2" office:value-type="string">
            <text:p text:style-name="P506">string</text:p>
          </table:table-cell>
          <table:table-cell table:style-name="Tableau4.A2" office:value-type="string">
            <text:p text:style-name="P523">Hex value of the color of the bones, excluding leading « # »</text:p>
          </table:table-cell>
          <table:table-cell table:style-name="Tableau4.D2" office:value-type="string">
            <text:p text:style-name="P521">« <text:span text:style-name="T109">FF0000 »</text:span></text:p>
          </table:table-cell>
        </table:table-row>
        <table:table-row>
          <table:table-cell table:style-name="Tableau4.A2" office:value-type="string">
            <text:p text:style-name="P164">morpherCreatesKeyframes</text:p>
          </table:table-cell>
          <table:table-cell table:style-name="Tableau4.A2" office:value-type="string">
            <text:p text:style-name="P507">boolean</text:p>
          </table:table-cell>
          <table:table-cell table:style-name="Tableau4.A2" office:value-type="string">
            <text:p text:style-name="P524">If true, morpher will automatically create keyframes for each keyframe of the controlled properties</text:p>
          </table:table-cell>
          <table:table-cell table:style-name="Tableau4.D2" office:value-type="string">
            <text:p text:style-name="P524">True</text:p>
          </table:table-cell>
        </table:table-row>
        <table:table-row>
          <table:table-cell table:style-name="Tableau4.A2" office:value-type="string">
            <text:p text:style-name="P183">pasteAnimUseIndexes</text:p>
          </table:table-cell>
          <table:table-cell table:style-name="Tableau4.A2" office:value-type="string">
            <text:p text:style-name="P508">boolean</text:p>
          </table:table-cell>
          <table:table-cell table:style-name="Tableau4.A2" office:value-type="string">
            <text:p text:style-name="P525">If true, Duik.pasteAnim will use layer indexes instead of their names by default. This can always be overriden with the parameters of the method</text:p>
          </table:table-cell>
          <table:table-cell table:style-name="Tableau4.D2" office:value-type="string">
            <text:p text:style-name="P525">false</text:p>
          </table:table-cell>
        </table:table-row>
      </table:table>
      <text:p text:style-name="P50"/>
      <text:p text:style-name="P358"><text:span text:style-name="T125">Duik.settings </text:span>Methods</text:p>
      <text:p text:style-name="P351"/>
      <text:p text:style-name="P78">Duik.settings.save()</text:p>
      <text:p text:style-name="P78">Duik.settings.load()</text:p>
      <text:p text:style-name="P78">Duik.settings.restoreDefaults()</text:p>
      <text:p text:style-name="P351"/>
      <table:table table:name="Tableau7" table:style-name="Tableau7">
        <table:table-column table:style-name="Tableau7.A"/>
        <table:table-column table:style-name="Tableau7.B"/>
        <table:table-column table:style-name="Tableau7.C"/>
        <table:table-row>
          <table:table-cell table:style-name="Tableau7.A1" office:value-type="string">
            <text:p text:style-name="P496">Name</text:p>
          </table:table-cell>
          <table:table-cell table:style-name="Tableau7.A1" office:value-type="string">
            <text:p text:style-name="P496">Description</text:p>
          </table:table-cell>
          <table:table-cell table:style-name="Tableau7.C1" office:value-type="string">
            <text:p text:style-name="P496">Return</text:p>
          </table:table-cell>
        </table:table-row>
        <table:table-row>
          <table:table-cell table:style-name="Tableau7.A2" office:value-type="string">
            <text:p text:style-name="P165">save()</text:p>
          </table:table-cell>
          <table:table-cell table:style-name="Tableau7.A2" office:value-type="string">
            <text:p text:style-name="P287">Saves Duik settings into After Effects preferences</text:p>
          </table:table-cell>
          <table:table-cell table:style-name="Tableau7.C2" office:value-type="string">
            <text:p text:style-name="P287">void</text:p>
          </table:table-cell>
        </table:table-row>
        <table:table-row>
          <table:table-cell table:style-name="Tableau7.A2" office:value-type="string">
            <text:p text:style-name="P165">load()</text:p>
          </table:table-cell>
          <table:table-cell table:style-name="Tableau7.A2" office:value-type="string">
            <text:p text:style-name="P287">Loads Duik settings from After Effects preferences</text:p>
          </table:table-cell>
          <table:table-cell table:style-name="Tableau7.C2" office:value-type="string">
            <text:p text:style-name="P287">void</text:p>
          </table:table-cell>
        </table:table-row>
        <table:table-row>
          <table:table-cell table:style-name="Tableau7.A2" office:value-type="string">
            <text:p text:style-name="P165">restoreDefaults()</text:p>
          </table:table-cell>
          <table:table-cell table:style-name="Tableau7.A2" office:value-type="string">
            <text:p text:style-name="P539">Restore default values to Duik settings</text:p>
          </table:table-cell>
          <table:table-cell table:style-name="Tableau7.C2" office:value-type="string">
            <text:p text:style-name="P287">void</text:p>
          </table:table-cell>
        </table:table-row>
      </table:table>
      <text:p text:style-name="P289"/>
      <text:p text:style-name="P119">Duik.<text:span text:style-name="T111">settings.save()</text:span></text:p>
      <text:p text:style-name="P196"/>
      <text:p text:style-name="P196"><text:tab/><text:span text:style-name="T110">Saves Duik settings attributes into After Effects preferences (using app.settings.saveSetting())</text:span></text:p>
      <text:p text:style-name="P292"><text:tab/>Those settings can be loaded when the script <text:span text:style-name="T113">runs</text:span> using <text:span text:style-name="T40">Duik.settings.load()</text:span>. This allows to easily restore the settings set by the user even if After Effects is shut down.</text:p>
      <text:p text:style-name="P196"><text:tab/><text:tab/></text:p>
      <text:p text:style-name="P196"><text:tab/>parameters:</text:p>
      <text:p text:style-name="P196"/>
      <text:p text:style-name="P196"><text:tab/><text:tab/><text:span text:style-name="T112">none</text:span></text:p>
      <text:p text:style-name="P196"><text:tab/><text:tab/><text:tab/><text:tab/></text:p>
      <text:p text:style-name="P196"><text:tab/>returns</text:p>
      <text:p text:style-name="P196"/>
      <text:p text:style-name="P196"><text:tab/><text:tab/><text:span text:style-name="T112">void</text:span></text:p>
      <text:p text:style-name="P196"/>
      <text:p text:style-name="P120"><text:soft-page-break/>Duik.<text:span text:style-name="T111">settings.load()</text:span></text:p>
      <text:p text:style-name="P197"/>
      <text:p text:style-name="P197"><text:tab/><text:span text:style-name="T114">Loads Duik settings attributes from After Effects preferences (using app.settings.getSetting())</text:span></text:p>
      <text:p text:style-name="P293"><text:tab/>This allows to easily restore the settings set by the user even if After Effects is shut down.</text:p>
      <text:p text:style-name="P293"><text:tab/><text:span text:style-name="T115">If this method is not called at runtime, default values will be loaded at first run.</text:span></text:p>
      <text:p text:style-name="P197"><text:tab/><text:tab/></text:p>
      <text:p text:style-name="P197"><text:tab/>parameters:</text:p>
      <text:p text:style-name="P197"/>
      <text:p text:style-name="P197"><text:tab/><text:tab/><text:span text:style-name="T112">none</text:span></text:p>
      <text:p text:style-name="P197"><text:tab/><text:tab/><text:tab/><text:tab/></text:p>
      <text:p text:style-name="P197"><text:tab/>returns</text:p>
      <text:p text:style-name="P197"/>
      <text:p text:style-name="P197"><text:tab/><text:tab/><text:span text:style-name="T112">void</text:span></text:p>
      <text:p text:style-name="P294"/>
      <text:p text:style-name="P121">Duik.<text:span text:style-name="T111">settings.restoreDefaults()</text:span></text:p>
      <text:p text:style-name="P198"/>
      <text:p text:style-name="P199"><text:tab/><text:span text:style-name="T110">Restore default values to Duik settings. These values will not be saved until Duik.settings.save() is called.</text:span></text:p>
      <text:p text:style-name="P198"><text:tab/><text:tab/></text:p>
      <text:p text:style-name="P198"><text:tab/>parameters:</text:p>
      <text:p text:style-name="P198"/>
      <text:p text:style-name="P198"><text:tab/><text:tab/><text:span text:style-name="T112">none</text:span></text:p>
      <text:p text:style-name="P198"><text:tab/><text:tab/><text:tab/><text:tab/></text:p>
      <text:p text:style-name="P198"><text:tab/>returns</text:p>
      <text:p text:style-name="P198"/>
      <text:p text:style-name="P198"><text:tab/><text:tab/><text:span text:style-name="T112">void</text:span></text:p>
      <text:p text:style-name="P198"/>
      <text:p text:style-name="P488">Duik.<text:span text:style-name="T80">utils</text:span></text:p>
      <text:p text:style-name="P52"/>
      <text:p text:style-name="P61">Some useful methods.</text:p>
      <text:p text:style-name="P52"/>
      <text:p text:style-name="P358"><text:span text:style-name="T125">Duik.</text:span><text:span text:style-name="T126">utils </text:span>Methods</text:p>
      <text:p text:style-name="P352"/>
      <text:p text:style-name="P65">Duik.utils.prepareProperty(property,isFX,index,depth,parentName)</text:p>
      <text:p text:style-name="P80">Duik.utils.getPropertyDimensions(property)</text:p>
      <text:p text:style-name="P80">Duik.utils.getLength(value1,value2)</text:p>
      <text:p text:style-name="P80">Duik.utils.getAverageSpeed(layer,property)</text:p>
      <text:p text:style-name="P80">Duik.utils.addPseudoEffect(layer,pseudoEffectName)</text:p>
      <text:p text:style-name="P81">Duik.utils.getPuppetPins(<text:span text:style-name="T139">effects</text:span>)</text:p>
      <text:p text:style-name="P82">Duik.utils.getDistance(layer1,layer2)</text:p>
      <text:p text:style-name="P83">Duik.utils.rigProperty(layer,prop,pseudoEffect)</text:p>
      <text:p text:style-name="P84">Duik.utils.deselectLayers()</text:p>
      <text:p text:style-name="P86">Duik.utils.checkNames(comp)</text:p>
      <text:p text:style-name="P99">Duik.utils.getItem(items, itemIndex)</text:p>
      <text:p text:style-name="P476"><text:span text:style-name="T269">Duik.utils.</text:span><text:span text:style-name="T256">getKey</text:span><text:span text:style-name="T268">(prop, keyIndex)</text:span></text:p>
      <text:p text:style-name="P368"><text:span text:style-name="T237">Duik.utils.</text:span>getPropertyAnims<text:span text:style-name="T293">(prop, selectedKeysOnly, startTime, endTime)</text:span></text:p>
      <text:p text:style-name="P368"><text:span text:style-name="T237">Duik.utils.</text:span>getPropertyAnim<text:span text:style-name="T293">(prop, selectedKeysOnly, startTime, endTime)</text:span></text:p>
      <text:p text:style-name="P368"><text:span text:style-name="T237">Duik.utils.</text:span>setPropertyAnim<text:span text:style-name="T293">(prop, propAnim, startTime)</text:span></text:p>
      <text:p text:style-name="P368"><text:span text:style-name="T237">Duik.utils.</text:span>addKey<text:span text:style-name="T293">(prop,key, startTime)</text:span></text:p>
      <text:p text:style-name="P368"><text:span text:style-name="T237">Duik.utils.</text:span>getFirstKeyTime<text:span text:style-name="T293">(prop)</text:span></text:p>
      <text:p text:style-name="P368"><text:span text:style-name="T237">Duik.utils.has</text:span>SelectedKeys<text:span text:style-name="T293">(prop)</text:span></text:p>
      <text:p text:style-name="P370">Duik.utils.convertCollectionToArray(collection)</text:p>
      <text:p text:style-name="P370">Duik.utils.prepIK(layers)</text:p>
      <text:p text:style-name="P371">Duik.utils.<text:span text:style-name="T335">getControllers</text:span>(layers)</text:p>
      <text:p text:style-name="P352"/>
      <table:table table:name="Tableau6" table:style-name="Tableau6">
        <table:table-column table:style-name="Tableau6.A"/>
        <table:table-column table:style-name="Tableau6.B"/>
        <table:table-column table:style-name="Tableau6.C"/>
        <table:table-row>
          <table:table-cell table:style-name="Tableau6.A1" office:value-type="string">
            <text:p text:style-name="P495">Name</text:p>
          </table:table-cell>
          <table:table-cell table:style-name="Tableau6.A1" office:value-type="string">
            <text:p text:style-name="P495">Description</text:p>
          </table:table-cell>
          <table:table-cell table:style-name="Tableau6.C1" office:value-type="string">
            <text:p text:style-name="P495">Return</text:p>
          </table:table-cell>
        </table:table-row>
        <table:table-row>
          <table:table-cell table:style-name="Tableau6.A2" office:value-type="string">
            <text:p text:style-name="P167">prepareProperty(property, isFX, index, depth, parentName)</text:p>
          </table:table-cell>
          <table:table-cell table:style-name="Tableau6.A2" office:value-type="string">
            <text:p text:style-name="P295">Prepare<text:span text:style-name="T95">s</text:span> property to be rigged</text:p>
          </table:table-cell>
          <table:table-cell table:style-name="Tableau6.C2" office:value-type="string">
            <text:p text:style-name="P193">true if <text:span text:style-name="T82">property can set expression, false otherwise</text:span></text:p>
          </table:table-cell>
        </table:table-row>
        <table:table-row>
          <table:table-cell table:style-name="Tableau6.A2" office:value-type="string">
            <text:p text:style-name="P168">getPropertyDimensions(property )</text:p>
          </table:table-cell>
          <table:table-cell table:style-name="Tableau6.A2" office:value-type="string">
            <text:p text:style-name="P296">Gets the dimensions of the property (1, 2 or 3), taking care of 2D layer positions (reported as 3D by AFX, but to be considdered as 2D)</text:p>
          </table:table-cell>
          <table:table-cell table:style-name="Tableau6.C2" office:value-type="string">
            <text:p text:style-name="P296">integer, number of dimensions</text:p>
          </table:table-cell>
        </table:table-row>
        <table:table-row>
          <table:table-cell table:style-name="Tableau6.A2" office:value-type="string">
            <text:p text:style-name="P168">getLength(value1, value2)</text:p>
          </table:table-cell>
          <table:table-cell table:style-name="Tableau6.A2" office:value-type="string">
            <text:p text:style-name="P540">Gets the length between the values, whichever dimensions they are</text:p>
          </table:table-cell>
          <table:table-cell table:style-name="Tableau6.C2" office:value-type="string">
            <text:p text:style-name="P296">float, length between the values</text:p>
          </table:table-cell>
        </table:table-row>
        <table:table-row>
          <table:table-cell table:style-name="Tableau6.A2" office:value-type="string">
            <text:p text:style-name="P168">getAverageSpeed(layer, property)</text:p>
          </table:table-cell>
          <table:table-cell table:style-name="Tableau6.A2" office:value-type="string">
            <text:p text:style-name="P540">Gets the average speed of the animated property, between its first and last keyframe only</text:p>
          </table:table-cell>
          <table:table-cell table:style-name="Tableau6.C2" office:value-type="string">
            <text:p text:style-name="P296">float, average speed of the property</text:p>
          </table:table-cell>
        </table:table-row>
        <table:table-row>
          <table:table-cell table:style-name="Tableau6.A2" office:value-type="string">
            <text:p text:style-name="P168">addPseudoEffect(layer, pseudoEffectName)</text:p>
          </table:table-cell>
          <table:table-cell table:style-name="Tableau6.A2" office:value-type="string">
            <text:p text:style-name="P540">Adds a Duik predefined pseudo effect to the layer</text:p>
          </table:table-cell>
          <table:table-cell table:style-name="Tableau6.C2" office:value-type="string">
            <text:p text:style-name="P296">Property, the effect added</text:p>
          </table:table-cell>
        </table:table-row>
        <table:table-row>
          <table:table-cell table:style-name="Tableau6.A2" office:value-type="string">
            <text:p text:style-name="P169">getDistance(layer1,layer2)</text:p>
          </table:table-cell>
          <table:table-cell table:style-name="Tableau6.A2" office:value-type="string">
            <text:p text:style-name="P541">Measure distance between two layers</text:p>
          </table:table-cell>
          <table:table-cell table:style-name="Tableau6.C2" office:value-type="string">
            <text:p text:style-name="P298">integer, distance between layers, in pixels</text:p>
          </table:table-cell>
        </table:table-row>
        <text:soft-page-break/>
        <table:table-row>
          <table:table-cell table:style-name="Tableau6.A2" office:value-type="string">
            <text:p text:style-name="P170">getPuppetPins(effects)</text:p>
          </table:table-cell>
          <table:table-cell table:style-name="Tableau6.A2" office:value-type="string">
            <text:p text:style-name="P542">Gets all puppet pins from a layer effects</text:p>
          </table:table-cell>
          <table:table-cell table:style-name="Tableau6.C2" office:value-type="string">
            <text:p text:style-name="P299">Array of Properties, all puppet pins found</text:p>
          </table:table-cell>
        </table:table-row>
        <table:table-row>
          <table:table-cell table:style-name="Tableau6.A2" office:value-type="string">
            <text:p text:style-name="P171">rigProperty(layer, prop, pseudoEffect)</text:p>
          </table:table-cell>
          <table:table-cell table:style-name="Tableau6.A2" office:value-type="string">
            <text:p text:style-name="P543">Performs some checks on the property and adds a pseudo effect on the layer</text:p>
          </table:table-cell>
          <table:table-cell table:style-name="Tableau6.C2" office:value-type="string">
            <text:p text:style-name="P300">Property, the effect added</text:p>
          </table:table-cell>
        </table:table-row>
        <table:table-row>
          <table:table-cell table:style-name="Tableau6.A2" office:value-type="string">
            <text:p text:style-name="P172">deselectLayers()</text:p>
          </table:table-cell>
          <table:table-cell table:style-name="Tableau6.A2" office:value-type="string">
            <text:p text:style-name="P544">Deselects all layers</text:p>
          </table:table-cell>
          <table:table-cell table:style-name="Tableau6.C2" office:value-type="string">
            <text:p text:style-name="P301">Void</text:p>
          </table:table-cell>
        </table:table-row>
        <table:table-row>
          <table:table-cell table:style-name="Tableau6.A2" office:value-type="string">
            <text:p text:style-name="P173">checkNames(comp)</text:p>
          </table:table-cell>
          <table:table-cell table:style-name="Tableau6.A2" office:value-type="string">
            <text:p text:style-name="P545">Checks for duplicate names among the layers of the comp, renaming them if found.</text:p>
          </table:table-cell>
          <table:table-cell table:style-name="Tableau6.C2" office:value-type="string">
            <text:p text:style-name="P302">true if any layer was renamed</text:p>
          </table:table-cell>
        </table:table-row>
        <table:table-row>
          <table:table-cell table:style-name="Tableau6.A2" office:value-type="string">
            <text:p text:style-name="P179">getItem(items, itemIndex)</text:p>
          </table:table-cell>
          <table:table-cell table:style-name="Tableau6.A2" office:value-type="string">
            <text:p text:style-name="P547">Gets the item as if it were in a 0-based indexed Array, even if it is in a 1-based indexed Collection</text:p>
          </table:table-cell>
          <table:table-cell table:style-name="Tableau6.C2" office:value-type="string">
            <text:p text:style-name="P311">Object, the item</text:p>
          </table:table-cell>
        </table:table-row>
        <table:table-row>
          <table:table-cell table:style-name="Tableau6.A2" office:value-type="string">
            <text:p text:style-name="P478"><text:span text:style-name="T256">getKey</text:span><text:span text:style-name="T268">(prop, keyIndex)</text:span></text:p>
          </table:table-cell>
          <table:table-cell table:style-name="Tableau6.A2" office:value-type="string">
            <text:p text:style-name="P550">Gets the keyframe at keyIndex on the property</text:p>
          </table:table-cell>
          <table:table-cell table:style-name="Tableau6.C2" office:value-type="string">
            <text:p text:style-name="P319">KeyFrame object</text:p>
          </table:table-cell>
        </table:table-row>
        <table:table-row>
          <table:table-cell table:style-name="Tableau6.A2" office:value-type="string">
            <text:p text:style-name="P376">getPropertyAnims<text:span text:style-name="T293">(prop, selectedKeysOnly, startTime, endTime)</text:span></text:p>
          </table:table-cell>
          <table:table-cell table:style-name="Tableau6.A2" office:value-type="string">
            <text:p text:style-name="P550">Gets the keyframe animations on the child properties of the prop, if it's a PropertyGroup (recursive), or the animation of the prop if it's a Property</text:p>
          </table:table-cell>
          <table:table-cell table:style-name="Tableau6.C2" office:value-type="string">
            <text:p text:style-name="P319">Array of PropertyAnim objects</text:p>
          </table:table-cell>
        </table:table-row>
        <table:table-row>
          <table:table-cell table:style-name="Tableau6.A2" office:value-type="string">
            <text:p text:style-name="P376">getPropertyAnim<text:span text:style-name="T293">(prop, selectedKeysOnly, startTime, endTime)</text:span></text:p>
          </table:table-cell>
          <table:table-cell table:style-name="Tableau6.A2" office:value-type="string">
            <text:p text:style-name="P550">Gets the keyframe animation of the Property</text:p>
          </table:table-cell>
          <table:table-cell table:style-name="Tableau6.C2" office:value-type="string">
            <text:p text:style-name="P319">PropertyAnim object</text:p>
          </table:table-cell>
        </table:table-row>
        <table:table-row>
          <table:table-cell table:style-name="Tableau6.A2" office:value-type="string">
            <text:p text:style-name="P376">setPropertyAnim<text:span text:style-name="T293">(prop, propAnim, startTime)</text:span></text:p>
          </table:table-cell>
          <table:table-cell table:style-name="Tableau6.A2" office:value-type="string">
            <text:p text:style-name="P551">Sets the animation on the property</text:p>
          </table:table-cell>
          <table:table-cell table:style-name="Tableau6.C2" office:value-type="string">
            <text:p text:style-name="P321">boolean, true if succeeded</text:p>
          </table:table-cell>
        </table:table-row>
        <table:table-row>
          <table:table-cell table:style-name="Tableau6.A2" office:value-type="string">
            <text:p text:style-name="P376">addKey<text:span text:style-name="T293">(prop,key, startTime)</text:span></text:p>
          </table:table-cell>
          <table:table-cell table:style-name="Tableau6.A2" office:value-type="string">
            <text:p text:style-name="P551">Adds a keyframe on the property</text:p>
          </table:table-cell>
          <table:table-cell table:style-name="Tableau6.C2" office:value-type="string">
            <text:p text:style-name="P321">void</text:p>
          </table:table-cell>
        </table:table-row>
        <table:table-row>
          <table:table-cell table:style-name="Tableau6.A2" office:value-type="string">
            <text:p text:style-name="P376">getFirstKeyTime<text:span text:style-name="T293">(prop)</text:span></text:p>
          </table:table-cell>
          <table:table-cell table:style-name="Tableau6.A2" office:value-type="string">
            <text:p text:style-name="P551">Gets the time of the first key on the property</text:p>
          </table:table-cell>
          <table:table-cell table:style-name="Tableau6.C2" office:value-type="string">
            <text:p text:style-name="P321">float, time of the keyframe</text:p>
          </table:table-cell>
        </table:table-row>
        <table:table-row>
          <table:table-cell table:style-name="Tableau6.A2" office:value-type="string">
            <text:p text:style-name="P376"><text:span text:style-name="T237">has</text:span>SelectedKeys<text:span text:style-name="T293">(prop)</text:span></text:p>
          </table:table-cell>
          <table:table-cell table:style-name="Tableau6.A2" office:value-type="string">
            <text:p text:style-name="P551">Checks if the properties has keyframes which are selected</text:p>
          </table:table-cell>
          <table:table-cell table:style-name="Tableau6.C2" office:value-type="string">
            <text:p text:style-name="P321">Boolean</text:p>
          </table:table-cell>
        </table:table-row>
        <table:table-row>
          <table:table-cell table:style-name="Tableau6.A2" office:value-type="string">
            <text:p text:style-name="P381">convertCollectionToArray(collection)</text:p>
          </table:table-cell>
          <table:table-cell table:style-name="Tableau6.A2" office:value-type="string">
            <text:p text:style-name="P552">Converts the given Collection to an array. If the parameter is already an Array, returns a copy of it.</text:p>
          </table:table-cell>
          <table:table-cell table:style-name="Tableau6.C2" office:value-type="string">
            <text:p text:style-name="P323">Array</text:p>
          </table:table-cell>
        </table:table-row>
        <table:table-row>
          <table:table-cell table:style-name="Tableau6.A2" office:value-type="string">
            <text:p text:style-name="P382">prepIK(layers)</text:p>
          </table:table-cell>
          <table:table-cell table:style-name="Tableau6.A2" office:value-type="string">
            <text:p text:style-name="P553">Creates an <text:span text:style-name="T59">IKRig</text:span> object, automatically detecting each layer usage.</text:p>
          </table:table-cell>
          <table:table-cell table:style-name="Tableau6.C2" office:value-type="string">
            <text:p text:style-name="P324">IKRig object</text:p>
          </table:table-cell>
        </table:table-row>
        <table:table-row>
          <table:table-cell table:style-name="Tableau6.A2" office:value-type="string">
            <text:p text:style-name="P386">getControllers(layers)</text:p>
          </table:table-cell>
          <table:table-cell table:style-name="Tableau6.A2" office:value-type="string">
            <text:p text:style-name="P554">Gets the controllers created by Duik <text:span text:style-name="T334">found </text:span>in the Array or Collection</text:p>
          </table:table-cell>
          <table:table-cell table:style-name="Tableau6.C2" office:value-type="string">
            <text:p text:style-name="P332">Array of <text:span text:style-name="T129">Controller</text:span> objects</text:p>
          </table:table-cell>
        </table:table-row>
      </table:table>
      <text:p text:style-name="P290"/>
      <text:p text:style-name="P122">Duik.<text:span text:style-name="T95">utils.prepareProperty(property,isFX,index,depth,parentName)</text:span></text:p>
      <text:p text:style-name="P200"/>
      <text:p text:style-name="P200"><text:tab/><text:span text:style-name="T81">Prepare the given property to be rigged.</text:span></text:p>
      <text:p text:style-name="P200"><text:tab/><text:span text:style-name="T41">isFX</text:span><text:span text:style-name="T83">, </text:span><text:span text:style-name="T41">index</text:span><text:span text:style-name="T83">, </text:span><text:span text:style-name="T41">depth</text:span><text:span text:style-name="T83">, </text:span><text:span text:style-name="T41">parentName</text:span><text:span text:style-name="T83"> will be filled by the method with the values corresponding </text:span><text:soft-page-break/><text:span text:style-name="T83">to this property.</text:span></text:p>
      <text:p text:style-name="P200"><text:tab/><text:tab/></text:p>
      <text:p text:style-name="P200"><text:tab/>parameters:</text:p>
      <text:p text:style-name="P200"/>
      <text:p text:style-name="P200"><text:tab/><text:tab/><text:span text:style-name="T83">property</text:span> | <text:span text:style-name="T83">Property</text:span></text:p>
      <text:p text:style-name="P200"><text:tab/><text:tab/><text:span text:style-name="T83">isFX</text:span> | <text:span text:style-name="T83">boolean</text:span></text:p>
      <text:p text:style-name="P200"><text:tab/><text:tab/><text:span text:style-name="T84">index</text:span> | <text:span text:style-name="T84">integer</text:span></text:p>
      <text:p text:style-name="P200"><text:tab/><text:tab/><text:span text:style-name="T84">depth</text:span> | <text:span text:style-name="T84">integer</text:span></text:p>
      <text:p text:style-name="P200"><text:tab/><text:tab/><text:span text:style-name="T84">parentName</text:span> | <text:span text:style-name="T84">string</text:span></text:p>
      <text:p text:style-name="P200"><text:tab/><text:tab/><text:tab/><text:tab/></text:p>
      <text:p text:style-name="P200"><text:tab/>returns</text:p>
      <text:p text:style-name="P200"/>
      <text:p text:style-name="P201"><text:tab/><text:tab/>true if <text:span text:style-name="T82">property can set expression, false otherwise</text:span></text:p>
      <text:p text:style-name="P201"/>
      <text:p text:style-name="P123">Duik.<text:span text:style-name="T95">utils.getPropertyDimensions(property)</text:span></text:p>
      <text:p text:style-name="P202"/>
      <text:p text:style-name="P203"><text:tab/><text:span text:style-name="T94">Gets the dimensions of the property (1, 2 or 3), taking care of 2D layer positions (reported as 3D by AFX, but to be considdered as 2D)</text:span></text:p>
      <text:p text:style-name="P202"><text:tab/><text:tab/></text:p>
      <text:p text:style-name="P202"><text:tab/>parameters:</text:p>
      <text:p text:style-name="P202"/>
      <text:p text:style-name="P202"><text:tab/><text:tab/><text:span text:style-name="T83">property</text:span> | <text:span text:style-name="T83">Property</text:span></text:p>
      <text:p text:style-name="P202"><text:tab/><text:tab/><text:tab/><text:tab/></text:p>
      <text:p text:style-name="P202"><text:tab/>returns</text:p>
      <text:p text:style-name="P202"/>
      <text:p text:style-name="P204"><text:tab/><text:tab/><text:span text:style-name="T94">integer, number of dimensions</text:span></text:p>
      <text:p text:style-name="P204"/>
      <text:p text:style-name="P124">Duik.<text:span text:style-name="T96">utils.getLength(value1, value2)</text:span></text:p>
      <text:p text:style-name="P202"/>
      <text:p text:style-name="P205"><text:tab/><text:span text:style-name="T94">Gets the length between the values, whichever dimensions they are</text:span></text:p>
      <text:p text:style-name="P202"><text:tab/><text:tab/></text:p>
      <text:p text:style-name="P202"><text:tab/>parameters:</text:p>
      <text:p text:style-name="P202"/>
      <text:p text:style-name="P202"><text:tab/><text:tab/><text:span text:style-name="T97">value1</text:span> | <text:span text:style-name="T97">float or Array of float, first coordinates</text:span></text:p>
      <text:p text:style-name="P206"><text:tab/><text:tab/><text:span text:style-name="T97">value1</text:span> | <text:span text:style-name="T97">float or Array of float, second coordinates</text:span></text:p>
      <text:p text:style-name="P202"><text:tab/><text:tab/><text:tab/><text:tab/></text:p>
      <text:p text:style-name="P202"><text:tab/>returns</text:p>
      <text:p text:style-name="P202"/>
      <text:p text:style-name="P206"><text:tab/><text:tab/><text:span text:style-name="T94">float, length between the values</text:span></text:p>
      <text:p text:style-name="P202"/>
      <text:p text:style-name="P125">Duik.<text:span text:style-name="T98">utils.getAverageSpeed(layer, property)</text:span></text:p>
      <text:p text:style-name="P202"/>
      <text:p text:style-name="P207"><text:tab/><text:span text:style-name="T94">Gets the average speed of the animated property, between its first and last keyframe only.</text:span></text:p>
      <text:p text:style-name="P202"><text:tab/><text:tab/></text:p>
      <text:p text:style-name="P202"><text:tab/>parameters:</text:p>
      <text:p text:style-name="P202"/>
      <text:p text:style-name="P207"><text:tab/><text:tab/><text:span text:style-name="T98">layer | AVLayer of the property</text:span></text:p>
      <text:p text:style-name="P207"><text:span text:style-name="T83"><text:tab/><text:tab/>property</text:span> | <text:span text:style-name="T83">Property</text:span></text:p>
      <text:p text:style-name="P202"><text:tab/><text:tab/><text:tab/><text:tab/></text:p>
      <text:p text:style-name="P202"><text:tab/>returns</text:p>
      <text:p text:style-name="P202"/>
      <text:p text:style-name="P208"><text:tab/><text:tab/><text:span text:style-name="T94">float, average speed of the property</text:span></text:p>
      <text:p text:style-name="P202"><text:soft-page-break/></text:p>
      <text:p text:style-name="P126">Duik.<text:span text:style-name="T99">utils.addPseudoEffect(layer, pseudoEffectFileName)</text:span></text:p>
      <text:p text:style-name="P202"/>
      <text:p text:style-name="P209"><text:tab/><text:span text:style-name="T94">Adds a Duik predefined pseudo effect to the layer. The AFX preset file of the pseudo effect must be located in the same folder as libDuik.jsxinc and called « Duik_ » + pseudoEffectName + « .ffx ».</text:span></text:p>
      <text:p text:style-name="P303">In the preset, the effect must be called pseudoEffectName.</text:p>
      <text:p text:style-name="P202"><text:tab/><text:tab/></text:p>
      <text:p text:style-name="P202"><text:tab/>parameters:</text:p>
      <text:p text:style-name="P202"/>
      <text:p text:style-name="P202"><text:tab/><text:tab/><text:span text:style-name="T99">layer</text:span> | <text:span text:style-name="T99">AVLayer</text:span></text:p>
      <text:p text:style-name="P210"><text:tab/><text:tab/><text:span text:style-name="T99">pseudoEffectFileName</text:span> | <text:span text:style-name="T99">string, name of the file of the pseudo effect</text:span></text:p>
      <text:p text:style-name="P202"><text:tab/><text:tab/><text:tab/><text:tab/></text:p>
      <text:p text:style-name="P202"><text:tab/>returns</text:p>
      <text:p text:style-name="P202"/>
      <text:p text:style-name="P211"><text:tab/><text:tab/><text:span text:style-name="T94">Property, the effect added</text:span></text:p>
      <text:p text:style-name="P211"/>
      <text:p text:style-name="P127">Duik.<text:span text:style-name="T99">utils.getPuppetPins(effects)</text:span></text:p>
      <text:p text:style-name="P212"/>
      <text:p text:style-name="P212"><text:tab/><text:span text:style-name="T140">Recursive method to find all puppet pins on a given layer, even if there is more than one puppet effect. You must provide the effects PropertyGroup of the layer.</text:span></text:p>
      <text:p text:style-name="P212"><text:tab/><text:span text:style-name="T140">Example : var pins = Duik.utils.getPuppetPins(app.project.activeItem.layer(1)(« Effects »);</text:span></text:p>
      <text:p text:style-name="P212"><text:tab/><text:tab/></text:p>
      <text:p text:style-name="P212"><text:tab/>parameters:</text:p>
      <text:p text:style-name="P212"/>
      <text:p text:style-name="P212"><text:tab/><text:tab/><text:span text:style-name="T140">effects</text:span> | <text:span text:style-name="T140">PropertyGroup, the effects group of a layer</text:span></text:p>
      <text:p text:style-name="P212"><text:tab/><text:tab/><text:tab/><text:tab/></text:p>
      <text:p text:style-name="P212"><text:tab/>returns</text:p>
      <text:p text:style-name="P212"/>
      <text:p text:style-name="P212"><text:tab/><text:tab/><text:span text:style-name="T140">Array of Property, the puppet pins</text:span></text:p>
      <text:p text:style-name="P212"/>
      <text:p text:style-name="P128">Duik.<text:span text:style-name="T99">utils.getDistance(layer1,layer2)</text:span></text:p>
      <text:p text:style-name="P212"/>
      <text:p text:style-name="P212"><text:tab/><text:span text:style-name="T141">Measures distance between two layers, in pixels.</text:span></text:p>
      <text:p text:style-name="P212"><text:tab/><text:tab/></text:p>
      <text:p text:style-name="P212"><text:tab/>parameters:</text:p>
      <text:p text:style-name="P212"/>
      <text:p text:style-name="P212"><text:tab/><text:tab/><text:span text:style-name="T99">layer1</text:span> | <text:span text:style-name="T99">AVLayer</text:span></text:p>
      <text:p text:style-name="P213"><text:tab/><text:tab/><text:span text:style-name="T99">layer2</text:span> | <text:span text:style-name="T99">AVLayer</text:span></text:p>
      <text:p text:style-name="P212"><text:tab/><text:tab/><text:tab/><text:tab/></text:p>
      <text:p text:style-name="P212"><text:tab/>returns</text:p>
      <text:p text:style-name="P212"/>
      <text:p text:style-name="P212"><text:tab/><text:tab/><text:span text:style-name="T142">integer, distance in pixels</text:span></text:p>
      <text:p text:style-name="P212"/>
      <text:p text:style-name="P129">Duik.<text:span text:style-name="T99">utils.rigProperty(layer, prop, pseudoEffect)</text:span></text:p>
      <text:p text:style-name="P214"/>
      <text:p text:style-name="P214"><text:tab/><text:span text:style-name="T146">Performs some checks on the property and adds a pseudo effect on the layer.</text:span></text:p>
      <text:p text:style-name="P297"><text:tab/>The AFX preset file of the pseudo effect must be located in the same folder as libDuik.jsxinc and called « Duik_ » + pseudoEffectName + « .ffx ».</text:p>
      <text:p text:style-name="P215"><text:tab/><text:span text:style-name="T147">In the preset, the effect must be called pseudoEffectName.</text:span></text:p>
      <text:p text:style-name="P214"><text:tab/><text:tab/></text:p>
      <text:p text:style-name="P214"><text:tab/>parameters:</text:p>
      <text:p text:style-name="P214"><text:soft-page-break/></text:p>
      <text:p text:style-name="P214"><text:tab/><text:tab/><text:span text:style-name="T99">layer</text:span> | <text:span text:style-name="T99">AVLayer</text:span></text:p>
      <text:p text:style-name="P214"><text:tab/><text:tab/><text:span text:style-name="T146">prop</text:span> | <text:span text:style-name="T146">Property</text:span></text:p>
      <text:p text:style-name="P214"><text:tab/><text:tab/><text:span text:style-name="T146">pseudoEffect | file name of the pseudo effect</text:span></text:p>
      <text:p text:style-name="P214"><text:tab/><text:tab/><text:tab/><text:tab/></text:p>
      <text:p text:style-name="P214"><text:tab/>returns</text:p>
      <text:p text:style-name="P214"/>
      <text:p text:style-name="P214"><text:tab/><text:tab/><text:span text:style-name="T146">PropertyGroup, the effect added</text:span></text:p>
      <text:p text:style-name="P214"/>
      <text:p text:style-name="P130">Duik.<text:span text:style-name="T99">utils.deselectLayers()</text:span></text:p>
      <text:p text:style-name="P216"/>
      <text:p text:style-name="P216"><text:tab/><text:span text:style-name="T155">Deselects all layers</text:span></text:p>
      <text:p text:style-name="P216"><text:tab/><text:tab/><text:tab/><text:tab/><text:tab/></text:p>
      <text:p text:style-name="P216"><text:tab/>returns</text:p>
      <text:p text:style-name="P216"/>
      <text:p text:style-name="P216"><text:tab/><text:tab/><text:span text:style-name="T155">void</text:span></text:p>
      <text:p text:style-name="P216"/>
      <text:p text:style-name="P131">Duik.<text:span text:style-name="T99">utils.checkNames(comp)</text:span></text:p>
      <text:p text:style-name="P217"/>
      <text:p text:style-name="P217"><text:tab/><text:span text:style-name="T210">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17"/>
      <text:p text:style-name="P217"><text:tab/>parameters:</text:p>
      <text:p text:style-name="P217"/>
      <text:p text:style-name="P217"><text:tab/><text:tab/><text:span text:style-name="T211">comp</text:span> | <text:span text:style-name="T211">CompItem where are the layers which must be checked. Default: app.project.activeItem</text:span></text:p>
      <text:p text:style-name="P217"><text:tab/><text:tab/><text:tab/><text:tab/><text:tab/></text:p>
      <text:p text:style-name="P217"><text:tab/>returns</text:p>
      <text:p text:style-name="P217"/>
      <text:p text:style-name="P217"><text:tab/><text:tab/><text:span text:style-name="T210">true if any layer was renamed, false otherwise.</text:span></text:p>
      <text:p text:style-name="P217"/>
      <text:p text:style-name="P134">Duik.<text:span text:style-name="T99">utils.getItem(items, itemIndex)</text:span></text:p>
      <text:p text:style-name="P222"/>
      <text:p text:style-name="P222"><text:tab/><text:span text:style-name="T237">After effects sometimes uses its own Collection class, which is very similar to Arrays, but the first element of a Collection is at index 1 instead of 0 as in an Array.</text:span></text:p>
      <text:p text:style-name="P222"><text:tab/><text:span text:style-name="T237">This can make it difficult to write functions which will work both on Array or Collections.</text:span></text:p>
      <text:p text:style-name="P222"><text:tab/><text:span text:style-name="T237">Example:</text:span></text:p>
      <text:p text:style-name="P222"/>
      <text:p text:style-name="P599"/>
      <text:p text:style-name="P599"><text:tab/><text:span text:style-name="T242">function</text:span><text:span text:style-name="T50"> doSomethingOnLayers(layers) </text:span><text:span text:style-name="T56">{</text:span></text:p>
      <text:p text:style-name="P601"><text:tab/><text:tab/><text:span text:style-name="T239">for</text:span><text:span text:style-name="T237"> (i = 0 ; i &lt; layers.length ; i++) </text:span><text:span text:style-name="T221">{</text:span></text:p>
      <text:p text:style-name="P601"><text:span text:style-name="T237"><text:tab/><text:tab/><text:tab/></text:span><text:span text:style-name="T239">var</text:span><text:span text:style-name="T237"> layer = layers[i];</text:span></text:p>
      <text:p text:style-name="P601"><text:span text:style-name="T237"><text:tab/><text:tab/><text:tab/></text:span><text:span text:style-name="T245">//do something</text:span></text:p>
      <text:p text:style-name="P601"><text:span text:style-name="T237"><text:tab/><text:tab/></text:span><text:span text:style-name="T221">}</text:span></text:p>
      <text:p text:style-name="P601"><text:tab/><text:span text:style-name="T221">}</text:span></text:p>
      <text:p text:style-name="P601"/>
      <text:p text:style-name="P601"><text:tab/><text:span text:style-name="T245">//will work correctly, as selectedLayers is an Array beginning at index 0</text:span></text:p>
      <text:p text:style-name="P601"><text:tab/><text:span text:style-name="T237">doSomethingOnLayers(app.project.activeItem.selectedLayers);</text:span></text:p>
      <text:p text:style-name="P601"/>
      <text:p text:style-name="P601"><text:tab/><text:span text:style-name="T245"> //will not work, as layers is a LayerCollection beginning at index 1</text:span></text:p>
      <text:p text:style-name="P601"><text:tab/><text:span text:style-name="T237">doSomethingOnLayers(app.project.activeItem.layers);</text:span></text:p>
      <text:p text:style-name="P601"><text:soft-page-break/></text:p>
      <text:p text:style-name="P222"/>
      <text:p text:style-name="P311"><text:tab/>This method makes it possible to get an item both for an Array or a Collection, without knowing which type is given.</text:p>
      <text:p text:style-name="P311"/>
      <text:p text:style-name="P603"><text:tab/></text:p>
      <text:p text:style-name="P603"><text:span text:style-name="T238"><text:tab/>function</text:span> doSomethingOnLayers(layers) <text:span text:style-name="T219">{</text:span></text:p>
      <text:p text:style-name="P601"><text:tab/><text:tab/><text:span text:style-name="T239">for</text:span><text:span text:style-name="T237"> (i = 0 ; i &lt; layers.length ; i++) </text:span><text:span text:style-name="T221">{</text:span></text:p>
      <text:p text:style-name="P601"><text:span text:style-name="T237"><text:tab/><text:tab/><text:tab/></text:span><text:span text:style-name="T239">var</text:span><text:span text:style-name="T237"> layer = </text:span><text:span text:style-name="T248">Duik</text:span><text:span text:style-name="T237">.utils.getItem(layers,i);</text:span></text:p>
      <text:p text:style-name="P612"><text:tab/><text:tab/><text:tab/>//do something</text:p>
      <text:p text:style-name="P601"><text:span text:style-name="T237"><text:tab/><text:tab/></text:span><text:span text:style-name="T221">}</text:span></text:p>
      <text:p text:style-name="P601"><text:tab/><text:span text:style-name="T221">}</text:span></text:p>
      <text:p text:style-name="P601"/>
      <text:p text:style-name="P601"><text:tab/><text:span text:style-name="T245">//both will work correctly</text:span></text:p>
      <text:p text:style-name="P601"><text:tab/><text:span text:style-name="T237">doSomethingOnLayers(app.project.activeItem.selectedLayers); </text:span></text:p>
      <text:p text:style-name="P601"><text:tab/><text:span text:style-name="T237">doSomethingOnLayers(app.project.activeItem.layers);</text:span></text:p>
      <text:p text:style-name="P599"/>
      <text:p text:style-name="P222"><text:tab/>parameters:</text:p>
      <text:p text:style-name="P222"/>
      <text:p text:style-name="P222"><text:tab/><text:tab/><text:span text:style-name="T237">items</text:span> | <text:span text:style-name="T237">Array or Collection</text:span></text:p>
      <text:p text:style-name="P222"><text:tab/><text:tab/><text:span text:style-name="T237">itemIndex | int, index where the item must be found</text:span></text:p>
      <text:p text:style-name="P222"><text:tab/><text:tab/><text:tab/><text:tab/><text:tab/></text:p>
      <text:p text:style-name="P222"><text:tab/>returns</text:p>
      <text:p text:style-name="P222"/>
      <text:p text:style-name="P222"><text:tab/><text:tab/><text:span text:style-name="T237">Object, the item at itemIndex in items.</text:span></text:p>
      <text:p text:style-name="P222"/>
      <text:p text:style-name="P135">Duik.<text:span text:style-name="T99">utils.</text:span><text:span text:style-name="T270">getKey</text:span><text:span text:style-name="T268">(prop, keyIndex)</text:span></text:p>
      <text:p text:style-name="P223"/>
      <text:p text:style-name="P224"><text:tab/><text:span text:style-name="T294">Gets the keyframe at keyIndex on the property</text:span></text:p>
      <text:p text:style-name="P224"><text:tab/><text:span text:style-name="T295">see </text:span><text:span text:style-name="T64">KeyFrame object</text:span></text:p>
      <text:p text:style-name="P223"><text:tab/><text:tab/></text:p>
      <text:p text:style-name="P223"><text:tab/>parameters:</text:p>
      <text:p text:style-name="P223"/>
      <text:p text:style-name="P223"><text:tab/><text:tab/><text:span text:style-name="T296">prop</text:span> | <text:span text:style-name="T296">Property</text:span></text:p>
      <text:p text:style-name="P223"><text:tab/><text:tab/><text:span text:style-name="T296">keyIndex</text:span> | <text:span text:style-name="T296">int</text:span></text:p>
      <text:p text:style-name="P223"><text:tab/><text:tab/><text:tab/><text:tab/><text:tab/><text:tab/></text:p>
      <text:p text:style-name="P223"><text:tab/>returns</text:p>
      <text:p text:style-name="P223"/>
      <text:p text:style-name="P223"><text:tab/><text:tab/><text:span text:style-name="T295">KeyFrame object</text:span></text:p>
      <text:p text:style-name="P477"/>
      <text:p text:style-name="P377"><text:span text:style-name="T237">Duik.utils.</text:span>getPropertyAnims<text:span text:style-name="T293">(prop, selectedKeysOnly, startTime, endTime)</text:span></text:p>
      <text:p text:style-name="P377"/>
      <text:p text:style-name="P320"><text:tab/>Gets the keyframe animations on the child properties of the prop, if it's a PropertyGroup (recursive), or the animation of the prop if it's a Property, beginning at startTime and ending at endTime.</text:p>
      <text:p text:style-name="P225"><text:tab/><text:span text:style-name="T299">This is a recursive method.</text:span></text:p>
      <text:p text:style-name="P225"><text:tab/><text:span text:style-name="T295">see </text:span><text:span text:style-name="T65">PropertyAnim object</text:span></text:p>
      <text:p text:style-name="P225"><text:tab/><text:tab/></text:p>
      <text:p text:style-name="P225"><text:tab/>parameters:</text:p>
      <text:p text:style-name="P225"/>
      <text:p text:style-name="P225"><text:tab/><text:tab/><text:span text:style-name="T296">prop</text:span> | <text:span text:style-name="T296">PropertyBase</text:span></text:p>
      <text:p text:style-name="P225"><text:tab/><text:tab/><text:span text:style-name="T297">selectedKeysOnly</text:span> | <text:span text:style-name="T297">boolean</text:span></text:p>
      <text:p text:style-name="P225"><text:soft-page-break/><text:tab/><text:tab/><text:span text:style-name="T297">startTime | float</text:span></text:p>
      <text:p text:style-name="P225"><text:tab/><text:tab/><text:span text:style-name="T297">endTime | float</text:span></text:p>
      <text:p text:style-name="P225"><text:tab/><text:tab/><text:tab/><text:tab/><text:tab/><text:tab/></text:p>
      <text:p text:style-name="P225"><text:tab/>returns</text:p>
      <text:p text:style-name="P225"/>
      <text:p text:style-name="P427"><text:tab/><text:tab/><text:span text:style-name="T298">Array of PropertyAnim objects</text:span></text:p>
      <text:p text:style-name="P369"/>
      <text:p text:style-name="P377"><text:span text:style-name="T237">Duik.utils.</text:span>getPropertyAnim<text:span text:style-name="T293">(prop, selectedKeysOnly, startTime, endTime)</text:span></text:p>
      <text:p text:style-name="P377"/>
      <text:p text:style-name="P555"><text:tab/>Gets the keyframe animation of the Property</text:p>
      <text:p text:style-name="P226"><text:tab/><text:span text:style-name="T295">see </text:span><text:span text:style-name="T65">PropertyAnim object</text:span></text:p>
      <text:p text:style-name="P226"><text:tab/><text:tab/></text:p>
      <text:p text:style-name="P226"><text:tab/>parameters:</text:p>
      <text:p text:style-name="P226"/>
      <text:p text:style-name="P226"><text:tab/><text:tab/><text:span text:style-name="T296">prop</text:span> | <text:span text:style-name="T296">Property</text:span></text:p>
      <text:p text:style-name="P226"><text:tab/><text:tab/><text:span text:style-name="T297">selectedKeysOnly</text:span> | <text:span text:style-name="T297">boolean</text:span></text:p>
      <text:p text:style-name="P226"><text:tab/><text:tab/><text:span text:style-name="T297">startTime | float</text:span></text:p>
      <text:p text:style-name="P226"><text:tab/><text:tab/><text:span text:style-name="T297">endTime | float</text:span></text:p>
      <text:p text:style-name="P226"><text:tab/><text:tab/><text:tab/><text:tab/><text:tab/><text:tab/></text:p>
      <text:p text:style-name="P226"><text:tab/>returns</text:p>
      <text:p text:style-name="P226"/>
      <text:p text:style-name="P428"><text:tab/><text:tab/><text:span text:style-name="T298">PropertyAnim object</text:span></text:p>
      <text:p text:style-name="P377"/>
      <text:p text:style-name="P377"><text:span text:style-name="T237">Duik.utils.</text:span>setPropertyAnim<text:span text:style-name="T293">(prop, propAnim, startTime)</text:span></text:p>
      <text:p text:style-name="P377"/>
      <text:p text:style-name="P436"><text:tab/>Sets the animation on the property, beginning at startTime</text:p>
      <text:p text:style-name="P227"><text:span text:style-name="T295"><text:tab/>see </text:span><text:span text:style-name="T65">PropertyAnim object</text:span></text:p>
      <text:p text:style-name="P227"><text:tab/><text:tab/></text:p>
      <text:p text:style-name="P227"><text:tab/>parameters:</text:p>
      <text:p text:style-name="P227"/>
      <text:p text:style-name="P227"><text:tab/><text:tab/><text:span text:style-name="T296">prop</text:span> | <text:span text:style-name="T296">PropertyBase</text:span></text:p>
      <text:p text:style-name="P228"><text:tab/><text:tab/><text:span text:style-name="T268">propAnim</text:span> | <text:span text:style-name="T300">PropertyAnim object</text:span></text:p>
      <text:p text:style-name="P227"><text:tab/><text:tab/><text:span text:style-name="T297">startTime | float</text:span></text:p>
      <text:p text:style-name="P227"><text:tab/><text:tab/><text:tab/><text:tab/><text:tab/><text:tab/></text:p>
      <text:p text:style-name="P227"><text:tab/>returns</text:p>
      <text:p text:style-name="P227"/>
      <text:p text:style-name="P429"><text:tab/><text:tab/><text:span text:style-name="T301">boolean, true if succeeded.</text:span></text:p>
      <text:p text:style-name="P377"/>
      <text:p text:style-name="P377"><text:span text:style-name="T237">Duik.utils.</text:span>addKey<text:span text:style-name="T293">(prop,key, startTime)</text:span></text:p>
      <text:p text:style-name="P377"/>
      <text:p text:style-name="P437"><text:tab/>Adds a keyframe on the property. You can offset the time by setting startTime</text:p>
      <text:p text:style-name="P229"><text:span text:style-name="T295"><text:tab/>see </text:span><text:span text:style-name="T64">KeyFrame</text:span><text:span text:style-name="T65"> object</text:span></text:p>
      <text:p text:style-name="P229"><text:tab/><text:tab/></text:p>
      <text:p text:style-name="P229"><text:tab/>parameters:</text:p>
      <text:p text:style-name="P229"/>
      <text:p text:style-name="P229"><text:tab/><text:tab/><text:span text:style-name="T296">prop</text:span> | <text:span text:style-name="T296">PropertyBase</text:span></text:p>
      <text:p text:style-name="P229"><text:tab/><text:tab/><text:span text:style-name="T271">key</text:span> | <text:span text:style-name="T302">KeyFrame object</text:span></text:p>
      <text:p text:style-name="P229"><text:tab/><text:tab/><text:span text:style-name="T297">startTime | float, default: 0</text:span></text:p>
      <text:p text:style-name="P229"><text:tab/><text:tab/><text:tab/><text:tab/><text:tab/><text:tab/></text:p>
      <text:p text:style-name="P229"><text:tab/>returns</text:p>
      <text:p text:style-name="P229"/>
      <text:p text:style-name="P430"><text:tab/><text:tab/><text:span text:style-name="T302">void</text:span></text:p>
      <text:p text:style-name="P377"><text:soft-page-break/></text:p>
      <text:p text:style-name="P377"><text:span text:style-name="T237">Duik.utils.</text:span>getFirstKeyTime<text:span text:style-name="T293">(prop)</text:span></text:p>
      <text:p text:style-name="P377"/>
      <text:p text:style-name="P556"><text:tab/>Gets the time of the first key on the property.</text:p>
      <text:p text:style-name="P230"><text:tab/><text:tab/></text:p>
      <text:p text:style-name="P230"><text:tab/>parameters:</text:p>
      <text:p text:style-name="P230"/>
      <text:p text:style-name="P230"><text:tab/><text:tab/><text:span text:style-name="T296">prop</text:span> | <text:span text:style-name="T296">Property</text:span></text:p>
      <text:p text:style-name="P230"><text:tab/><text:tab/><text:tab/><text:tab/><text:tab/><text:tab/></text:p>
      <text:p text:style-name="P230"><text:tab/>returns</text:p>
      <text:p text:style-name="P230"/>
      <text:p text:style-name="P431"><text:tab/><text:tab/><text:span text:style-name="T303">float</text:span></text:p>
      <text:p text:style-name="P377"/>
      <text:p text:style-name="P377"><text:span text:style-name="T237">Duik.utils.has</text:span>SelectedKeys<text:span text:style-name="T293">(prop)</text:span></text:p>
      <text:p text:style-name="P377"/>
      <text:p text:style-name="P557"><text:tab/>Checks if the properties has keyframes which are selected.</text:p>
      <text:p text:style-name="P231"><text:tab/><text:tab/></text:p>
      <text:p text:style-name="P231"><text:tab/>parameters:</text:p>
      <text:p text:style-name="P231"/>
      <text:p text:style-name="P231"><text:tab/><text:tab/><text:span text:style-name="T296">prop</text:span> | <text:span text:style-name="T296">Property</text:span></text:p>
      <text:p text:style-name="P231"><text:tab/><text:tab/><text:tab/><text:tab/><text:tab/><text:tab/></text:p>
      <text:p text:style-name="P231"><text:tab/>returns</text:p>
      <text:p text:style-name="P231"/>
      <text:p text:style-name="P432"><text:tab/><text:tab/><text:span text:style-name="T304">boolean</text:span></text:p>
      <text:p text:style-name="P432"/>
      <text:p text:style-name="P383">Duik.utils.convertCollectionToArray(collection)</text:p>
      <text:p text:style-name="P378"/>
      <text:p text:style-name="P558"><text:tab/><text:span text:style-name="T309">Converts the given Collection to an array. If the parameter is already an Array, returns a copy of it.</text:span></text:p>
      <text:p text:style-name="P232"><text:tab/><text:tab/></text:p>
      <text:p text:style-name="P232"><text:tab/>parameters:</text:p>
      <text:p text:style-name="P232"/>
      <text:p text:style-name="P232"><text:tab/><text:tab/><text:span text:style-name="T311">collection</text:span> | <text:span text:style-name="T312">Collection or Array</text:span></text:p>
      <text:p text:style-name="P232"><text:tab/><text:tab/><text:tab/><text:tab/><text:tab/><text:tab/></text:p>
      <text:p text:style-name="P232"><text:tab/>returns</text:p>
      <text:p text:style-name="P232"/>
      <text:p text:style-name="P433"><text:tab/><text:tab/><text:span text:style-name="T312">Array</text:span></text:p>
      <text:p text:style-name="P433"/>
      <text:p text:style-name="P384">Duik.utils.prepIK(layers)</text:p>
      <text:p text:style-name="P379"/>
      <text:p text:style-name="P559"><text:tab/><text:span text:style-name="T310">Creates an </text:span><text:span text:style-name="T66">IKRig</text:span><text:span text:style-name="T310"> object, automatically detecting each layer usage.</text:span></text:p>
      <text:p text:style-name="P559"><text:tab/><text:span text:style-name="T314">The detection checks the hierarchy of the layers to find each layer usage.</text:span></text:p>
      <text:p text:style-name="P559"><text:tab/><text:span text:style-name="T314">If the detection fails, the IKRig object is created using the order of the layers in the Array or LayerCollection: the first are the layers, beginning by the last child, the last one is the controller.</text:span></text:p>
      <text:p text:style-name="P559"><text:tab/><text:span text:style-name="T314">Goal layers are detected by measuring the distance between the last child of the chain and the controller: goal layers and controllers should be at the same place.</text:span></text:p>
      <text:p text:style-name="P559"><text:tab/><text:span text:style-name="T315">See </text:span><text:span text:style-name="T67">IKRig object</text:span><text:span text:style-name="T315">.</text:span></text:p>
      <text:p text:style-name="P233"><text:tab/><text:tab/></text:p>
      <text:p text:style-name="P233"><text:tab/>parameters:</text:p>
      <text:p text:style-name="P233"/>
      <text:p text:style-name="P233"><text:tab/><text:tab/><text:span text:style-name="T313">layers</text:span> | <text:span text:style-name="T313">Array of AVLayers or LayerCollection</text:span></text:p>
      <text:p text:style-name="P233"><text:tab/><text:tab/><text:tab/><text:tab/><text:tab/><text:tab/></text:p>
      <text:p text:style-name="P233"><text:soft-page-break/><text:tab/>returns</text:p>
      <text:p text:style-name="P233"/>
      <text:p text:style-name="P434"><text:tab/><text:tab/><text:span text:style-name="T314">IKRig object</text:span></text:p>
      <text:p text:style-name="P434"/>
      <text:p text:style-name="P385">Duik.utils.<text:span text:style-name="T336">getControllers</text:span>(layers)</text:p>
      <text:p text:style-name="P380"/>
      <text:p text:style-name="P560"><text:tab/><text:span text:style-name="T333">Gets the controllers created by Duik found in the Array or LayerCollection. If the Array or the LayerCollection are empty, or if not provided, gets the controllers found in the active comp.</text:span></text:p>
      <text:p text:style-name="P560"><text:tab/><text:span text:style-name="T338">See </text:span><text:span text:style-name="T70">Controller object</text:span><text:span text:style-name="T338">.</text:span></text:p>
      <text:p text:style-name="P235"><text:tab/><text:tab/></text:p>
      <text:p text:style-name="P235"><text:tab/>parameters:</text:p>
      <text:p text:style-name="P235"/>
      <text:p text:style-name="P235"><text:tab/><text:tab/><text:span text:style-name="T313">layers</text:span> | <text:span text:style-name="T313">Array of AVLayers or LayerCollection</text:span></text:p>
      <text:p text:style-name="P235"><text:tab/><text:tab/><text:tab/><text:tab/><text:tab/><text:tab/></text:p>
      <text:p text:style-name="P235"><text:tab/>returns</text:p>
      <text:p text:style-name="P235"/>
      <text:p text:style-name="P435"><text:tab/><text:tab/><text:span text:style-name="T337">Array of Controller 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4-02T21:46:31.341000000</dc:date>
    <meta:editing-duration>PT15H1M46S</meta:editing-duration>
    <meta:editing-cycles>482</meta:editing-cycles>
    <meta:document-statistic meta:table-count="22" meta:image-count="0" meta:object-count="0" meta:page-count="35" meta:paragraph-count="1337" meta:word-count="5585" meta:character-count="41898" meta:non-whitespace-character-count="36609"/>
  </office:meta>
</office:document-meta>
</file>